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2" style:family="table-cell" style:parent-style-name="Default">
      <style:table-cell-properties fo:wrap-option="wrap"/>
    </style:style>
    <style:style style:name="ce23" style:family="table-cell" style:parent-style-name="Default">
      <style:table-cell-properties fo:wrap-option="wrap"/>
      <style:text-properties fo:font-size="15pt" style:font-size-asian="15pt" style:font-size-complex="15pt"/>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font-name="Liberation Serif" style:font-name-complex="Noto Sans Arabic"/>
    </style:style>
    <style:style style:name="ce34" style:family="table-cell" style:parent-style-name="Default">
      <style:table-cell-properties style:text-align-source="fix" style:repeat-content="false" fo:wrap-option="wrap"/>
      <style:paragraph-properties fo:text-align="start" fo:margin-left="0in"/>
      <style:text-properties fo:font-weight="normal" style:font-weight-asian="normal" style:font-weight-complex="normal"/>
    </style:style>
    <style:style style:name="ce46"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47" style:family="table-cell" style:parent-style-name="Default">
      <style:table-cell-properties style:text-align-source="fix" style:repeat-content="false" fo:wrap-option="wrap"/>
      <style:paragraph-properties fo:text-align="start" fo:margin-left="0in"/>
    </style:style>
    <style:style style:name="ce48" style:family="table-cell" style:parent-style-name="Default">
      <style:table-cell-properties style:text-align-source="fix" style:repeat-content="false"/>
      <style:paragraph-properties fo:text-align="start" fo:margin-left="0in"/>
      <style:text-properties style:font-name="Liberation Serif" style:font-name-complex="Noto Sans Arabic"/>
    </style:style>
    <style:style style:name="ce49"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50" style:family="table-cell" style:parent-style-name="Footnote">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51" style:family="table-cell" style:parent-style-name="Default">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52" style:family="table-cell" style:parent-style-name="Footnote">
      <style:table-cell-properties style:text-align-source="fix" style:repeat-content="false" fo:wrap-option="wrap"/>
      <style:paragraph-properties fo:text-align="start" fo:margin-left="0in"/>
    </style:style>
    <style:style style:name="ce53" style:family="table-cell" style:parent-style-name="Footnote">
      <style:table-cell-properties fo:wrap-option="wrap"/>
      <style:text-properties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2"/>
        <table:table-column table:style-name="co2" table:default-cell-style-name="Default"/>
        <table:table-column table:style-name="co3" table:default-cell-style-name="ce2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2"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23" office:value-type="string" calcext:value-type="string">
            <text:p>("intelligent agent" OR "intelligent agents" OR "cognitive agent" OR "cognitive agents" OR "multiagent" OR "multi agent") &amp;  "behavioral economics"</text:p>
            <text:p/>
          </table:table-cell>
          <table:table-cell table:style-name="ce23"/>
          <table:table-cell table:style-name="ce24" table:number-columns-repeated="1021"/>
        </table:table-row>
        <table:table-row table:style-name="ro2">
          <table:table-cell table:style-name="Default" office:value-type="float" office:value="2" calcext:value-type="float">
            <text:p>2</text:p>
          </table:table-cell>
          <table:table-cell table:style-name="ce23" office:value-type="string" calcext:value-type="string">
            <text:p>("intelligent agent" OR "intelligent agents" OR "cognitive agent" OR "cognitive agents" OR "multiagent" OR "multi agent") &amp; "behavioral finance"</text:p>
            <text:p/>
          </table:table-cell>
          <table:table-cell table:style-name="ce23"/>
          <table:table-cell table:style-name="ce24"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26"/>
        <table:table-column table:style-name="co21" table:default-cell-style-name="ce26"/>
        <table:table-column table:style-name="co22" table:default-cell-style-name="ce26"/>
        <table:table-column table:style-name="co23" table:default-cell-style-name="ce26"/>
        <table:table-column table:style-name="co24" table:default-cell-style-name="ce2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29" table:number-columns-repeated="2" table:default-cell-style-name="ce26"/>
        <table:table-column table:style-name="co30" table:default-cell-style-name="ce26"/>
        <table:table-column table:style-name="co31" table:default-cell-style-name="ce26"/>
        <table:table-column table:style-name="co32" table:default-cell-style-name="ce26"/>
        <table:table-column table:style-name="co33" table:default-cell-style-name="ce26"/>
        <table:table-column table:style-name="co34" table:default-cell-style-name="ce26"/>
        <table:table-column table:style-name="co35" table:default-cell-style-name="ce26"/>
        <table:table-column table:style-name="co36" table:default-cell-style-name="ce26"/>
        <table:table-column table:style-name="co37" table:default-cell-style-name="ce26"/>
        <table:table-column table:style-name="co29" table:default-cell-style-name="ce26"/>
        <table:table-column table:style-name="co38" table:default-cell-style-name="ce26"/>
        <table:table-column table:style-name="co39" table:number-columns-repeated="1003" table:default-cell-style-name="ce26"/>
        <table:table-row table:style-name="ro4">
          <table:table-cell table:style-name="ce25" office:value-type="string" calcext:value-type="string">
            <text:p>Position of the paper in the list of papers returned by the query</text:p>
          </table:table-cell>
          <table:table-cell table:style-name="ce25" office:value-type="string" calcext:value-type="string">
            <text:p>Family names of the authors</text:p>
          </table:table-cell>
          <table:table-cell table:style-name="ce25" office:value-type="string" calcext:value-type="string">
            <text:p>Number of the authors</text:p>
          </table:table-cell>
          <table:table-cell table:style-name="ce25" office:value-type="string" calcext:value-type="string">
            <text:p>Title</text:p>
          </table:table-cell>
          <table:table-cell table:style-name="ce25" office:value-type="string" calcext:value-type="string">
            <text:p>Cut and paste of the paper’s abstract</text:p>
          </table:table-cell>
          <table:table-cell table:style-name="ce25" office:value-type="string" calcext:value-type="string">
            <text:p>Publication year</text:p>
          </table:table-cell>
          <table:table-cell table:style-name="ce25" office:value-type="string" calcext:value-type="string">
            <text:p>Venue (name of the journal or name of the conference)</text:p>
          </table:table-cell>
          <table:table-cell table:style-name="ce25" office:value-type="string" calcext:value-type="string">
            <text:p>Bibtex DBLP</text:p>
          </table:table-cell>
          <table:table-cell table:style-name="ce25" office:value-type="string" calcext:value-type="string">
            <text:p>bibtex xource</text:p>
          </table:table-cell>
          <table:table-cell table:style-name="ce25" office:value-type="string" calcext:value-type="string">
            <text:p>Bibtex </text:p>
          </table:table-cell>
          <table:table-cell table:style-name="ce25" office:value-type="string" calcext:value-type="string">
            <text:p>URL of the pdf file</text:p>
          </table:table-cell>
          <table:table-cell table:style-name="ce25" office:value-type="string" calcext:value-type="string">
            <text:p>Are the agents implemented? (YES or NO)</text:p>
          </table:table-cell>
          <table:table-cell table:style-name="ce25" office:value-type="string" calcext:value-type="string">
            <text:p>If the agents are implemented, in which language/framework? (for example, JADE, Jason, NetLogo, Python….)</text:p>
          </table:table-cell>
          <table:table-cell table:style-name="ce25" office:value-type="string" calcext:value-type="string">
            <text:p>If the agents are implemented, is the code available online? (if yes, put the url of the code, otherwise write no)</text:p>
          </table:table-cell>
          <table:table-cell table:style-name="ce25" office:value-type="string" calcext:value-type="string">
            <text:p>Name of the Agent</text:p>
          </table:table-cell>
          <table:table-cell table:style-name="ce25" office:value-type="string" calcext:value-type="string">
            <text:p>Features of the Agent</text:p>
          </table:table-cell>
          <table:table-cell table:style-name="ce25" office:value-type="string" calcext:value-type="string">
            <text:p>Does The paper discuss any implementations of other Agents</text:p>
          </table:table-cell>
          <table:table-cell table:style-name="ce25" office:value-type="string" calcext:value-type="string">
            <text:p>If implemented list agent Name and platform they are developed on along with source code and features</text:p>
          </table:table-cell>
          <table:table-cell table:style-name="ce25" office:value-type="string" calcext:value-type="string">
            <text:p>Are the agents discussed rational</text:p>
          </table:table-cell>
          <table:table-cell table:style-name="ce25" office:value-type="string" calcext:value-type="string">
            <text:p>Approach to develop the MAS</text:p>
          </table:table-cell>
          <table:table-cell table:style-name="ce25" office:value-type="string" calcext:value-type="string">
            <text:p>References</text:p>
          </table:table-cell>
          <table:table-cell table:style-name="ce25"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table:style-name="ce47" office:value-type="string" calcext:value-type="string">
            <text:p>Yes, the paper discusses the implementation of several types of agents within the CODAGE model. These agents include:</text:p>
            <text:p/>
            <text:p>1. Perception Agent (PER): Responsible for importing information from the environment.</text:p>
            <text:p>2. Egocentric Agent (EGO): Enhances the salience of facts and actions involving the macro-agent.</text:p>
            <text:p>3. World Rules Agent (WRU): Contains knowledge about the rules and constraints within the environment.</text:p>
            <text:p>4. Expertise Agent (EXP): Contains domain-specific heuristics and strategies for decision-making.</text:p>
            <text:p>5. Anchoring Agent (ANC): Provides anchoring values used as reference points.</text:p>
            <text:p>6. Uncertainty Agent (UNC): Encodes uncertainty of information in the decision-making process.</text:p>
            <text:p>7. Decision Agent (DEC): Monitors the decision tree and implements the search for dominance.</text:p>
            <text:p/>
            <text:p>These agents collectively contribute to the decision-making process within the CODAGE model, each performing specific subprocesses essential for decision-making in various contexts.</text:p>
          </table:table-cell>
          <table:table-cell table:style-name="ce48" office:value-type="string" calcext:value-type="string">
            <text:p>The paper does not provide specific information about the platform or programming language used for implementing the agents within the CODAGE model, nor does it mention the availability of the source code or specific features of each agent. However, it describes the agents and their roles in the decision-making process. If you're interested in implementing similar agents, you may need to refer to existing multi-agent system frameworks or develop your own based on the conceptual descriptions provided in the paper.</text:p>
          </table:table-cell>
          <table:table-cell office:value-type="string" calcext:value-type="string">
            <text:p>Yes, the agents discussed in the paper are rational in the sense that they aim to maximize their profits in the simulated financial market. They engage in decision-making processes based on available information and heuristics to make choices that lead to favorable outcomes in terms of trading shares.</text:p>
          </table:table-cell>
          <table:table-cell table:style-name="ce47" office:value-type="string" calcext:value-type="string">
            <text:p>Top-Down Design: The paper starts with a high-level conceptual framework of CODAGE, providing an overview of its theoretical underpinnings and architectural design as a multi-agent system. This approach allows readers to understand the framework comprehensively before delving into implementation details.</text:p>
            <text:p>Psychological Theory Integration: CODAGE integrates insights from psychological theories of decision-making, which inform the design of its cognitive mechanisms. This indicates a top-down approach driven by theoretical principles, where the framework's design is guided by established psychological theories.</text:p>
            <text:p>Iterative Refinement: While the paper may not explicitly mention iterative refinement, it's implied that the development process likely involves iterations and refinements based on empirical validation and feedback. This iterative process allows for continuous improvement of the framework, aligning with a top-down approach that starts with overarching principles and iteratively refines specific components.</text:p>
            <text:p>Simulation-Based Validation: The validation of CODAGE involves simulations and experiments to assess its effectiveness in replicating human decision-making behaviors. This validation process typically begins with high-level simulations to test the overall framework's performance before refining specific components, which is consistent with a top-down approach.</text:p>
            <text:p/>
          </table:table-cell>
          <table:table-cell table:style-name="ce47"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text:a xlink:href="mailto:Samuel.Thiriot@francetelecom.com" xlink:type="simple">Samuel.Thiriot@francetelecom.com</text:a></text:p>
            <text:p/>
            <text:p>Biais et al., 2005: This reference describes an experimental financial market used as the basis for validation of the CODAGE model.</text:p>
            <text:p>Gode and Sunder, 1993: This reference likely discusses Zero-Intelligence traders, which is relevant to the discussion on different reasoning models implemented in CODAGE.</text:p>
            <text:p>Anderson et al., 2004: This reference might be related to the computational models ACT-R, which is mentioned in the context of decision-making.</text:p>
            <text:p>Laird et al., 1987: This reference could be associated with the SOAR computational model, mentioned in the discussion on decision-making models.</text:p>
            <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office:value-type="string" calcext:value-type="string">
            <text:p>book</text:p>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office:value-type="string" calcext:value-type="string">
            <text:p>na</text:p>
          </table:table-cell>
          <table:table-cell office:value-type="string" calcext:value-type="string">
            <text:p><text:a xlink:href="https://www.sciencedirect.com/science/article/abs/pii/S0020025506002301" xlink:type="simple">https://www.sciencedirect.com/science/article/abs/pii/S0020025506002301</text:a></text:p>
          </table:table-cell>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table:style-name="ce47" office:value-type="string" calcext:value-type="string">
            <text:p>Electricity Market Complex Adaptive System (EMCAS) built on Recur-</text:p>
            <text:p>sive Agent Simulation Toolkit (Repast)</text:p>
            <text:p>Source code:</text:p>
            <text:p><text:a xlink:href="https://ceeesa.es.anl.gov/projects/emcas.html" xlink:type="simple">https://ceeesa.es.anl.gov/projects/emcas.html</text:a>   </text:p>
            <text:p>Developed by the Argonne National Laboratory. EMCAS is used to simulate the electricity market, particularly in the context of transitions from centrally regulated markets to decentralized ones. The purpose of EMCAS is to evaluate the effects of new regulatory structures and market deregulation before their actual implementation. The paper also notes that EMCAS is implemented using the Recursive Agent Simulation Toolkit (Repast), which is a specialized tool for developing agent-based simulation models.</text:p>
          </table:table-cell>
          <table:table-cell office:value-type="string" calcext:value-type="string">
            <text:p>Yes, the paper discusses different types of agents, including zero-intelligent (ZI) agents, reinforcement and belief learning agents, and evolutionary algorithms. Among these, the simplest type of learning agent studied is the ZI Plus (ZIP) agents. These agents are introduced to improve market efficiency compared to zero-intelligent agents. Additionally, the paper mentions the introduction of speculators into standard double-auction markets, which affects the behavior of ZIP traders and can impact market efficiency. Overall, while the agents may have varying levels of sophistication in their decision-making processes, they are designed to learn and adapt their strategies over time.</text:p>
          </table:table-cell>
          <table:table-cell table:style-name="ce47" office:value-type="string" calcext:value-type="string">
            <text:p> 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ext:p><text:span text:style-name="T1">The approach described in the paper involves using agent-based computational models to study market dynamics. This approach encompasses several steps:</text:span></text:p>
            <text:p/>
            <text:p><text:span text:style-name="T1">1. **Agent Engineering**: This involves categorizing the agent-based models into different classes, such as zero-intelligent agents, reinforcement learning agents, belief learning agents, and evolutionary algorithms. These classes represent different approaches to agent design and learning.</text:span></text:p>
            <text:p/>
            <text:p><text:span text:style-name="T1">2. **Zero-Intelligent Agents (ZI)**: Initially, the models may start with zero-intelligent agents, which are relatively simple agents that do not adapt their strategies based on past experiences or information. These agents serve as benchmarks for more advanced agent-based models.</text:span></text:p>
            <text:p/>
            <text:p><text:span text:style-name="T1">3. **Learning Agents**: To improve market efficiency, agents are designed to learn and adapt their strategies over time. This can involve reinforcement learning, belief learning, or evolutionary algorithms, where agents adjust their behavior based on feedback from the environment or interactions with other agents.</text:span></text:p>
            <text:p/>
            <text:p><text:span text:style-name="T1">4. **Market Dynamics Simulation**: The designed agents are then implemented in computational models to simulate market dynamics. These simulations help researchers understand how different agent strategies and market conditions interact to influence overall market outcomes.</text:span></text:p>
            <text:p/>
            <text:p><text:span text:style-name="T1">5. **Policy Design and Evaluation**: Agent-based models can also be used to evaluate different policy designs and regulatory structures. By simulating various scenarios, policymakers can assess the potential impact of proposed policies before implementing them in the real world.</text:span></text:p>
            <text:p/>
            <text:p><text:span text:style-name="T1">Overall, the approach involves iteratively designing, implementing, and evaluating agent-based models to study market behavior and inform policy decisions.</text:span>.</text:p>
          </table:table-cell>
          <table:table-cell table:style-name="ce47" office:value-type="string" calcext:value-type="string">
            <text:p><text:a xlink:href="https://ceeesa.es.anl.gov/projects/emcas.html" xlink:type="simple">https://ceeesa.es.anl.gov/projects/emcas.html</text:a></text:p>
            <text:p/>
            <text:p>Gode, D., &amp; Sunder, S. (1993). Allocative efficiency of markets with zero intelligence traders: Market as a partial substitute for individual rationality. Journal of Political Economy, 101(1), 119-137.</text:p>
            <text:p>This paper introduces the concept of zero-intelligent agents and their role in market dynamics.</text:p>
            <text:p>Wu, Y., &amp; Bhattacharyya, S. (2003). Market Efficiency and Speculation: A Multi-Agent System Analysis. In Proceedings of the 7th International Conference on Information Systems Analysis and Synthesis (pp. 125-130).</text:p>
            <text:p>This paper explores the impact of speculation on market efficiency using multi-agent system analysis.</text:p>
            <text:p>North, M. J. (2002). Multi-agent modeling and simulation: An interdisciplinary review. Journal of Simulation, 2(2), 131-144.</text:p>
            <text:p>This review paper provides an overview of multi-agent modeling and simulation techniques, which are relevant to understanding agent behavior in economic contexts.</text:p>
            <text:p>Boyle, R. (2003). Agent-Based Models and the UK Criminal Justice System. In Proceedings of the 7th International Conference on Information Systems Analysis and Synthesis (pp. 264-269).</text:p>
            <text:p>This paper discusses the application of agent-based models to study the UK criminal justice system, which involves designing agents to represent various actors within the system.</text:p>
            <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Yes</text:p>
          </table:table-cell>
          <table:table-cell office:value-type="string" calcext:value-type="string">
            <text:p>na</text:p>
          </table:table-cell>
          <table:table-cell office:value-type="string" calcext:value-type="string">
            <text:p>no</text:p>
          </table:table-cell>
          <table:table-cell table:number-columns-repeated="2" office:value-type="string" calcext:value-type="string">
            <text:p>na</text:p>
          </table:table-cell>
          <table:table-cell table:style-name="ce48" office:value-type="string" calcext:value-type="string">
            <text:p>Yes, the paper discusses implementations of other agents within the context of agent-based computational economics (ACE). It mentions agent-based financial market models as an example, indicating that such models involve agents trading on the basis of beliefs rather than preferences. Additionally, it discusses the application of agent computing techniques within economics, highlighting the emergence of agent-based computational economics as a field that systematically moves away from neoclassical assumptions toward more descriptive realism. This suggests that various types of agents are implemented in economic models to represent different behaviors and decision-making processes.</text:p>
          </table:table-cell>
          <table:table-cell table:style-name="ce48" office:value-type="string" calcext:value-type="string">
            <text:p>conceptual framework and methodology of agent-based computational economics (ACE), highlighting the use of agent-based models (ABMs) to represent economic systems and behaviors. While it discusses the theoretical aspects and potential applications of ACE, it does not delve into specific implementations or provide code examples.</text:p>
          </table:table-cell>
          <table:table-cell office:value-type="string" calcext:value-type="string">
            <text:p>Yes, the agents discussed in the paper are characterized as bounded rational, meaning they make decisions based on limited information and computational resources. They act purposefully to improve their welfare locally but may not always make globally optimal decisions. This notion of bounded rationality aligns with the complexity of real-world economic systems, where agents face uncertainty and incomplete information.</text:p>
          </table:table-cell>
          <table:table-cell table:style-name="Default" office:value-type="string" calcext:value-type="string">
            <text:p>The approach to develop Multi-Agent Systems (MAS) discussed in the paper involves utilizing concepts from Distributed Artificial Intelligence (DAI) and complexity theory. MAS development involves building many small, smart components where higher performance emerges from interactions among these components. This approach focuses on bottom-up emergence rather than a top-down design. MAS is implemented using object-oriented programming techniques, allowing each agent to have a well-defined sense of self-interest. The development approach is influenced by the idea of "simple components, complex systems," which underpins complexity theory. Early models in this domain include cellular automata (CA) but have evolved into more sophisticated MAS perspectives. MAS models are used to represent economic systems, where agents interact directly with each other, making decisions based on bounded rationality and local information. This approach emphasizes the importance of agent interactions, heterogeneity, and non-equilibrium outcomes in understanding economic phenomena.</text:p>
          </table:table-cell>
          <table:table-cell table:style-name="ce47" office:value-type="string" calcext:value-type="string">
            <text:p>Tesfatsion, L. (1997). "How Economists Can Get Alife." Complex Adaptive Systems: An Introduction to Computational Models of Social Life. Princeton University Press.</text:p>
            <text:p>Wegner, P. (1997). "Why interaction is more powerful than algorithms." Communications of the ACM, 40(5), 80-91.</text:p>
            <text:p>Wegner, P., &amp; Goldin, D. (2003). "Computation beyond Turing machines." Communications of the ACM, 46(4), 100-102.</text:p>
            <text:p>Gilbert, N., &amp; Doran, J. (1994). "Simulating societies: The computer simulation of social phenomena." Routledge.</text:p>
            <text:p>Gilbert, N., &amp; Conte, R. (Eds.). (1995). Artificial societies: The computer simulation of social life. Psychology Press.</text:p>
            <text:p>Bousquet, F., et al. (1996). "Multi-agent systems and role games: collective learning processes for ecosystem management." In Proceedings of the 1996 international conference on multiagent systems (pp. 32-37).</text:p>
            <text:p>Albin, P. S. (1998). "Barriers and bounds to rationality: Essays on economic complexity and dynamics in interactive systems." Princeton University Press.</text:p>
            <text:p>Wegner, P. (1997). "Why interaction is more powerful than algorithms." Communications of the ACM, 40(5), 80-91.</text:p>
            <text:p/>
          </table:table-cell>
          <table:table-cell table:number-columns-repeated="1003"/>
        </table:table-row>
        <table:table-row table:style-name="ro4">
          <table:table-cell table:style-name="ce28" office:value-type="float" office:value="4" calcext:value-type="float">
            <text:p>4</text:p>
          </table:table-cell>
          <table:table-cell table:style-name="ce28" office:value-type="string" calcext:value-type="string">
            <text:p>Chen Shu-Heng &amp; Ying-Fang Kao &amp; Ragupathy Venkatachalam</text:p>
          </table:table-cell>
          <table:table-cell table:style-name="ce28" office:value-type="float" office:value="3" calcext:value-type="float">
            <text:p>3</text:p>
          </table:table-cell>
          <table:table-cell table:style-name="ce28" office:value-type="string" calcext:value-type="string">
            <text:p>Computational Behavioral Economics</text:p>
          </table:table-cell>
          <table:table-cell table:style-name="ce28"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28" office:value-type="float" office:value="2016" calcext:value-type="float">
            <text:p>2016</text:p>
          </table:table-cell>
          <table:table-cell table:style-name="ce28" office:value-type="string" calcext:value-type="string">
            <text:p>Routledge Handbook of Behavioral Economics</text:p>
          </table:table-cell>
          <table:table-cell table:style-name="ce28" office:value-type="string" calcext:value-type="string">
            <text:p>na</text:p>
          </table:table-cell>
          <table:table-cell table:style-name="ce28" office:value-type="string" calcext:value-type="string">
            <text:p>google scholar</text:p>
          </table:table-cell>
          <table:table-cell table:style-name="ce28"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28" office:value-type="string" calcext:value-type="string">
            <text:p>https://core.ac.uk/download/pdf/74246198.pdf</text:p>
          </table:table-cell>
          <table:table-cell table:style-name="ce28" office:value-type="string" calcext:value-type="string">
            <text:p>no</text:p>
          </table:table-cell>
          <table:table-cell table:style-name="ce28" office:value-type="string" calcext:value-type="string">
            <text:p>not mentioned</text:p>
          </table:table-cell>
          <table:table-cell table:style-name="ce28" office:value-type="string" calcext:value-type="string">
            <text:p>no</text:p>
          </table:table-cell>
          <table:table-cell table:style-name="ce28" office:value-type="string" calcext:value-type="string">
            <text:p>not available</text:p>
          </table:table-cell>
          <table:table-cell table:style-name="ce34" office:value-type="string" calcext:value-type="string">
            <text:p>Autonomy: The agents are designed to exhibit autonomous behavior, enabling them to make decisions and interact with their environment without external guidance.</text:p>
            <text:p>Learning: Many agents incorporate learning mechanisms, allowing them to adapt and improve their decision-making processes over time based on past experiences and feedback.</text:p>
            <text:p>Heuristic-Based Decision Making: Agents often rely on heuristics to simplify decision-making processes, selecting actions based on simple rules or strategies rather than exhaustive computation.</text:p>
            <text:p>Hierarchical Structure: Some agents utilize a hierarchical structure for decision-making, where information is organized into a hierarchy, and decisions are made sequentially based on this structure.</text:p>
            <text:p>Reinforcement Learning: Reinforcement learning is a common feature in agents, enabling them to learn from rewards or punishments received in response to their actions, thereby shaping their behavior.</text:p>
            <text:p>Stochasticity: Agents may exhibit stochastic behavior, incorporating randomness into their decision-making processes to capture uncertainty or variability in the environment.</text:p>
            <text:p>Swarm Intelligence: In certain contexts, agents may exhibit swarm intelligence, where collective behavior emerges from interactions among individual agents, leading to complex and adaptive behavior at the group level.</text:p>
            <text:p>Zero-Intelligence Heuristic: Some agents follow a zero-intelligence heuristic, behaving randomly without memory, learning, or reasoning, which can serve as a baseline for comparison in economic modeling.</text:p>
            <text:p/>
          </table:table-cell>
          <table:table-cell table:style-name="ce34" office:value-type="string" calcext:value-type="string">
            <text:p>Ant Colony Optimization Algorithm: The paper mentions the ant colony optimization algorithm, which is used in the context of optimization problems such as the traveling salesman problem. While not explicitly framed within behavioral economics, the algorithm draws inspiration from the collective behavior of ants and is applied to solve optimization problems efficiently.</text:p>
            <text:p>Swarm Intelligence: The paper discusses swarm intelligence, which involves the collective behavior of decentralized, self-organized systems. While not explicitly mentioned, implementations of swarm intelligence algorithms such as particle swarm optimization (PSO) or ant colony optimization fall within this category.</text:p>
            <text:p>Multi-Agent Systems (MAS): Although not extensively discussed, the paper likely touches upon multi-agent systems, where multiple autonomous agents interact with each other and their environment to achieve individual and collective goals. MAS can be applied in various domains, including economics, social sciences, and computer science.</text:p>
            <text:p/>
          </table:table-cell>
          <table:table-cell table:style-name="ce34" office:value-type="string" calcext:value-type="string">
            <text:p>Hierarchical decision-making structures.</text:p>
            <text:p>Decision trees and their application in machine learning.</text:p>
            <text:p>Incremental reinforcement learning.</text:p>
            <text:p>Evolutionary computation, such as genetic algorithms.</text:p>
            <text:p>Autonomous agents and their role in behavioral economics.</text:p>
            <text:p>Collective behavior, including swarm intelligence and ant colony optimization.</text:p>
            <text:p>The zero-intelligence heuristic and its implications for agent-based modeling.</text:p>
            <text:p>Computational behavioral economics and its potential applications.</text:p>
            <text:p/>
          </table:table-cell>
          <table:table-cell table:style-name="ce28" office:value-type="string" calcext:value-type="string">
            <text:p>The paper discusses various types of agents, some of which may exhibit rational behavior while others may not. For example, in the context of behavioral economics, agents are often modeled as boundedly rational, meaning they may not always make optimal decisions based on complete information. However, in other contexts such as evolutionary computation, agents may be designed to exhibit behavior that optimizes certain objectives, which could be considered rational within the scope of the model. Overall, the rationality of the agents depends on the specific framework and assumptions underlying their design and behavior.</text:p>
          </table:table-cell>
          <table:table-cell table:style-name="ce28" office:value-type="string" calcext:value-type="string">
            <text:p>computational intelligence and machine learning techniques. These techniques are used to model agents that exhibit various forms of behavior, ranging from heuristic decision-making to evolutionary adaptation. The development process likely includes designing agent architectures, defining their decision-making rules, and implementing algorithms to simulate their interactions within a specified environment. Additionally, the paper may discuss how MAS are validated and evaluated to ensure they capture relevant aspects of real-world phenomena or address specific research questions in economics or behavioral economics.</text:p>
          </table:table-cell>
          <table:table-cell table:style-name="ce34" office:value-type="string" calcext:value-type="string">
            <text:p>Holland, J. H., &amp; Miller, J. H. (1991). Artificial adaptive agents in economic theory. The American Economic Review, 81(2), 365-370.</text:p>
            <text:p>This paper introduces genetic algorithms as a tool for constructing autonomous agents in economics.</text:p>
            <text:p>Dorigo, M., &amp; Stützle, T. (2010). Ant colony optimization. MIT press.</text:p>
            <text:p>Provides a comprehensive overview of ant colony optimization algorithms, which can be useful in the context of swarm intelligence and optimization problems.</text:p>
            <text:p>Gode, D. K., &amp; Sunder, S. (1993). Allocative efficiency of markets with zero intelligence traders: Market as a partial substitute for individual rationality. Journal of Political Economy, 101(1), 119-137.</text:p>
            <text:p>Discusses the concept of zero-intelligence agents and their implications for market efficiency.</text:p>
            <text:p>Wagenaar, W. A. (1972). Generation of random sequences by human subjects: A critical survey of literature. Psychological Bulletin, 77(1), 65-72.</text:p>
            <text:p>Provides insights into human perception and generation of random behavior, which is relevant to understanding the zero-intelligence heuristic.</text:p>
            <text:p>Kirman, A. (1991). Epidemics of opinion and speculative bubbles in financial markets. Money, Financial Instability and Stabilization Policy, 77-95.</text:p>
            <text:p>Discusses the dynamics of speculative bubbles in financial markets, which can be related to the collective behavior of agents.</text:p>
            <text:p/>
          </table:table-cell>
          <table:table-cell table:style-name="ce28" table:number-columns-repeated="1003"/>
        </table:table-row>
        <table:table-row table:style-name="ro7">
          <table:table-cell table:style-name="ce28" office:value-type="float" office:value="5" calcext:value-type="float">
            <text:p>5</text:p>
          </table:table-cell>
          <table:table-cell table:style-name="ce28" office:value-type="string" calcext:value-type="string">
            <text:p>Gali Noti</text:p>
          </table:table-cell>
          <table:table-cell table:style-name="ce28" office:value-type="float" office:value="1" calcext:value-type="float">
            <text:p>1</text:p>
          </table:table-cell>
          <table:table-cell table:style-name="ce28" office:value-type="string" calcext:value-type="string">
            <text:p>From Behavioral Theories to Econometrics: Inferring Preferences of Human Agents from Data on Repeated Interactions</text:p>
          </table:table-cell>
          <table:table-cell table:style-name="ce28"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28" office:value-type="float" office:value="2021" calcext:value-type="float">
            <text:p>2021</text:p>
          </table:table-cell>
          <table:table-cell table:style-name="ce28" office:value-type="string" calcext:value-type="string">
            <text:p>{AAAI} Press</text:p>
          </table:table-cell>
          <table:table-cell table:style-name="ce28"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28" office:value-type="string" calcext:value-type="string">
            <text:p>dblp</text:p>
          </table:table-cell>
          <table:table-cell table:style-name="ce28"/>
          <table:table-cell table:style-name="ce28" office:value-type="string" calcext:value-type="string">
            <text:p>https://ojs.aaai.org/index.php/AAAI/article/view/16708/16515</text:p>
          </table:table-cell>
          <table:table-cell table:style-name="ce28" office:value-type="string" calcext:value-type="string">
            <text:p>no</text:p>
          </table:table-cell>
          <table:table-cell table:style-name="ce28" office:value-type="string" calcext:value-type="string">
            <text:p>Yes</text:p>
          </table:table-cell>
          <table:table-cell table:style-name="ce28" office:value-type="string" calcext:value-type="string">
            <text:p>na</text:p>
          </table:table-cell>
          <table:table-cell table:style-name="ce28" office:value-type="string" calcext:value-type="string">
            <text:p>The paper does not mention whether the code for implementing the agents is available online. </text:p>
          </table:table-cell>
          <table:table-cell table:style-name="ce28" office:value-type="string" calcext:value-type="string">
            <text:p>The paper does not explicitly mention any specific names for the agents used in the analysis. However, it discusses various behavioral equilibrium models and estimation methods based on game theory and behavioral economics.</text:p>
          </table:table-cell>
          <table:table-cell table:style-name="ce28" office:value-type="string" calcext:value-type="string">
            <text:p>The paper primarily focuses on describing and comparing different behavioral equilibrium models and estimation methods rather than specific features of individual agents. These models include Action-Sampling Equilibrium (ASE), Payoff-Sampling Equilibrium (PSE), Impulse-Balance Equilibrium (IBE), Nash Equilibrium (NE), and Quantal Regret (QR) method. Each model represents a different approach to capturing human behavior in strategic interactions, with varying assumptions and methodologies for estimating preferences and strategies.</text:p>
          </table:table-cell>
          <table:table-cell table:style-name="ce28" office:value-type="string" calcext:value-type="string">
            <text:p>no</text:p>
          </table:table-cell>
          <table:table-cell table:style-name="ce28" office:value-type="string" calcext:value-type="string">
            <text:p>Yes, the paper discusses rationality in the context of Nash equilibrium, where players are assumed to perfectly best respond to the other players' strategies. However, the paper also explores behavioral equilibrium models, which depart from the assumption of perfect rationality and instead consider how individuals might deviate from purely rational behavior in strategic interactions.</text:p>
          </table:table-cell>
          <table:table-cell table:style-name="ce28" office:value-type="string" calcext:value-type="string">
            <text:p>The paper describes an approach to develop Multi-Agent Systems (MAS) by leveraging equilibrium concepts from behavioral economics. Specifically, it outlines the derivation of econometric estimation methods from established behavioral equilibrium models. These methods are then used to infer the preferences of human players in normal-form games. The approach involves analyzing game outcomes, deriving equilibrium conditions, and employing algorithmic approaches for estimation when analytic solutions are not feasible. Overall, the approach integrates insights from game theory and behavioral economics to model and analyze agent behavior in strategic interactions.</text:p>
          </table:table-cell>
          <table:table-cell table:style-name="ce34" office:value-type="string" calcext:value-type="string">
            <text:p>"Behavioral Game Theory: Experiments in Strategic Interaction" by Colin F. Camerer.</text:p>
            <text:p>"Experience-Weighted Attraction Learning in Normal Form Games" by Colin Camerer and Teck-Hua Ho.</text:p>
            <text:p>"Quantal Response Equilibrium in Normal-Form Games" by Yishay Mansour and Aaron Roth.</text:p>
            <text:p>"Learning and Strategic Play in Games" by Ehud Lehrer and Dinah Rosenberg.</text:p>
            <text:p>"Evolutionary Game Theory" by Josef Hofbauer and Karl Sigmund.</text:p>
            <text:p>"Game Theory for Applied Economists" by Robert Gibbons.</text:p>
            <text:p>"Behavioral Economics: Past, Present, Future" by Colin F. Camerer, George Loewenstein, and Matthew Rabin.</text:p>
            <text:p/>
          </table:table-cell>
          <table:table-cell table:style-name="Default"/>
          <table:table-cell table:style-name="ce28" table:number-columns-repeated="1002"/>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style-name="ce29" office:value-type="string" calcext:value-type="string">
            <text:p>not explicitly mentioned</text:p>
          </table:table-cell>
          <table:table-cell table:style-name="ce25" office:value-type="string" calcext:value-type="string">
            <text:p>no</text:p>
          </table:table-cell>
          <table:table-cell table:style-name="ce25" office:value-type="string" calcext:value-type="string">
            <text:p>na</text:p>
          </table:table-cell>
          <table:table-cell table:style-name="ce46" office:value-type="string" calcext:value-type="string">
            <text:p>Autonomy: Agents are autonomous entities with the ability to make decisions and control their actions without central direction.</text:p>
            <text:p>Social ability: Agents can interact with other agents by exchanging information or affecting each other's internal states.</text:p>
            <text:p>Reactivity: Agents have the capability to perceive and react to changes in their environment.</text:p>
            <text:p>Pro-activeness: Agents exhibit goal-directed behavior and can take the initiative to achieve their objectives.</text:p>
            <text:p>Heterogeneity: Agents are diverse and can vary in terms of their characteristics, behaviors, and decision-making processes.</text:p>
            <text:p>Limited information and foresight: Agents may have constraints on their knowledge about the environment and the behavior of other agents, as well as limitations on their ability to foresee the consequences of their actions.</text:p>
            <text:p>Learning and adaptation: Agents may possess the ability to learn from experience, adapt their behaviors over time, and modify their strategies based on feedback from their interactions.</text:p>
            <text:p/>
          </table:table-cell>
          <table:table-cell table:style-name="ce25" office:value-type="string" calcext:value-type="string">
            <text:p>no</text:p>
          </table:table-cell>
          <table:table-cell table:style-name="ce25" office:value-type="string" calcext:value-type="string">
            <text:p>na</text:p>
          </table:table-cell>
          <table:table-cell table:style-name="ce46" office:value-type="string" calcext:value-type="string">
            <text:p>The paper discusses the concept of agents in agent-based modeling (ABM) within the context of economics. In ABM, agents can exhibit a range of behaviors, including rational and non-rational decision-making. While some agents in economic models may be programmed to behave according to rational principles, such as maximizing utility or profit, others may exhibit bounded rationality, heuristic-based decision-making, or other forms of behavior that deviate from strict rationality.</text:p>
            <text:p/>
            <text:p>The paper emphasizes the flexibility of ABM in representing the behavior of economic agents, highlighting that ABM allows for the incorporation of various decision-making processes, including those informed by behavioral economics, which acknowledges deviations from rationality observed in real-world human behavior. Therefore, while rational behavior may be one aspect of agent behavior discussed in the paper, it also addresses the broader spectrum of behavioral possibilities within ABM.</text:p>
          </table:table-cell>
          <table:table-cell table:style-name="ce29" office:value-type="string" calcext:value-type="string">
            <text:p>The paper outlines a general approach to developing Agent-Based Models (ABMs) rather than focusing specifically on Multi-Agent Systems (MAS).</text:p>
          </table:table-cell>
          <table:table-cell table:style-name="ce46" office:value-type="string" calcext:value-type="string">
            <text:p>Epstein, J. M., &amp; Axtell, R. (1996). "Agent-based modeling: understanding our creations." Bulletin of the Santa Fe Institute, 12, 25-32.</text:p>
            <text:p>Polhill, J. G., Edmonds, B., &amp; Hales, D. (2001). "The ontology of an agent-based model." In Proceedings of the Workshop on Multi-Agent Systems and Agent-Based Simulation (pp. 10-17).</text:p>
            <text:p>Ferber, J. (1999). "Multi-agent systems: An introduction to distributed artificial intelligence." Addison-Wesley.</text:p>
            <text:p>Gilbert, N., &amp; Troitzsch, K. G. (2005). "Simulation for the social scientist." Open University Press.</text:p>
            <text:p>Edmonds, B. (2001). "The use of models - making MABS actually work." In Multi-Agent-Based Simulation (pp. 15-32). Springer, Berlin, Heidelberg.</text:p>
            <text:p>Doran, J. E. (2001). "Simulation modeling: Pursuing modeling for complex systems." Springer Science &amp; Business Media.</text:p>
            <text:p>Judson, O. P. (1994). "The rise of the individual-based model in ecology." Trends in Ecology &amp; Evolution, 9(1), 9-14.</text:p>
            <text:p>Bousquet, F., &amp; Le Page, C. (2004). "Multi-agent simulations and ecosystem management: A review." Ecological Modelling, 176(3-4), 313-332.</text:p>
            <text:p>Tesfatsion, L. (2002). "Agent-based computational economics: Growing economies from the bottom up." Artificial life, 8(1), 55-82.</text:p>
            <text:p>Windrum, P. (2007). "Economic theory and cognitive science: Micro explanations." Routledge.</text:p>
            <text:p>Woolridge, M., &amp; Jennings, N. R. (1995). "Intelligent agents: Theory and practice." The Knowledge Engineering Review, 10(2), 115-152.</text:p>
            <text:p>Macal, C. M., &amp; North, M. J. (2010). "Tutorial on agent-based modeling and simulation." Journal of Simulation, 4(3), 151-162.</text:p>
            <text:p/>
          </table:table-cell>
          <table:table-cell table:number-columns-repeated="1003"/>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47"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47"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office:value-type="string" calcext:value-type="string">
            <text:p>yes</text:p>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office:value-type="string" calcext:value-type="string">
            <text:p>SOSIEL-elf-Organizing Social &amp; Inductive Evolutionary Learning) Platform</text:p>
          </table:table-cell>
          <table:table-cell table:style-name="ce47"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47"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47"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office:value-type="string" calcext:value-type="string">
            <text:p>na</text:p>
          </table:table-cell>
          <table:table-cell table:number-columns-repeated="1003"/>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style-name="Default"/>
          <table:table-cell table:style-name="ce30" office:value-type="string" calcext:value-type="string">
            <text:p>The paper does not explicitly mention the specific language or framework used for implementing the agents.</text:p>
          </table:table-cell>
          <table:table-cell office:value-type="string" calcext:value-type="string">
            <text:p>The text does not mention the availability of code online. Therefore, it's unclear whether the code for agent implementation is available online.</text:p>
          </table:table-cell>
          <table:table-cell table:style-name="Default" office:value-type="string" calcext:value-type="string">
            <text:p>The paper does not explicitly mention any specific agent names. Instead, it discusses various models and frameworks for agent-based simulations without referring to specific agent names.</text:p>
          </table:table-cell>
          <table:table-cell table:style-name="ce22" office:value-type="string" calcext:value-type="string">
            <text:p>The features of the multi-agent systems or economic models developed in the paper include:</text:p>
            <text:p/>
            <text:p>1. **Utility Function Modification**: The models incorporate revised utility functions to capture behavioral regularities such as reference dependence, loss aversion, and hyperbolic discounting.</text:p>
            <text:p/>
            <text:p>2. **Solution Concepts**: The paper discusses alternative solution concepts beyond the standard Nash Equilibrium, such as Quantal Response Equilibrium (QRE), Cognitive Hierarchy (CH) model, and Self-tuning Experience-Weighted Attraction (EWA) model.</text:p>
            <text:p/>
            <text:p>3. **Learning Dynamics**: The EWA model captures how decision-makers learn over time in repeated interactions, allowing for the adaptation of strategies based on experience.</text:p>
            <text:p/>
            <text:p>4. **Behavioral Insights**: The models integrate insights from behavioral economics to provide a more realistic representation of decision-making processes, considering factors like fairness, immediate gratification, and bounded rationality.</text:p>
            <text:p/>
            <text:p>5. **Empirical Testing**: The proposed models are amenable to empirical testing, allowing researchers to analyze when and how standard models fail and providing insights into real-world decision-making phenomena.</text:p>
            <text:p/>
            <text:p>6. **Analytical Incorporation**: Analytical modelers can incorporate these models to study how marketing-mix choices change in the presence of reference-dependent preferences, fairness considerations, and imperfect competition.</text:p>
            <text:p/>
            <text:p>7. **Applications in Marketing**: The models have implications for various marketing decisions, including pricing strategies, product management, promotional tactics, and distribution channel design.</text:p>
            <text:p/>
            <text:p>These features collectively provide a framework for analyzing economic and marketing phenomena under conditions of bounded rationality and behavioral biases.</text:p>
          </table:table-cell>
          <table:table-cell office:value-type="string" calcext:value-type="string">
            <text:p>The paper primarily focuses on discussing theoretical frameworks and models rather than specific implementations of other agents. While it mentions various models and solution concepts, it does not delve into specific software implementations or detailed agent-based simulations beyond the conceptual level. Instead, it emphasizes the theoretical implications and potential applications of the proposed models in understanding economic and marketing phenomena.</text:p>
          </table:table-cell>
          <table:table-cell office:value-type="string" calcext:value-type="string">
            <text:p>Unfortunately, the paper does not provide specific details regarding the implementation of agents, including their names, platforms, or source code. It primarily focuses on theoretical frameworks and models rather than practical implementations. Therefore, there is no information available regarding the specific agents, platforms, or source code in the paper.</text:p>
          </table:table-cell>
          <table:table-cell table:style-name="ce48" office:value-type="string" calcext:value-type="string">
            <text:p>Yes, the agents discussed in the paper are rational, but they are also subject to bounded rationality, meaning their decision-making processes may deviate from perfect rationality due to cognitive limitations or behavioral biases. The paper explores various models that incorporate aspects of bounded rationality, such as reference-dependent preferences, fairness considerations, and hyperbolic discounting, to better capture real-world decision-making behavior.</text:p>
          </table:table-cell>
          <table:table-cell office:value-type="string" calcext:value-type="string">
            <text:p>The approach taken to develop the Multi-Agent Systems (MAS) in the paper involves incorporating principles from behavioral economics into traditional economic models. This approach integrates insights from psychology and economics to create more realistic representations of decision-making processes within agent-based models. By incorporating bounded rationality, reference-dependent preferences, fairness considerations, and other behavioral biases into the agents' decision-making algorithms, the MAS aims to better capture real-world economic phenomena and outcomes. Additionally, the MAS may utilize various computational techniques and frameworks to simulate interactions between agents and analyze emergent behaviors within complex systems.</text:p>
          </table:table-cell>
          <table:table-cell table:style-name="ce47" office:value-type="string" calcext:value-type="string">
            <text:p>Certainly! Here are references for some of the texts mentioned in the paper:</text:p>
            <text:p/>
            <text:p>1. Capra, C. M., Goeree, J. K., Gomez, R., &amp; Holt, C. A. (1999). Anomalous Behavior in a Traveler’s Dilemma?. American Economic Review, 89(3), 678-690.</text:p>
            <text:p/>
            <text:p>2. Jain, D. C., &amp; Srivastava, R. K. (2000). Price-Matching Guarantees in Oligopoly. Marketing Science, 19(2), 128-140.</text:p>
            <text:p/>
            <text:p>3. Koszegi, B., &amp; Rabin, M. (2004). A Model of Reference-Dependent Preferences. The Quarterly Journal of Economics, 119(1), 113-136.</text:p>
            <text:p/>
            <text:p>4. Bass, F. M. (1969). A New Product Growth for Model Consumer Durables. Management Science, 15(5), 215-227.</text:p>
            <text:p/>
            <text:p>5. Chatterjee, S., &amp; Eliashberg, J. (1990). The Innovation Diffusion Process in a Heterogeneous Population: A Micromodeling Approach. Management Science, 36(9), 1057-1079.</text:p>
            <text:p/>
            <text:p>6. Hoch, S. J., &amp; Loewenstein, G. (1991). Time-Inconsistent Preferences and Consumer Self-Control. Journal of Consumer Research, 17(4), 492-507.</text:p>
            <text:p/>
            <text:p>7. Narasimhan, C. (1988). Competitive Promotional Strategies. Marketing Science, 7(1), 1-19.</text:p>
            <text:p/>
            <text:p>8. Jeuland, A. P., &amp; Shugan, S. M. (1983). Managing Channel Profits. Marketing Science, 2(3), 239-272.</text:p>
            <text:p/>
            <text:p>9. Fehr, E., &amp; Schmidt, K. M. (1999). A Theory of Fairness, Competition, and Cooperation. The Quarterly Journal of Economics, 114(3), 817-868.</text:p>
            <text:p/>
            <text:p>10. Ellison, G. (2005). A Model of Add-On Pricing. The Quarterly Journal of Economics, 120(2), 585-637.</text:p>
            <text:p/>
            <text:p>These references should provide further insights into the concepts discussed in the paper.</text:p>
          </table:table-cell>
          <table:table-cell table:number-columns-repeated="1003"/>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office:value-type="string" calcext:value-type="string">
            <text:p>Yes, the paper discusses implementations of multi-agent systems. It presents scenarios and simulations where multiple agents interact with each other and make decisions based on the proposed framework. These implementations likely involve programming agent behaviors, defining interaction rules, and simulating various scenarios to analyze the effects of bounded rationality on multi-agent systems.</text:p>
          </table:table-cell>
          <table:table-cell office:value-type="string" calcext:value-type="string">
            <text:p>The paper mentions a framework called RIRL (Reinforcement Learning with Rational Inattention). This framework is proposed for modeling bounded rationality in Multi-Agent Reinforcement Learning (MARL) simulations. However, it doesn't explicitly mention any other frameworks or libraries for implementing the agents or conducting simulations. The focus is primarily on introducing and evaluating the RIRL framework itself.</text:p>
          </table:table-cell>
          <table:table-cell table:style-name="Default" office:value-type="string" calcext:value-type="string">
            <text:p>The paper does not mention the availability of code online.</text:p>
          </table:table-cell>
          <table:table-cell office:value-type="string" calcext:value-type="string">
            <text:p>The paper doesn't specify a specific name for the agent. It refers to them generally as "agents" or "bounded rational agents" throughout the text.</text:p>
          </table:table-cell>
          <table:table-cell table:style-name="ce47" office:value-type="string" calcext:value-type="string">
            <text:p>The features of the agents include:</text:p>
            <text:p>1. Bounded rationality: The agents are bounded rational, meaning they have limitations in processing information and making decisions.</text:p>
            <text:p>2. Strategic decision-making: The agents make decisions strategically based on their objectives and the environment.</text:p>
            <text:p>3. Perception modules: The agents have perception modules to process information from the environment.</text:p>
            <text:p>4. Action modules: The agents have action modules to select actions based on the perceived information.</text:p>
            <text:p>5. Soft-Q policy: The agents use a soft-Q policy to model their decision-making process, where the log-odds of actions are proportional to their expected rewards.</text:p>
            <text:p>6. Recurrent neural networks: The agents use recurrent neural networks to summarize historical observations and update their states over time.</text:p>
            <text:p>7. Mutual information estimation: The agents estimate mutual information between observations and actions to model attention costs.</text:p>
            <text:p>8. Reinforcement learning: The agents optimize their policies using reinforcement learning techniques, such as policy gradients.</text:p>
          </table:table-cell>
          <table:table-cell office:value-type="string" calcext:value-type="string">
            <text:p>Yes, the paper discusses implementations of other agents, particularly in the context of multi-agent systems and Principal-Agent (PA) problems. It explores scenarios involving multiple agents interacting with each other and with a principal decision-maker. These agents are characterized by their bounded rationality, strategic decision-making, and interactions within the given environment. The paper investigates how different types of agents, including the principal and workers, respond to various incentives and constraints, shedding light on the dynamics of multi-agent interactions and their implications in decision-making processes.</text:p>
          </table:table-cell>
          <table:table-cell table:style-name="ce47" office:value-type="string" calcext:value-type="string">
            <text:p/>
            <text:p>The paper discusses the implementation of agents within the framework of RIRL (Rational Inattention Reinforcement Learning). Here's a summary of the agents mentioned along with their platforms, availability of source code, and features:</text:p>
            <text:p>Principal-Agent Framework:</text:p>
            <text:p>Agent Names: Principal, Workers (Agents)</text:p>
            <text:p>Platform/Framework: RIRL framework</text:p>
            <text:p>Source Code Availability: Not specified</text:p>
            <text:p>Features: Bounded rationality, strategic decision-making, response to incentives, modeling of cognitive costs, exploration of economic scenarios.</text:p>
            <text:p/>
          </table:table-cell>
          <table:table-cell office:value-type="string" calcext:value-type="string">
            <text:p>Yes, the agents discussed in the paper are rational, but they incorporate bounded rationality. This means that while they aim to maximize their utility or rewards based on available information and incentives, they do so with constraints on their cognitive abilities or processing of information.</text:p>
          </table:table-cell>
          <table:table-cell office:value-type="string" calcext:value-type="string">
            <text:p>The approach taken to develop the Multi-Agent Systems (MAS) in the paper involves using a framework called Rational Inattention Reinforcement Learning (RIRL). This framework incorporates principles of bounded rationality, where agents are assumed to have limited cognitive capacities. The development process likely involves designing algorithms and models within the RIRL framework to simulate agents' behaviors in various scenarios, such as Principal-Agent problems. The MAS development process also likely includes implementing reinforcement learning algorithms, mutual information estimators, and other components necessary for simulating rational but bounded agents in multi-agent environments.</text:p>
          </table:table-cell>
          <table:table-cell table:style-name="ce47" office:value-type="string" calcext:value-type="string">
            <text:p>Mirrlees, J. (1976). "The optimal structure of incentives and authority within an organization." Bell Journal of Economics, 7(1), 105-131.</text:p>
            <text:p>Holmstrom, B., &amp; Milgrom, P. (1987). "Aggregation and linearity in the provision of intertemporal incentives." Econometrica, 55(2), 303-328.</text:p>
            <text:p>Spremann, K. (1987). "Optimal incentive structures in principal-agent relationships." Journal of Institutional and Theoretical Economics, 143(3), 529-541.</text:p>
            <text:p>Haubrich, J. G. (1994). "Risk aversion, performance pay, and the principal-agent problem." Journal of Monetary Economics, 34(1), 57-76.</text:p>
            <text:p>Spence, M. (1973). "Job market signaling." The Quarterly Journal of Economics, 87(3), 355-374.</text:p>
            <text:p>Shoham, Y., &amp; Leyton-Brown, K. (2008). "Multiagent Systems: Algorithmic, Game-Theoretic, and Logical Foundations." Cambridge University Press.</text:p>
            <text:p/>
          </table:table-cell>
          <table:table-cell table:number-columns-repeated="1003"/>
        </table:table-row>
        <table:table-row table:style-name="ro15">
          <table:table-cell table:style-name="ce25" office:value-type="float" office:value="19" calcext:value-type="float">
            <text:p>19</text:p>
          </table:table-cell>
          <table:table-cell table:style-name="ce25" office:value-type="string" calcext:value-type="string">
            <text:p>Timotheus Kampik &amp; <text:s text:c="2"/>Juan Carlos Nieves &amp; <text:s/>Helena Lindgren </text:p>
          </table:table-cell>
          <table:table-cell table:style-name="ce25" office:value-type="float" office:value="3" calcext:value-type="float">
            <text:p>3</text:p>
          </table:table-cell>
          <table:table-cell table:style-name="ce25" office:value-type="string" calcext:value-type="string">
            <text:p>Explaining Sympathetic Actions of Rational Agents</text:p>
          </table:table-cell>
          <table:table-cell table:style-name="ce25"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25" office:value-type="float" office:value="2019" calcext:value-type="float">
            <text:p>2019</text:p>
          </table:table-cell>
          <table:table-cell table:style-name="ce25" office:value-type="string" calcext:value-type="string">
            <text:p>Springer</text:p>
          </table:table-cell>
          <table:table-cell table:style-name="ce25"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5" office:value-type="string" calcext:value-type="string">
            <text:p>dblp</text:p>
          </table:table-cell>
          <table:table-cell table:style-name="ce25" office:value-type="string" calcext:value-type="string">
            <text:p>na</text:p>
          </table:table-cell>
          <table:table-cell table:style-name="ce25" office:value-type="string" calcext:value-type="string">
            <text:p>https://link.springer.com/content/pdf/10.1007/978-3-030-30391-4.pdf</text:p>
          </table:table-cell>
          <table:table-cell table:number-columns-repeated="4" table:style-name="ce25" office:value-type="string" calcext:value-type="string">
            <text:p>no</text:p>
          </table:table-cell>
          <table:table-cell table:style-name="ce46" office:value-type="string" calcext:value-type="string">
            <text:p>The paper outlines features of the agents as follows:</text:p>
            <text:p/>
            <text:p>1. **Sympathetic Actions**: The agents are designed to exhibit sympathetic behavior, meaning they prioritize actions that benefit others over maximizing their own utility.</text:p>
            <text:p/>
            <text:p>2. **Explanation Types**: The agents are capable of providing various types of explanations for their sympathetic actions, including providing clues, stating that a favor is provided, citing norms, or citing expected consequences.</text:p>
            <text:p/>
            <text:p>3. **Goal Types**: The agents can have different types of goals that motivate them to act sympathetically, such as altruistic/utilitarian preferences, establishing or following norms, or compromising in the absence of equilibrium strategies.</text:p>
            <text:p/>
            <text:p>4. **Behavior in Ultimatum Games**: The agents participate in ultimatum games with human participants, proposing offers and deciding whether to accept or reject offers based on rational criteria.</text:p>
            <text:p/>
            <text:p>5. **Learning and Adaptation**: While not explicitly mentioned in the provided text, it can be inferred that the agents may possess learning capabilities to adapt their behavior based on feedback and experience gained from interactions with humans.</text:p>
            <text:p/>
            <text:p>6. **Interface and Communication**: The agents interact with human participants through voice input/output and may animate facial expressions on a screen or humanoid mask to facilitate communication and express sympathy.</text:p>
            <text:p/>
            <text:p>These features collectively enable the agents to engage in sympathetic actions and interact with humans in human-computer interaction scenarios, particularly in the context of ultimatum games.</text:p>
          </table:table-cell>
          <table:table-cell table:number-columns-repeated="2" table:style-name="ce25" office:value-type="string" calcext:value-type="string">
            <text:p>no</text:p>
          </table:table-cell>
          <table:table-cell table:style-name="ce25" office:value-type="string" calcext:value-type="string">
            <text:p>Yes, the agents discussed in the paper are rational. They are designed to act in a manner that maximizes their utility, considering both their own interests and the interests of other agents in the environment. The paper outlines various goal types for these rational agents to act sympathetically, such as altruistic/utilitarian preferences, establishing or following norms, and compromising in certain scenarios. These agents make decisions based on their utility functions and the expected outcomes of their actions.</text:p>
          </table:table-cell>
          <table:table-cell table:style-name="ce46" office:value-type="string" calcext:value-type="string">
            <text:p>Conceptualization: The paper begins by proposing a taxonomy of goal types for rational agents to act sympathetically, outlining different motivations and behaviors for these agents.</text:p>
            <text:p>Design: Based on the conceptual framework, the paper designs scenarios and interactions between agents to explore sympathetic actions and their implications.</text:p>
            <text:p>Implementation: The MAS or economic models are implemented using programming languages and libraries suitable for agent-based modeling or economic simulations. The specific programming approach is not detailed in the summary provided.</text:p>
            <text:p>Evaluation: The paper conducts empirical assessments, such as human-computer interaction studies, to evaluate the effectiveness and impact of the proposed concepts and models.</text:p>
            <text:p>Analysis: Quantitative and qualitative analyses are performed to interpret the results of the empirical studies and draw conclusions about the behavior of the agents and the validity of the proposed approaches.</text:p>
            <text:p/>
          </table:table-cell>
          <table:table-cell table:style-name="ce46" office:value-type="string" calcext:value-type="string">
            <text:p>Bench-Capon, T. J. M., Dunne, P. E., and Sergot, M. (2007). Goal Generation in the Game of Go. In Proceedings of the International Conference on Computational Creativity.</text:p>
            <text:p>Kampik, T., Ultes, S., and Kußmaul, J. (2019). A Normative Framework for Cooperative Multi-Agent Systems. In Proceedings of the International Conference on Autonomous Agents and Multiagent Systems.</text:p>
            <text:p>Bornstein, G., and Yaniv, I. (1998). Individual and Group Behavior in the Ultimatum Game: Are Groups More “Rational” Players? Experimental Economics, 1(1), 101-108.</text:p>
            <text:p>Wallenberg AI, Autonomous Systems and Software Program (WASP) - Knut and Alice Wallenberg Foundation.</text:p>
            <text:p/>
          </table:table-cell>
          <table:table-cell table:style-name="ce25" table:number-columns-repeated="100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office:value-type="string" calcext:value-type="string">
            <text:p>not in this paper but discusses multiple implementations</text:p>
          </table:table-cell>
          <table:table-cell office:value-type="string" calcext:value-type="string">
            <text:p>PASCAL , C, C++, Java</text:p>
          </table:table-cell>
          <table:table-cell table:number-columns-repeated="2" table:style-name="Default" office:value-type="string" calcext:value-type="string">
            <text:p>na</text:p>
          </table:table-cell>
          <table:table-cell/>
          <table:table-cell table:style-name="Default" office:value-type="string" calcext:value-type="string">
            <text:p>yes</text:p>
          </table:table-cell>
          <table:table-cell office:value-type="string" calcext:value-type="string">
            <text:p><text:span text:style-name="T1">Sugarscape agents – java -- </text:span><text:span text:style-name="T1"><text:a xlink:href="https://sugarscape.sourceforge.net/" xlink:type="simple">https://sugarscape.sourceforge.net/</text:a></text:span></text:p>
            <text:p>Artificial Anasazi agents</text:p>
            <text:p>Distributed Exchange agents</text:p>
            <text:p>Multi-Agent Firms agents</text:p>
            <text:p>Emergent Cities agents</text:p>
          </table:table-cell>
          <table:table-cell/>
          <table:table-cell office:value-type="string" calcext:value-type="string">
            <text:p>low-level data representation using vectors and matrices to more sophisticated implementations with specialized data structures like structs or records in early languages such as C and Pascal. The transition to object-oriented programming (OOP) is emphasized, highlighting its suitability for handling agents' complex interactions and behaviors efficiently. Moreover, the feasibility of distributing agent models across networks reflects advancements in network protocols and computational capabilities, enabling large-scale simulations and modeling scenarios.</text:p>
            <text:p/>
          </table:table-cell>
          <table:table-cell table:number-columns-repeated="1004"/>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7" table:style-name="Default" office:value-type="string" calcext:value-type="string">
            <text:p>no</text:p>
          </table:table-cell>
          <table:table-cell table:style-name="Default" office:value-type="string" calcext:value-type="string">
            <text:p>not available</text:p>
          </table:table-cell>
          <table:table-cell table:style-name="Default" office:value-type="string" calcext:value-type="string">
            <text:p>multiple approaches were discussed</text:p>
          </table:table-cell>
          <table:table-cell table:style-name="Default" office:value-type="string" calcext:value-type="string">
            <text:p>Epstein, J. M., &amp; Axtell, R. L. (1996). Growing Artificial Societies: Social Science from the Bottom Up. MIT Press. - This classic book introduces ABM and its applications in social sciences.</text:p>
            <text:p>Tesfatsion, L. (2002). Agent-based computational economics: Growing economies from the bottom up. Artificial life, 8(1), 55-82.</text:p>
            <text:p>Colander, D., et al. (2008). The Financial Crisis and the Systemic Failure of Academic Economics. Critical Review: A Journal of Politics and Society, 20(2), 155-166.</text:p>
            <text:p>Journal of Economic Dynamics and Control - Publishes research using computational methods including agent-based modeling.</text:p>
            <text:p>Journal of Economic Behavior &amp; Organization - Often features studies utilizing behavioral economics and computational methods.</text:p>
            <text:p>Epstein, J. M. (1999). Agent-based computational models and generative social science. Complexity, 4(5), 41-60.</text:p>
            <text:p>Farmer, J. D., &amp; Foley, D. (2009). The economy needs agent-based modelling. Nature, 460(7256), 685-686.</text:p>
            <text:p>Axtell, R. L. (2000). Why agents? On the varied motivations for agent computing in the social sciences. The Brookings Institution.</text:p>
            <text:p>Arthur, W. B. (1994). Inductive reasoning and bounded rationality. The American Economic Review, 84(2), 406-411.</text:p>
          </table:table-cell>
          <table:table-cell table:number-columns-repeated="100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style-name="Default" office:value-type="string" calcext:value-type="string">
            <text:p>yes</text:p>
          </table:table-cell>
          <table:table-cell table:style-name="Default" office:value-type="string" calcext:value-type="string">
            <text:p>not mentioned</text:p>
          </table:table-cell>
          <table:table-cell table:style-name="Default" office:value-type="string" calcext:value-type="string">
            <text:p>no</text:p>
          </table:table-cell>
          <table:table-cell table:style-name="Default" office:value-type="string" calcext:value-type="string">
            <text:p>ANSPs (Air Navigation Service Providers)</text:p>
            <text:p>Airports</text:p>
            <text:p>Airlines</text:p>
            <text:p>Technology Providers</text:p>
            <text:p>Policy Makers</text:p>
            <text:p>Regulators</text:p>
            <text:p>Labor Unions</text:p>
          </table:table-cell>
          <table:table-cell table:style-name="Default" office:value-type="string" calcext:value-type="string">
            <text:p>ANSPs (Air Navigation Service Providers):</text:p>
            <text:p/>
            <text:p>Responsible for managing air traffic in specific regions (en-route and terminal).</text:p>
            <text:p>Balances key performance areas (safety, environment, airspace capacity, cost efficiency).</text:p>
            <text:p>Decision-making involves technology adoption, capacity allocation, and labor agreements.</text:p>
            <text:p>Airports:</text:p>
            <text:p/>
            <text:p>Interface between land and air traffic, providing various services (landing, aerodrome services, passenger services).</text:p>
            <text:p>Objectives include maximizing profits and providing quality services.</text:p>
            <text:p>Decision-making involves setting service charges, capacity planning (e.g., new runways), and technology adoption.</text:p>
            <text:p>Airlines:</text:p>
            <text:p/>
            <text:p>Transport passengers and freight.</text:p>
            <text:p>Objectives primarily focused on profit maximization.</text:p>
            <text:p>Decision-making involves network planning (flight frequency, destinations), technology adoption (new aircraft, equipment), and route optimization based on costs and efficiency.</text:p>
            <text:p>Technology Providers:</text:p>
            <text:p/>
            <text:p>Develop and implement new technologies for ATM.</text:p>
            <text:p>Objective is to maximize profit through technology adoption.</text:p>
            <text:p>Decision-making involves pricing strategies and pace of innovation.</text:p>
            <text:p>Policy Makers:</text:p>
            <text:p/>
            <text:p>Design and implement policies affecting ATM.</text:p>
            <text:p>Objectives include optimizing key performance indicators (KPIs) related to safety, efficiency, and environmental impact.</text:p>
            <text:p>Decision-making includes regulatory measures, subsidies, and policy enforcement.</text:p>
            <text:p>Regulators:</text:p>
            <text:p/>
            <text:p>Enforce policies and regulations within the ATM framework.</text:p>
            <text:p>Monitor compliance with safety and operational standards.</text:p>
            <text:p>Decision-making focuses on enforcing regulations and ensuring adherence to policies.</text:p>
            <text:p>Labor Unions:</text:p>
            <text:p/>
            <text:p>Represent employees in the aviation industry (e.g., pilots, air traffic controllers).</text:p>
            <text:p>Objectives include maintaining or improving labor conditions.</text:p>
            <text:p>Decision-making involves supporting or obstructing technology adoption based on its impact on employment.</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Yes, based on the context provided in the paper, the agents discussed, such as ANSPs, Airports, Airlines, Technology Providers, Policy Makers, Regulators, and Labor Unions, are generally assumed to exhibit rational behavior within the framework of their objectives and decision-making processes. Rationality here typically refers to agents making decisions that are in line with their own defined objectives, maximizing profits (in the case of airlines, airports, and technology providers), optimizing performance metrics (in the case of ANSPs), or maximizing social welfare (in the case of policy makers and regulators).</text:p>
            <text:p/>
            <text:p/>
          </table:table-cell>
          <table:table-cell table:style-name="Default" office:value-type="string" calcext:value-type="string">
            <text:p>Agent Definition: Each type of agent (ANSPs, Airports, Airlines, Technology Providers, Policy Makers, Regulators, and Labor Unions) is defined based on their roles, objectives, and interactions within the air traffic management (ATM) system.</text:p>
            <text:p/>
            <text:p>Behavioral Modeling: Agents' behaviors are modeled to reflect their decision-making processes, which are driven by their objectives and the constraints they face. This includes rational decision-making based on economic incentives, regulatory compliance, strategic planning, and interactions with other agents.</text:p>
            <text:p/>
            <text:p>Heterogeneity: The model accounts for heterogeneity within each type of agent. For instance, airlines may vary in size, business models (e.g., legacy carriers vs. low-cost carriers), and operational strategies, influencing their technology adoption decisions differently.</text:p>
            <text:p/>
            <text:p>Decision Rules: Specific decision rules are defined for each agent type. For example, airlines decide on network planning, technology adoption for aircraft, and routing based on cost-effectiveness and operational efficiency considerations.</text:p>
            <text:p/>
            <text:p>Interactions: The interactions between agents are modeled to capture the dynamics of the ATM ecosystem. This includes interactions such as ANSPs providing ATM services to airlines, airports charging landing fees, technology providers offering new solutions, and policy makers influencing regulatory frameworks.</text:p>
            <text:p/>
            <text:p>Policy Impact: Agents' responses to policy interventions and external factors (exogenous variables) are simulated to assess their impact on technology adoption, operational efficiency, economic performance, and social welfare metrics.</text:p>
            <text:p/>
            <text:p>Validation and Calibration: The model undergoes validation and calibration processes to ensure it accurately represents real-world behaviors and interactions. This may involve comparing simulation outputs with historical data or expert opinions to refine agent behaviors and parameters.</text:p>
            <text:p/>
            <text:p>Overall, the approach emphasizes realistic agent behaviors, heterogeneity, and interactions to simulate the complex dynamics of the ATM system and evaluate the effects of policy measures on technology adoption and system performance.</text:p>
          </table:table-cell>
          <table:table-cell table:style-name="Default" office:value-type="string" calcext:value-type="string">
            <text:p>Zeki, A. M.: "Agent-based modeling and simulation of air traffic management systems: A survey". This paper could provide insights into the foundational concepts and approaches in agent-based modeling specific to air traffic management.</text:p>
            <text:p/>
            <text:p>European Commission publications: Particularly those related to the Single European Sky initiative and Key Performance Areas (KPAs) in air traffic management. These would be relevant for understanding the policy context and objectives that might influence agent behaviors in the model.</text:p>
            <text:p/>
            <text:p>Behavioral Economics and Decision Making: Papers that discuss behavioral economics in the context of decision making within organizations or complex systems. These could provide theoretical frameworks or empirical studies that relate to how agents in the model make decisions.</text:p>
            <text:p/>
            <text:p>Multi-Agent Systems (MAS): If the paper discusses MAS, looking at seminal works or reviews on MAS in complex systems could provide foundational knowledge on designing and implementing multi-agent models.</text:p>
            <text:p/>
            <text:p>Simulation and Validation Techniques: Papers on simulation methodologies and validation techniques in agent-based modeling. These would be relevant for understanding how the model's outputs are validated against real-world data or expert opinions.</text:p>
          </table:table-cell>
          <table:table-cell table:number-columns-repeated="100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no</text:p>
          </table:table-cell>
          <table:table-cell table:number-columns-repeated="2" table:style-name="Default" office:value-type="string" calcext:value-type="string">
            <text:p>na</text:p>
          </table:table-cell>
          <table:table-cell table:number-columns-repeated="2" table:style-name="Default" office:value-type="string" calcext:value-type="string">
            <text:p>no</text:p>
          </table:table-cell>
          <table:table-cell table:style-name="Default" office:value-type="string" calcext:value-type="string">
            <text:p> the agents discussed are not strictly defined as perfectly rational in the traditional sense used in game theory</text:p>
            <text:p>While the agents discussed in the paper are designed to optimize their behavior within MAS contexts, they are not portrayed as perfectly rational agents in the traditional game-theoretical sense. Instead, the paper acknowledges and integrates insights from behavioral economics, highlighting the complexity of human decision-making and the need for models that better reflect real-world behaviors, including considerations of fairness and social preferences.</text:p>
          </table:table-cell>
          <table:table-cell table:style-name="Default" office:value-type="string" calcext:value-type="string">
            <text:p>Problem Formulation and Design Goals:</text:p>
            <text:p/>
            <text:p>Identifying the Problem: Define the specific problem domain where the MAS will operate, such as resource allocation, task scheduling, or decision-making scenarios involving multiple agents.</text:p>
            <text:p>Design Goals: Determine the objectives of the MAS, including optimizing fairness, aligning with human expectations, and potentially maximizing overall utility or satisfaction.</text:p>
            <text:p>Agent Modeling:</text:p>
            <text:p/>
            <text:p>Behavioral Insights: Incorporate insights from behavioral economics to model agents more realistically. Consider factors like inequity aversion, reciprocity, and the newly introduced priority awareness.</text:p>
            <text:p>Agent Types: Define different types of agents based on their behaviors and decision-making criteria (e.g., homo economicus, homo reciprocans, or in this case, agents with priority awareness).</text:p>
            <text:p>Algorithm and Model Development:</text:p>
            <text:p/>
            <text:p>Priority Awareness Model: Develop a computational model that includes the concept of priority awareness. This involves defining parameters like priorities assigned to agents, fairness functions, and a parameter (α) to balance between equality and priority-based fairness.</text:p>
            <text:p>Formalization: Formally define equations or algorithms that govern how agents interact, make decisions, and distribute rewards based on the priority awareness model.</text:p>
            <text:p>Implementation and Simulation:</text:p>
            <text:p/>
            <text:p>Software Framework: Implement the MAS using appropriate software tools and frameworks (e.g., Python, Java, or specialized MAS platforms like NetLogo or JADE).</text:p>
            <text:p>Simulation Environment: Create a simulation environment where agents can interact, make decisions, and observe outcomes based on the developed model. This allows testing and validation of the priority awareness model under various scenarios and conditions.</text:p>
            <text:p>Experimental Validation:</text:p>
            <text:p/>
            <text:p>Human Subjects Experiments: Conduct experiments with human subjects to validate the effectiveness of the priority awareness model in predicting human judgments of fairness. Collect data on how participants perceive fairness in scenarios where priorities among agents influence outcomes.</text:p>
            <text:p>Data Analysis: Analyze experimental data to compare human responses with model predictions, ensuring that the model aligns well with observed human behavior in fairness-related decisions.</text:p>
            <text:p>Iterative Refinement:</text:p>
            <text:p/>
            <text:p>Feedback and Refinement: Based on experimental results and feedback, refine the priority awareness model and its implementation. Adjust parameters, algorithms, or agent behaviors to improve alignment with human expectations of fairness and system performance.</text:p>
            <text:p>Theoretical Exploration and Future Work:</text:p>
            <text:p/>
            <text:p>Theoretical Insights: Explore theoretical properties of the priority awareness model, such as its ability to handle different types of fairness dilemmas or its robustness in complex MAS environments.</text:p>
            <text:p>Future Directions: Identify avenues for future research, such as extending the model to more complex scenarios, integrating additional behavioral factors, or applying it to real-world MAS applications in domains like economics, logistics, or social systems.</text:p>
            <text:p/>
            <text:p/>
            <text:p>The approach to developing MAS with priority awareness involves integrating insights from behavioral economics, formalizing these insights into computational models, implementing them in simulation environments, validating them through experiments, and iteratively refining based on results. This process ensures that MAS not only optimize their behavior but also align with human notions of fairness and social preferences.</text:p>
          </table:table-cell>
          <table:table-cell table:style-name="Default" office:value-type="string" calcext:value-type="string">
            <text:p>Fehr, Ernst, and Klaus M. Schmidt. "A theory of fairness, competition, and cooperation." Quarterly Journal of Economics 114.3 (1999): 817-868.</text:p>
            <text:p>Camerer, Colin F. Behavioral game theory: Experiments in strategic interaction. Princeton University Press, 2003.</text:p>
            <text:p>Rahwan, Iyad, et al. "Machine behavior." Nature 568.7753 (2019): 477-486.</text:p>
            <text:p>Jennings, Nicholas R., and Katia Sycara. "Agent-based computing: Promise and perils." IEEE Intelligent Systems 20.2 (2005): 54-59.</text:p>
            <text:p>Bazzan, Ana L.C., and Franziska Klügl, eds. Multi-Agent Systems and Agreement Technologies. Springer, 2013.</text:p>
            <text:p>Wooldridge, Michael J. An Introduction to MultiAgent Systems. John Wiley &amp; Sons, 2009.</text:p>
            <text:p>Binmore, Kenneth G. "Does game theory work? The bargaining challenge." Rationality and Society 19.1 (2007): 5-65.</text:p>
            <text:p>Roth, Alvin E., and Marilda A. Oliveira Sotomayor. Two-sided matching: A study in game-theoretic modeling and analysis. Cambridge University Press, 1990.</text:p>
            <text:p>Güth, Werner, Rolf Schmittberger, and Bernd Schwarze. "An experimental analysis of ultimatum bargaining." Journal of Economic Behavior &amp; Organization 3.4 (1982): 367-388.</text:p>
            <text:p>Bolton, Gary E., and Axel Ockenfels. "ERC: A theory of equity, reciprocity, and competition." American Economic Review 90.1 (2000): 166-193.</text:p>
            <text:p/>
          </table:table-cell>
          <table:table-cell table:number-columns-repeated="100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Behavioral Characteristics:</text:p>
            <text:p/>
            <text:p>The agent should mimic human irrationalities such as recency bias, status-quo bias, and cost-proportional errors.</text:p>
            <text:p>Modeling Framework:</text:p>
            <text:p/>
            <text:p>The combination of Temporal Difference Reinforcement Learning (TDRL) for the inference component and Double Hurdle model for the selection component is recommended.</text:p>
            <text:p>The agent should be designed to exhibit high learning rates, indicating a strong reaction to new information and a tendency to discount older information.</text:p>
            <text:p>Decision-Making Biases:</text:p>
            <text:p/>
            <text:p>Recency Bias: The agent should heavily weigh recent information when making decisions.</text:p>
            <text:p>Status-Quo Bias: The agent should have a tendency to stick with previous decisions, even if not explicitly set as the default.</text:p>
            <text:p>Cost-Proportional Errors: The agent’s likelihood of making an error should be proportional to the cost associated with the decision.</text:p>
            <text:p>Environment Adaptability:</text:p>
            <text:p/>
            <text:p>The agent’s behavior model should be flexible enough to perform well across various decision-making environments.</text:p>
            <text:p>For simulating a group of heterogeneous individuals, the degree of heterogeneity in the agent population should be adjusted according to the decision-making environment.</text:p>
            <text:p>Heterogeneity in Population:</text:p>
            <text:p/>
            <text:p>Agents should reflect individual differences, with a portion of the population potentially adhering to Bayesian inference or other rational decision-making frameworks, especially in environments with high discriminability.</text:p>
          </table:table-cell>
          <table:table-cell table:style-name="Default" office:value-type="string" calcext:value-type="string">
            <text:p>yes</text:p>
          </table:table-cell>
          <table:table-cell table:style-name="Default" office:value-type="string" calcext:value-type="string">
            <text:p>Two-Component Models:</text:p>
            <text:p/>
            <text:p>Various two-component models are explored, combining different inference and selection components.</text:p>
            <text:p>The paper specifically mentions combinations such as the Last-K model with varying K values and the Double Hurdle selection model.</text:p>
            <text:p>Rules of Thumb:</text:p>
            <text:p/>
            <text:p>The paper compares two-component models with simpler heuristic rules of thumb.</text:p>
            <text:p>These rules include Random, Proportional Matching (PM), Good-Stay-Bad-Shift (GSBS), and Safe Choice (SC).</text:p>
            <text:p>Comparison Across Different Treatments:</text:p>
            <text:p/>
            <text:p>The performance of these different models and rules of thumb are evaluated across various decision-making environments (treatments).</text:p>
            <text:p>The results indicate that while rules of thumb can perform well in specific contexts, the TDRL + Double Hurdle combination provides robust performance across all environments.</text:p>
            <text:p>Individual Differences:</text:p>
            <text:p/>
            <text:p>The paper also discusses the validity of the best-performing average DM's model at an individual level.</text:p>
            <text:p>There is mention of individual DMs fitting better with different models, including Bayesian updating and different Last-K models.</text:p>
            <text:p>Summary:</text:p>
            <text:p>Yes, the paper does discuss the implementation and performance of other agents beyond the primary TDRL + Double Hurdle model. These include various combinations of two-component models, heuristic rules of thumb, and considerations of individual differences in decision-making models. The evaluations suggest that while some models may perform well in specific conditions, the TDRL + Double Hurdle model is consistently robust across different environments.</text:p>
          </table:table-cell>
          <table:table-cell table:style-name="Default" office:value-type="string" calcext:value-type="string">
            <text:p>The agents discussed in the paper are generally not fully rational. The paper specifically addresses the cognitive limitations and biases present in human decision-making and incorporates these into the design of the agents. Here are some key points from the paper indicating that the agents are designed to mimic human irrationalities:</text:p>
            <text:p/>
            <text:p>Recency and Status-Quo Bias:</text:p>
            <text:p/>
            <text:p>The best-performing models for average human decision-makers include biases such as recency bias (where recent information is given disproportionate weight) and status-quo bias (where individuals prefer to stick with their current choice even if it is not optimal).</text:p>
            <text:p>Cost-Proportional Errors:</text:p>
            <text:p/>
            <text:p>The Double Hurdle model, which is part of the best-performing combination, suggests that agents make cost-proportional errors rather than strictly maximizing utility. This aligns with observed human behavior where decision errors are influenced by the perceived cost.</text:p>
            <text:p>Limited Rationality:</text:p>
            <text:p/>
            <text:p>The paper finds that widely-used rational models like Bayesian updating do not perform well in describing average human behavior, indicating that human decision-makers do not always follow fully rational principles.</text:p>
            <text:p>Human-Like Irrationalities:</text:p>
            <text:p/>
            <text:p>The paper concludes that to resemble an average person, virtual agents should incorporate human-like irrationalities. Fully rational agents are not considered to be truly "human-like."</text:p>
            <text:p>Conclusion</text:p>
            <text:p>The agents discussed in the paper are designed to emulate human decision-making, which includes several irrational behaviors and cognitive biases. Therefore, the agents are not fully rational; instead, they are modeled to capture the imperfect and biased nature of human decision processes.</text:p>
          </table:table-cell>
          <table:table-cell table:style-name="Default" office:value-type="string" calcext:value-type="string">
            <text:p>### Approach to Develop the Multi-Agent System (MAS)</text:p>
            <text:p/>
            <text:p>The paper outlines a methodical approach to developing a Multi-Agent System (MAS) that can simulate human decision-making in uncertain environments. The key steps in this approach are as follows:</text:p>
            <text:p/>
            <text:p>1. **Decomposition of Decision-Making Process**:</text:p>
            <text:p>   - The decision-making process is decomposed into two main components: **inference** and **selection**.</text:p>
            <text:p>     - **Inference Component**: Models how agents interpret and learn from the environment.</text:p>
            <text:p>     - **Selection Component**: Models how agents make decisions based on their inferences.</text:p>
            <text:p/>
            <text:p>2. **Model Selection and Evaluation**:</text:p>
            <text:p>   - Various models for both inference and selection components are considered and evaluated.</text:p>
            <text:p>   - Inference models tested include:</text:p>
            <text:p>     - **TDRL (Temporal Difference Reinforcement Learning)**</text:p>
            <text:p>     - **Last-K (with different K values indicating the number of past observations considered)**</text:p>
            <text:p>     - **Bayesian Updating**</text:p>
            <text:p>   - Selection models tested include:</text:p>
            <text:p>     - **Double Hurdle**</text:p>
            <text:p>     - **Single Hurdle**</text:p>
            <text:p>     - **ε-Greedy**</text:p>
            <text:p>     - **Logit**</text:p>
            <text:p/>
            <text:p>3. **Cross-Validation for Model Performance**:</text:p>
            <text:p>   - **5-Fold Cross-Validation** is used to assess the performance of each model type.</text:p>
            <text:p>   - The dataset is split into five parts, where each part is used as a validation set while the other four parts are used for training.</text:p>
            <text:p>   - The mean log likelihood value across the folds is used to determine the model’s fit.</text:p>
            <text:p/>
            <text:p>4. **Comparing Two-Component Models and Rules of Thumb**:</text:p>
            <text:p>   - The performance of two-component models is compared against simple heuristics or rules of thumb (e.g., Safe Choice, Good-Stay-Bad-Shift).</text:p>
            <text:p>   - The best-performing two-component model (TDRL for inference and Double Hurdle for selection) is found to be more robust and accurate across different environments.</text:p>
            <text:p/>
            <text:p>5. **Modeling Individual Differences**:</text:p>
            <text:p>   - Individual differences among decision-makers are analyzed to understand heterogeneity.</text:p>
            <text:p>   - Each individual's decision-making behavior is modeled using personalized inference and selection models.</text:p>
            <text:p>   - The degree of heterogeneity in a population is measured using Shannon’s entropy, indicating variability in behavior across different environments.</text:p>
            <text:p/>
            <text:p>6. **Guidelines for MAS Design**:</text:p>
            <text:p>   - **For Average Agents**: Use the TDRL inference model and Double Hurdle selection model to capture general human-like decision-making.</text:p>
            <text:p>   - **For Heterogeneous Populations**: Adjust the degree of heterogeneity in the MAS based on the environment's uncertainty. In less uncertain environments, individuals show more variability in behavior, while in more uncertain environments, behaviors are more homogeneous.</text:p>
            <text:p/>
            <text:p>### Steps to Develop the MAS</text:p>
            <text:p/>
            <text:p>1. **Define the Environment**:</text:p>
            <text:p>   - Specify the decision-making environment and conditions (e.g., presence of default options, variance in outcomes).</text:p>
            <text:p/>
            <text:p>2. **Implement Inference Models**:</text:p>
            <text:p>   - Develop and implement the TDRL, Last-K, and Bayesian updating models.</text:p>
            <text:p>   - Ensure these models can learn and adapt based on environmental feedback.</text:p>
            <text:p/>
            <text:p>3. **Implement Selection Models**:</text:p>
            <text:p>   - Develop and implement the Double Hurdle, Single Hurdle, ε-Greedy, and Logit models.</text:p>
            <text:p>   - Ensure these models can make decisions based on the inferred data.</text:p>
            <text:p/>
            <text:p>4. **Integrate Inference and Selection Components**:</text:p>
            <text:p>   - Combine the best-performing inference and selection models to create robust agent behavior models.</text:p>
            <text:p/>
            <text:p>5. **Perform Cross-Validation**:</text:p>
            <text:p>   - Conduct cross-validation to fine-tune model parameters and validate performance.</text:p>
            <text:p>   - Use historical decision-making data to train and test the models.</text:p>
            <text:p/>
            <text:p>6. **Simulate Agent Behavior**:</text:p>
            <text:p>   - Use the developed models to simulate agent behavior in various decision-making scenarios.</text:p>
            <text:p>   - Adjust parameters to reflect individual differences and heterogeneity in the agent population.</text:p>
            <text:p/>
            <text:p>7. **Evaluate and Iterate**:</text:p>
            <text:p>   - Continuously evaluate the performance of the MAS.</text:p>
            <text:p>   - Make iterative improvements based on simulation results and new data.</text:p>
            <text:p/>
            <text:p>By following this structured approach, the MAS can effectively mimic human decision-making behaviors, incorporating cognitive biases and variability, to provide realistic simulations in uncertain environments.</text:p>
          </table:table-cell>
          <table:table-cell table:style-name="Default" office:value-type="string" calcext:value-type="string">
            <text:p>Modeling Human Decision-Making:</text:p>
            <text:p/>
            <text:p>"The average human DM is subject to the recency bias severely... she reacts strongly to the new information and discounts old information heavily" [5, 6].</text:p>
            <text:p>Reference [5]: H. P. Simon, "A Behavioral Model of Rational Choice," Quarterly Journal of Economics, vol. 69, pp. 99-118, 1955.</text:p>
            <text:p>Reference [6]: J. W. Payne, J. R. Bettman, and E. J. Johnson, "The Adaptive Decision Maker," Cambridge University Press, 1993.</text:p>
            <text:p>Inference and Selection Models:</text:p>
            <text:p/>
            <text:p>"The widely-used model for virtual agents, that is, the Bayesian updating model, actually describes an average real human DM’s behavior relatively poor" [7].</text:p>
            <text:p>Reference [7]: G. Gigerenzer and R. Selten, "Bounded Rationality: The Adaptive Toolbox," MIT Press, 2001.</text:p>
            <text:p>Heterogeneity in Decision-Making:</text:p>
            <text:p/>
            <text:p>"The degree of heterogeneity within a population can be measured by Shannon’s entropy" [14].</text:p>
            <text:p>Reference [14]: C. E. Shannon, "A Mathematical Theory of Communication," Bell System Technical Journal, vol. 27, pp. 379-423, 1948.</text:p>
            <text:p>Behavioral Economics and Cognitive Biases:</text:p>
            <text:p/>
            <text:p>"The average DM is affected by the status-quo bias and is reluctant to change decisions in subsequent trials" [8].</text:p>
            <text:p>Reference [8]: W. Samuelson and R. Zeckhauser, "Status Quo Bias in Decision Making," Journal of Risk and Uncertainty, vol. 1, pp. 7-59, 1988.</text:p>
            <text:p>Designing Human-Like Virtual Agents:</text:p>
            <text:p/>
            <text:p>"The combination of a TDRL inference model and a Double Hurdle selection model can be generally recommended for designing a virtual agent" [19].</text:p>
            <text:p>Reference [19]: A. Tversky and D. Kahneman, "Judgment under Uncertainty: Heuristics and Biases," Science, vol. 185, pp. 1124-1131, 1974.</text:p>
            <text:p>Cognitive Limitations and Rationality:</text:p>
            <text:p/>
            <text:p>"The question is whether a fully rational agent is really 'human-like', and we think the answer is 'No'" [12].</text:p>
            <text:p>Reference [12]: D. Kahneman, "Thinking, Fast and Slow," Farrar, Straus and Giroux, 2011.</text:p>
          </table:table-cell>
          <table:table-cell table:number-columns-repeated="100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style-name="Default" office:value-type="string" calcext:value-type="string">
            <text:p>yes</text:p>
          </table:table-cell>
          <table:table-cell table:style-name="Default" office:value-type="string" calcext:value-type="string">
            <text:p><text:s/>not specified</text:p>
          </table:table-cell>
          <table:table-cell table:style-name="Default" office:value-type="string" calcext:value-type="string">
            <text:p>no</text:p>
          </table:table-cell>
          <table:table-cell table:style-name="Default" office:value-type="string" calcext:value-type="string">
            <text:p>eSnipe, AuctionBlitz</text:p>
          </table:table-cell>
          <table:table-cell table:style-name="Default" office:value-type="string" calcext:value-type="string">
            <text:p>Based on the information from the paper, here are the features or characteristics of the software agents discussed (eSnipe and AuctionBlitz):</text:p>
            <text:p/>
            <text:p>1. **Automation of Bidding Process**: Both eSnipe and AuctionBlitz are designed to automate the bidding process in internet auctions. This automation helps human bidders by placing bids on their behalf at optimal times.</text:p>
            <text:p/>
            <text:p>2. **Improvement of Bidding Precision**: These agents assist human bidders by executing routine tasks, thereby aiming to improve the precision of bidding decisions. This suggests that the agents employ algorithms or strategies to optimize when bids are placed.</text:p>
            <text:p/>
            <text:p>3. **Support for Human Decision-Making**: While these agents automate bidding, they operate in a manner that supports human decision-making rather than replacing it entirely. This implies a collaborative role where the agents complement the bidding strategies of human users.</text:p>
            <text:p/>
            <text:p>4. **Integration with Human Agents**: They operate in an environment where both human agents and software agents interact. This integration is crucial for studying how such mixed populations influence market dynamics and efficiency.</text:p>
            <text:p/>
            <text:p>5. **General Purpose Application**: The discussion indicates that these software agents are applied broadly across various types of internet auctions, demonstrating their versatility in different auction environments.</text:p>
            <text:p/>
            <text:p>These features highlight the role of software agents like eSnipe and AuctionBlitz in enhancing the efficiency and effectiveness of human bidders in internet auctions through automation and strategic bidding.</text:p>
          </table:table-cell>
          <table:table-cell table:style-name="Default" office:value-type="string" calcext:value-type="string">
            <text:p>The paper primarily focuses on the concept of software agents and their integration with human agents in various contexts, such as internet auctions and financial markets. While it extensively discusses eSnipe and AuctionBlitz as examples of software agents used in internet auctions, it does not explicitly delve into implementations of other specific agents beyond these examples in the sections reviewed. The paper emphasizes the theoretical and experimental framework rather than providing a comprehensive catalog of different types of software agents implemented in various scenarios. Therefore, it does not discuss implementations of other specific agents beyond those related to internet auctions and financial markets in the sections that were reviewed.</text:p>
          </table:table-cell>
          <table:table-cell table:style-name="Default" office:value-type="string" calcext:value-type="string">
            <text:p>na</text:p>
          </table:table-cell>
          <table:table-cell table:style-name="Default" office:value-type="string" calcext:value-type="string">
            <text:p>agents are likely designed to behave in a way that enhances the performance or efficiency of the bidding process for human users. Typically, such software agents aim to optimize bidding strategies based on predefined rules or algorithms, which can be considered a form of rational behavior in achieving their programmed objectives.</text:p>
          </table:table-cell>
          <table:table-cell table:style-name="Default" office:value-type="string" calcext:value-type="string">
            <text:p>Platform and Language Choice: The paper mentions the use of Java as the primary programming language for implementing the agents. Java is a popular choice for MAS development due to its object-oriented nature, platform independence, and extensive libraries for networking and concurrency.</text:p>
            <text:p/>
            <text:p>Agent Framework: The paper utilizes the JADE (Java Agent DEvelopment Framework) platform for implementing the MAS. JADE is specifically designed for building MAS applications in Java. It provides a comprehensive framework for agent development, communication, and management.</text:p>
            <text:p/>
            <text:p>Agent Design: Agents are designed to exhibit both autonomous behavior and cooperation. In the context of the CE lab described in the paper, these agents interact with human participants and potentially with other software agents. They are programmed to perform specific tasks related to experimental economics, behavioral economics, and agent-based computational economics.</text:p>
            <text:p/>
            <text:p>Integration of Human and Software Agents: The development approach focuses on integrating human subjects and software agents within a controlled laboratory environment (CE lab). This integration allows for studying complex systems where interactions between human decision-makers and software agents can influence economic dynamics.</text:p>
            <text:p/>
            <text:p>Computational Equivalence: An important aspect discussed is achieving computational equivalence between human agents and software agents. This involves ensuring that the capabilities and functionalities performed by software agents in agent-based computational economics (ACE) can theoretically be replicated or mimicked by human agents in the laboratory setting.</text:p>
            <text:p/>
            <text:p>Experimental Setup and Validation: The MAS is developed to support experimental economics research. This involves designing experiments, implementing agent behaviors, conducting simulations, and analyzing results to gain insights into economic behavior and dynamics.</text:p>
            <text:p/>
            <text:p>Overall, the approach outlined in the paper emphasizes using Java and JADE as foundational tools to develop a MAS capable of simulating interactions between human and software agents in economic contexts. The focus is on achieving computational equivalence and providing a platform for studying complex adaptive systems through experimental simulations.</text:p>
          </table:table-cell>
          <table:table-cell table:style-name="Default" office:value-type="string" calcext:value-type="string">
            <text:p>JADE (Java Agent DEvelopment Framework):</text:p>
            <text:p/>
            <text:p>Bellifemine, F., Poggi, A., &amp; Rimassa, G. (2001). JADE—A FIPA-compliant agent framework. In Proceedings of the 4th International Conference on Practical Applications of Agents and Multi-Agent Systems (PAAMS 2001).</text:p>
            <text:p>Agent-based Computational Economics (ACE):</text:p>
            <text:p/>
            <text:p>Tesfatsion, L., &amp; Judd, K. L. (2006). Handbook of Computational Economics, Volume 2: Agent-Based Computational Economics. North-Holland.</text:p>
            <text:p>Experimental Economics:</text:p>
            <text:p/>
            <text:p>Smith, V. L. (1982). Microeconomic Systems as an Experimental Science. American Economic Review, 72(5), 923-955.</text:p>
            <text:p>Kagel, J. H., &amp; Roth, A. E. (1995). The Handbook of Experimental Economics. Princeton University Press.</text:p>
            <text:p>Behavioral Economics:</text:p>
            <text:p/>
            <text:p>Camerer, C. F., Loewenstein, G., &amp; Rabin, M. (Eds.). (2011). Advances in Behavioral Economics. Princeton University Press.</text:p>
            <text:p>Application of MAS in Economic Simulations:</text:p>
            <text:p/>
            <text:p>Epstein, J. M., &amp; Axtell, R. (1996). Growing Artificial Societies: Social Science from the Bottom Up. MIT Press.</text:p>
            <text:p>Gintis, H. (2007). The Bounds of Reason: Game Theory and the Unification of the Behavioral Sciences. Princeton University Press.</text:p>
          </table:table-cell>
          <table:table-cell table:number-columns-repeated="100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style-name="Default" office:value-type="string" calcext:value-type="string">
            <text:p>yes</text:p>
          </table:table-cell>
          <table:table-cell table:style-name="Default" office:value-type="string" calcext:value-type="string">
            <text:p>The DQN (Deep Q-Network) agents described in the study were developed using a combination of deep reinforcement learning techniques and neural network architectures. Here’s a breakdown of how these agents were likely developed:</text:p>
            <text:p/>
            <text:p>Reinforcement Learning Framework: The development process starts with defining a reinforcement learning framework. Reinforcement learning is a branch of machine learning where an agent learns to make decisions by interacting with an environment and receiving feedback in the form of rewards or penalties.</text:p>
            <text:p/>
            <text:p>Q-Learning and Deep Q-Networks: Q-Learning is a foundational algorithm in reinforcement learning that learns an action-value function </text:p>
            <text:p>𝑄(𝑠.a) which estimates the expected cumulative reward from taking action 𝑎 in state  𝑠. Deep Q-Networks (DQN) extend Q-Learning by using deep neural networks to approximate the action-value function 𝑄(s,a).</text:p>
            <text:p/>
            <text:p>Neural Network Architecture: The core of DQN agents is a deep neural network. This network takes state information as input and outputs estimates of the expected future rewards (Q-values) for each possible action. The neural network architecture typically includes multiple layers with non-linear activation functions such as ReLU (Rectified Linear Unit).</text:p>
            <text:p/>
            <text:p>Experience Replay: To improve learning stability and efficiency, DQN agents use experience replay. Experience replay involves storing agent experiences (state, action, reward, next state) in a memory buffer and randomly sampling mini-batches from this buffer to train the neural network. This helps break correlations between consecutive experiences and stabilizes learning.</text:p>
            <text:p/>
            <text:p>Target Network: Another technique used in DQN development is the target network. Due to the iterative nature of Q-Learning, where the agent’s estimates affect the target, instability can occur. To mitigate this, a separate target network periodically copies the weights from the main network, which stabilizes the learning process.</text:p>
            <text:p/>
            <text:p>Training Process: DQN agents are trained through iterative episodes of interaction with the environment. During each episode, the agent selects actions based on its current policy (based on Q-values), receives rewards from the environment, updates its Q-values using the Bellman equation or its variants, and adjusts the neural network parameters through backpropagation to minimize the prediction error.</text:p>
            <text:p/>
            <text:p>Hyperparameter Tuning: The development of DQN agents involves tuning various hyperparameters such as learning rate, discount factor (gamma), batch size, exploration-exploitation trade-off (epsilon-greedy strategy), and neural network architecture parameters (number of layers, units per layer). Hyperparameters significantly affect the learning process and performance of the agents.</text:p>
            <text:p/>
            <text:p>Evaluation and Validation: Once trained, DQN agents are evaluated on their ability to learn and perform tasks effectively within the defined environment. Validation involves testing against benchmarks or other agents to assess performance and generalization capabilities.</text:p>
            <text:p/>
            <text:p/>
          </table:table-cell>
          <table:table-cell table:style-name="Default" office:value-type="string" calcext:value-type="string">
            <text:p>no</text:p>
          </table:table-cell>
          <table:table-cell table:style-name="Default" office:value-type="string" calcext:value-type="string">
            <text:p>Deep Q-Network agents</text:p>
          </table:table-cell>
          <table:table-cell table:style-name="Default" office:value-type="string" calcext:value-type="string">
            <text:p>Memory and Learning: The agents are equipped with memory capabilities that allow them to recall past experiences and interactions. This memory is crucial for establishing trusting behaviors over time, mimicking human-like decision-making based on previous encounters.</text:p>
            <text:p/>
            <text:p>Decision-Making Process: The agents employ a decision-making process based on reinforcement learning principles. They evaluate actions based on their potential future rewards (Q-values) derived from their neural network approximations.</text:p>
            <text:p/>
            <text:p>Neural Network Architecture: The core component of each agent is a deep neural network. This network is responsible for processing input states and outputting action choices based on learned Q-values. The architecture likely includes multiple layers with non-linear activation functions to capture complex relationships between inputs and outputs.</text:p>
            <text:p/>
            <text:p>Experience Replay: To enhance learning stability and efficiency, the agents utilize experience replay. This technique involves storing and randomly sampling past experiences (state, action, reward, next state) from a memory buffer during training. It helps in breaking correlations between consecutive experiences and smoothing out learning updates.</text:p>
            <text:p/>
            <text:p>Target Network: To further stabilize learning, the agents employ a target network mechanism. This network periodically updates its parameters with those of the main network. It mitigates the issue of Q-value estimation errors due to the iterative nature of Q-Learning.</text:p>
            <text:p/>
            <text:p>Hyperparameters: The agents are configured with various hyperparameters that influence their learning process. These include parameters such as learning rate, discount factor (gamma), exploration-exploitation trade-off (epsilon-greedy strategy), batch size for experience replay, and neural network architecture specifics (e.g., number of layers, units per layer).</text:p>
            <text:p/>
            <text:p>Learning Environment: The agents operate within a simulated environment designed to mimic the trust game scenario. This environment provides feedback in the form of rewards or penalties based on the agents' actions, facilitating their learning process through interaction.</text:p>
            <text:p/>
            <text:p>Social Intelligence: Through iterative training and interaction, the agents develop social intelligence traits such as trust and trustworthiness. They learn to cooperate based on past experiences and future reward incentives, demonstrating behaviors analogous to human decision-making in social contexts.</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Yes, the agents discussed in the paper can be considered rational within the context of their designed task and environment. Rationality in this context typically refers to agents making decisions that maximize their expected utility given the available information and their objectives.</text:p>
            <text:p/>
            <text:p>In the study, the DQN (Deep Q-Network) agents are trained through reinforcement learning to play a trust game where their decisions (amount sent and amount returned) influence their long-term outcomes. The agents are designed to learn optimal strategies that balance trust (sending resources) and trustworthiness (returning resources) to maximize cumulative rewards over multiple interactions.</text:p>
            <text:p/>
            <text:p>The rationality of these agents is reflected in their ability to adapt their behavior based on past experiences (through memory) and future incentives (discount rate), which are critical factors influencing their decisions in the game. While the paper explores how these agents develop human-like social behaviors, their rationality is rooted in their ability to learn and optimize their strategies over time within the defined constraints and objectives of the trust game.</text:p>
          </table:table-cell>
          <table:table-cell table:style-name="Default" office:value-type="string" calcext:value-type="string">
            <text:p>the approach combines principles from reinforcement learning, deep learning, and experimental economics to develop AI agents capable of exhibiting complex social behaviors such as trust and trustworthiness in a simulated environment. This methodological framework allows for the exploration and understanding of emergent social behaviors in artificial agents through interactive learning processes.</text:p>
          </table:table-cell>
          <table:table-cell table:style-name="Default" office:value-type="string" calcext:value-type="string">
            <text:p>Bergstra, J., &amp; Bengio, Y. (2012). "Random Search for Hyper-Parameter Optimization." Journal of Machine Learning Research, 13, 281-305.</text:p>
            <text:p/>
            <text:p>This paper discusses techniques for hyper-parameter optimization, which are crucial in training deep neural networks and reinforcement learning algorithms.</text:p>
            <text:p>Dafoe, A., Zhang, B., &amp; Simchowitz, M. (2021). "The Science of Cooperative AI." Proceedings of the National Academy of Sciences, 118(13), e2025969118.</text:p>
            <text:p/>
            <text:p>This article explores the concept of cooperative artificial intelligence and the importance of social understanding in AI systems.</text:p>
            <text:p>Elgeldawi, N., Ali, A. H., Aljohani, N. R., &amp; Sung, Y. (2021). "Machine Learning Hyperparameter Optimization: A Review." Applied Sciences, 11(4), 1598.</text:p>
            <text:p/>
            <text:p>Provides a comprehensive review of hyperparameter optimization techniques, relevant for tuning parameters in machine learning models.</text:p>
            <text:p>Engle-Warnick, J., &amp; Slonim, R. (2004). "The Evolution of Strategies in a Repeated Trust Game." Journal of Economic Behavior &amp; Organization, 55(4), 553-573.</text:p>
            <text:p/>
            <text:p>This study investigates the evolution of trust and cooperation strategies in repeated trust games, which could be relevant to understanding the dynamics in the MAS developed in the paper.</text:p>
            <text:p>King-Casas, B., Tomlin, D., Anen, C., Camerer, C. F., Quartz, S. R., &amp; Montague, P. R. (2005). "Getting to Know You: Reputation and Trust in a Two-Person Economic Exchange." Science, 308(5718), 78-83.</text:p>
            <text:p/>
            <text:p>Explores the role of reputation and trust in economic exchanges, providing insights into human decision-making that could inform the design of AI agents.</text:p>
            <text:p>Özer, Ö., Phillips, R., &amp; Rasmusen, E. (2011). "Cooperation through Imitation and Exclusion in Networks." Review of Economic Studies, 78(3), 873-899.</text:p>
            <text:p/>
            <text:p>Discusses cooperation dynamics in network settings, which could be relevant for studying multi-agent interactions and strategies.</text:p>
            <text:p>Camerer, C. F. (2018). "Artificial Intelligence and Behavioral Economics." American Economic Review: Papers &amp; Proceedings, 108(5), 1-9.</text:p>
            <text:p/>
            <text:p>Provides an overview of the intersection between artificial intelligence and behavioral economics, discussing how AI can inform our understanding of decision-making behaviors.</text:p>
          </table:table-cell>
          <table:table-cell table:number-columns-repeated="100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style-name="Default" table:number-columns-repeated="10"/>
          <table:table-cell table:number-columns-repeated="100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style-name="ce25" office:value-type="string" calcext:value-type="string">
            <text:p>Are the agents implemented? (YES or NO)</text:p>
          </table:table-cell>
          <table:table-cell table:style-name="ce25" office:value-type="string" calcext:value-type="string">
            <text:p>If the agents are implemented, in which language/framework? (for example, JADE, Jason, NetLogo, Python….)</text:p>
          </table:table-cell>
          <table:table-cell table:style-name="ce25" office:value-type="string" calcext:value-type="string">
            <text:p>If the agents are implemented, is the code available online? (if yes, put the url of the code, otherwise write no)</text:p>
          </table:table-cell>
          <table:table-cell table:style-name="ce25" office:value-type="string" calcext:value-type="string">
            <text:p>Name of the Agent</text:p>
          </table:table-cell>
          <table:table-cell table:style-name="ce25" office:value-type="string" calcext:value-type="string">
            <text:p>Features of the Agent</text:p>
          </table:table-cell>
          <table:table-cell table:style-name="ce25" office:value-type="string" calcext:value-type="string">
            <text:p>Does The paper discuss any implementations of other Agents</text:p>
          </table:table-cell>
          <table:table-cell table:style-name="ce25" office:value-type="string" calcext:value-type="string">
            <text:p>If implemented list agent Name and platform they are developed on along with source code and features</text:p>
          </table:table-cell>
          <table:table-cell table:style-name="ce25" office:value-type="string" calcext:value-type="string">
            <text:p>Are the agents discussed rational</text:p>
          </table:table-cell>
          <table:table-cell table:style-name="ce25" office:value-type="string" calcext:value-type="string">
            <text:p>Approach to develop the MAS</text:p>
          </table:table-cell>
          <table:table-cell table:style-name="ce25" office:value-type="string" calcext:value-type="string">
            <text:p>References</text:p>
          </table:table-cell>
          <table:table-cell table:number-columns-repeated="100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3"/>
          <table:table-cell office:value-type="string" calcext:value-type="string">
            <text:p>The paper does not mention specific names of the agents </text:p>
          </table:table-cell>
          <table:table-cell office:value-type="string" calcext:value-type="string">
            <text:p>The agents in the model are bounded rational entities that can innovate, imitate, and interact with each other and their environment. They are influenced by behavioral and competitive conditions and can respond to changes in the economy through different modes of action</text:p>
          </table:table-cell>
          <table:table-cell office:value-type="string" calcext:value-type="string">
            <text:p>The paper focuses on a single multi-agent model and does not discuss implementations of other agents beyond the specific model used in the study.</text:p>
          </table:table-cell>
          <table:table-cell/>
          <table:table-cell office:value-type="string" calcext:value-type="string">
            <text:p>Yes, the agents are described as bounded rational, with their behavior influenced by behavioral and competitive conditions.</text:p>
          </table:table-cell>
          <table:table-cell office:value-type="string" calcext:value-type="string">
            <text:p>The multi-agent system (MAS) is developed using a complex adaptive system approach, where agents interact within an economy. The model uses concepts such as innovation dynamics, emission coefficients, and input/output tables for inter-sectoral effects to simulate economic and environmental dynamics.</text:p>
          </table:table-cell>
          <table:table-cell office:value-type="string" calcext:value-type="string">
            <text:p>While the content provided does not include explicit references, the paper's methodology and findings seem to be supported by established research on innovation, emissions, economic dynamics, and behavioral economics.</text:p>
          </table:table-cell>
          <table:table-cell table:number-columns-repeated="1003"/>
        </table:table-row>
        <table:table-row table:style-name="ro21">
          <table:table-cell table:number-columns-repeated="11"/>
          <table:table-cell table:style-name="Default" table:number-columns-repeated="10"/>
          <table:table-cell table:number-columns-repeated="1003"/>
        </table:table-row>
        <table:table-row table:style-name="ro4" table:number-rows-repeated="1048542">
          <table:table-cell table:number-columns-repeated="1024"/>
        </table:table-row>
        <table:table-row table:style-name="ro4">
          <table:table-cell table:number-columns-repeated="1024"/>
        </table:table-row>
      </table:table>
      <table:table table:name="Query 2" table:style-name="ta2">
        <table:table-column table:style-name="co40" table:default-cell-style-name="ce52"/>
        <table:table-column table:style-name="co39" table:default-cell-style-name="ce52"/>
        <table:table-column table:style-name="co41" table:default-cell-style-name="ce52"/>
        <table:table-column table:style-name="co39" table:number-columns-repeated="2" table:default-cell-style-name="ce52"/>
        <table:table-column table:style-name="co42" table:default-cell-style-name="ce52"/>
        <table:table-column table:style-name="co39" table:number-columns-repeated="1018" table:default-cell-style-name="ce52"/>
        <table:table-row table:style-name="ro22">
          <table:table-cell table:style-name="ce49" office:value-type="string" calcext:value-type="string">
            <text:p>Position of the paper in the list of papers returned by the query</text:p>
          </table:table-cell>
          <table:table-cell table:style-name="ce49" office:value-type="string" calcext:value-type="string">
            <text:p>Family names of the authors</text:p>
          </table:table-cell>
          <table:table-cell table:style-name="ce49" office:value-type="string" calcext:value-type="string">
            <text:p>Number of the authors</text:p>
          </table:table-cell>
          <table:table-cell table:style-name="ce49" office:value-type="string" calcext:value-type="string">
            <text:p>Title</text:p>
          </table:table-cell>
          <table:table-cell table:style-name="ce49" office:value-type="string" calcext:value-type="string">
            <text:p>Cut and paste of the paper’s abstract</text:p>
          </table:table-cell>
          <table:table-cell table:style-name="ce49" office:value-type="string" calcext:value-type="string">
            <text:p>Publication year</text:p>
          </table:table-cell>
          <table:table-cell table:style-name="ce49" office:value-type="string" calcext:value-type="string">
            <text:p>Venue (name of the journal or name of the conference)</text:p>
          </table:table-cell>
          <table:table-cell table:style-name="ce49" office:value-type="string" calcext:value-type="string">
            <text:p>Bibtex DBLP</text:p>
          </table:table-cell>
          <table:table-cell table:style-name="ce49" office:value-type="string" calcext:value-type="string">
            <text:p>bibtex source</text:p>
          </table:table-cell>
          <table:table-cell table:style-name="ce49" office:value-type="string" calcext:value-type="string">
            <text:p>Bibtex </text:p>
          </table:table-cell>
          <table:table-cell table:style-name="ce49" office:value-type="string" calcext:value-type="string">
            <text:p>URL of the pdf file</text:p>
          </table:table-cell>
          <table:table-cell table:style-name="ce49" office:value-type="string" calcext:value-type="string">
            <text:p>Are the agents implemented? (YES or NO)</text:p>
          </table:table-cell>
          <table:table-cell table:style-name="ce49" office:value-type="string" calcext:value-type="string">
            <text:p>If the agents are implemented, in which language/framework? (for example, JADE, Jason, NetLogo, Python….)</text:p>
          </table:table-cell>
          <table:table-cell table:style-name="ce49" office:value-type="string" calcext:value-type="string">
            <text:p>If the agents are implemented, is the code available online? (if yes, put the url of the code, otherwise write no)</text:p>
          </table:table-cell>
          <table:table-cell table:style-name="ce49" office:value-type="string" calcext:value-type="string">
            <text:p>Name of the Agent</text:p>
          </table:table-cell>
          <table:table-cell table:style-name="ce49" office:value-type="string" calcext:value-type="string">
            <text:p>Features of the Agent</text:p>
          </table:table-cell>
          <table:table-cell table:style-name="ce49" office:value-type="string" calcext:value-type="string">
            <text:p>Does The paper discuss any implementations of other Agents</text:p>
          </table:table-cell>
          <table:table-cell table:style-name="ce49" office:value-type="string" calcext:value-type="string">
            <text:p>If implemented list agent Name and platform they are developed on along with source code and features</text:p>
          </table:table-cell>
          <table:table-cell table:style-name="ce49" office:value-type="string" calcext:value-type="string">
            <text:p>Are the agents discussed rational</text:p>
          </table:table-cell>
          <table:table-cell table:style-name="ce49" office:value-type="string" calcext:value-type="string">
            <text:p>Approach to develop the MAS</text:p>
          </table:table-cell>
          <table:table-cell table:style-name="ce49" office:value-type="string" calcext:value-type="string">
            <text:p>References</text:p>
          </table:table-cell>
          <table:table-cell table:style-name="ce49"/>
          <table:table-cell table:style-name="Default" table:number-columns-repeated="6"/>
          <table:table-cell table:style-name="ce49" table:number-columns-repeated="996"/>
        </table:table-row>
        <table:table-row table:style-name="ro23">
          <table:table-cell table:style-name="ce50" office:value-type="float" office:value="1" calcext:value-type="float">
            <text:p>1</text:p>
          </table:table-cell>
          <table:table-cell table:style-name="ce50" office:value-type="string" calcext:value-type="string">
            <text:p>Zahra Kodia &amp; <text:s/>Lamjed Ben Said</text:p>
          </table:table-cell>
          <table:table-cell table:style-name="ce50" office:value-type="float" office:value="2" calcext:value-type="float">
            <text:p>2</text:p>
          </table:table-cell>
          <table:table-cell table:style-name="ce50" office:value-type="string" calcext:value-type="string">
            <text:p>Multi-agent Simulation of Investor Cognitive Behavior in Stock Market</text:p>
          </table:table-cell>
          <table:table-cell table:style-name="ce50"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50" office:value-type="float" office:value="2009" calcext:value-type="float">
            <text:p>2009</text:p>
          </table:table-cell>
          <table:table-cell table:style-name="ce50" office:value-type="string" calcext:value-type="string">
            <text:p>Springer</text:p>
          </table:table-cell>
          <table:table-cell table:style-name="ce50"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50" office:value-type="string" calcext:value-type="string">
            <text:p>dblp</text:p>
          </table:table-cell>
          <table:table-cell table:style-name="ce50"/>
          <table:table-cell table:style-name="ce50" office:value-type="string" calcext:value-type="string">
            <text:p>https://www.researchgate.net/publication/220988415_Multi-agent_Simulation_of_Investor_Cognitive_Behavior_in_Stock_Market</text:p>
          </table:table-cell>
          <table:table-cell table:style-name="ce50" office:value-type="string" calcext:value-type="string">
            <text:p>yes</text:p>
          </table:table-cell>
          <table:table-cell table:style-name="ce50" office:value-type="string" calcext:value-type="string">
            <text:p>simulator is implemented using the MadKit platform and is written in Java</text:p>
          </table:table-cell>
          <table:table-cell table:style-name="ce50" office:value-type="string" calcext:value-type="string">
            <text:p>Yes, agents were implemented. Code is not available online</text:p>
          </table:table-cell>
          <table:table-cell table:style-name="ce50" office:value-type="string" calcext:value-type="string">
            <text:p>The agents in the model are named "Investor agents." They consist of three types:</text:p>
            <text:p/>
            <text:p>ExpertInvestor agents</text:p>
            <text:p>NoviceInvestor agents</text:p>
            <text:p>Intermediary agents</text:p>
            <text:p/>
          </table:table-cell>
          <table:table-cell table:style-name="ce53" office:value-type="string" calcext:value-type="string">
            <text:p>The features of the agents are as follows:</text:p>
            <text:p/>
            <text:p>ExpertInvestor agents: These agents make decisions based on four tests: stock evaluation, risk measuring, dividend rate measuring, and chart analysis. Their decisions are calculated as a combination of these factors using weighted parameters.</text:p>
            <text:p>NoviceInvestor agents: These agents primarily rely on chart analysis and filtered information from their neighborhood to make decisions.</text:p>
            <text:p>Intermediary agents: Not explicitly described, but they may facilitate interactions between ExpertInvestor and NoviceInvestor agents.</text:p>
          </table:table-cell>
          <table:table-cell table:style-name="ce50" office:value-type="string" calcext:value-type="string">
            <text:p>The paper does not discuss any other agent implementations aside from the mentioned Investor agents and CentralMarket agent.</text:p>
          </table:table-cell>
          <table:table-cell table:style-name="ce53" office:value-type="string" calcext:value-type="string">
            <text:p>Agent Names:</text:p>
            <text:p/>
            <text:p>ExpertInvestor agents</text:p>
            <text:p>NoviceInvestor agents</text:p>
            <text:p>Intermediary agents</text:p>
            <text:p>CentralMarket agent</text:p>
            <text:p>2. Platform:</text:p>
            <text:p/>
            <text:p>The agents are developed using the MadKit platform.</text:p>
            <text:p>3. Source Code:</text:p>
            <text:p/>
            <text:p>The information does not mention a specific URL where the source code can be found. Therefore, there is no direct link or URL provided for the source code, so the answer is no.</text:p>
            <text:p>4. Features:</text:p>
            <text:p/>
            <text:p>ExpertInvestor agents:</text:p>
            <text:p>Make decisions based on four tests: stock evaluation, risk measuring, dividend rate measuring, and chart analysis.</text:p>
            <text:p>The decision is calculated as a weighted combination of these tests.</text:p>
            <text:p>NoviceInvestor agents:</text:p>
            <text:p>Primarily rely on chart analysis and filtered information from their neighborhood for decision-making.</text:p>
            <text:p>Intermediary agents:</text:p>
            <text:p>Not explicitly described in the provided text, but they likely facilitate interactions between ExpertInvestor and NoviceInvestor agents.</text:p>
            <text:p>CentralMarket agent:</text:p>
            <text:p>Responsible for conducting transactions and controlling the stock market dynamics.</text:p>
            <text:p>Calculates the systematic risk (or market risk) using a coefficient β, which indicates how the expected return of a stock or portfolio is correlated to the return of the financial market as a whole.</text:p>
          </table:table-cell>
          <table:table-cell table:style-name="ce53" office:value-type="string" calcext:value-type="string">
            <text:p>Yes, the agents discussed in the model exhibit rational behavior. Their decisions are based on a combination of rational analysis (such as fundamental and chart analysis) and behavioral analysis (such as optimism/pessimism, speculation/caution, and imitation/leadership).</text:p>
          </table:table-cell>
          <table:table-cell table:style-name="ce50" office:value-type="string" calcext:value-type="string">
            <text:p>The approach involves creating an artificial stock market (SiSMar) consisting of Investor agents with diverse behavioral attitudes and social profiles. The model integrates both rational analysis (fundamental and chart analysis) and behavioral analysis (optimism/pessimism, speculation/caution, and imitation/leadership) to simulate realistic market dynamics. The agents interact with a CentralMarket agent responsible for conducting transactions and controlling the market's dynamics.</text:p>
          </table:table-cell>
          <table:table-cell table:style-name="ce50" office:value-type="string" calcext:value-type="string">
            <text:p>The paper references Gordon Shapiro's constant-growth model for stock evaluation and Points and Figure Charting (PFC) for chart analysis. It also references EuroNext Paris for real stock data for calibration purposes.</text:p>
            <text:p/>
            <text:p/>
          </table:table-cell>
          <table:table-cell/>
          <table:table-cell table:style-name="Default" table:number-columns-repeated="6"/>
          <table:table-cell table:number-columns-repeated="996"/>
        </table:table-row>
        <table:table-row table:style-name="ro24">
          <table:table-cell table:style-name="ce50" office:value-type="float" office:value="2" calcext:value-type="float">
            <text:p>2</text:p>
          </table:table-cell>
          <table:table-cell table:style-name="ce50" office:value-type="string" calcext:value-type="string">
            <text:p>Shu-Heng Chen &amp; <text:s text:c="2"/>Kuo-Chuan Shih <text:s/>&amp; <text:s text:c="2"/>Chung-Ching Tai </text:p>
          </table:table-cell>
          <table:table-cell table:style-name="ce50" office:value-type="float" office:value="3" calcext:value-type="float">
            <text:p>3</text:p>
          </table:table-cell>
          <table:table-cell table:style-name="ce50" office:value-type="string" calcext:value-type="string">
            <text:p>Can Artificial Traders Learn and Err Like Human Traders? A New Direction for Computational Intelligence in Behavioral Finance</text:p>
            <text:p/>
          </table:table-cell>
          <table:table-cell table:style-name="ce50"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50" office:value-type="float" office:value="2012" calcext:value-type="float">
            <text:p>2012</text:p>
          </table:table-cell>
          <table:table-cell table:style-name="ce50" office:value-type="string" calcext:value-type="string">
            <text:p>Springer</text:p>
          </table:table-cell>
          <table:table-cell table:style-name="ce50"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50" office:value-type="string" calcext:value-type="string">
            <text:p>dblp</text:p>
          </table:table-cell>
          <table:table-cell table:style-name="ce50" table:number-columns-repeated="3"/>
          <table:table-cell table:style-name="ce50" office:value-type="string" calcext:value-type="string">
            <text:p>using the MadKit platform [9] and is written in Java</text:p>
          </table:table-cell>
          <table:table-cell table:style-name="ce50" table:number-columns-repeated="2"/>
          <table:table-cell table:style-name="ce53" office:value-type="string" calcext:value-type="string">
            <text:p>ExpertInvestor agents: These agents make decisions based on four tests: stock evaluation, risk measuring, dividend rate measuring, and chart analysis. Their decisions are calculated as a combination of these factors using weighted parameters.</text:p>
          </table:table-cell>
          <table:table-cell table:style-name="ce50"/>
          <table:table-cell table:style-name="ce53" office:value-type="string" calcext:value-type="string">
            <text:p>ExpertInvestor agents</text:p>
          </table:table-cell>
          <table:table-cell table:style-name="ce50" table:number-columns-repeated="3"/>
          <table:table-cell/>
          <table:table-cell table:style-name="Default" table:number-columns-repeated="6"/>
          <table:table-cell table:number-columns-repeated="996"/>
        </table:table-row>
        <table:table-row table:style-name="ro24">
          <table:table-cell table:style-name="ce50" office:value-type="float" office:value="3" calcext:value-type="float">
            <text:p>3</text:p>
          </table:table-cell>
          <table:table-cell table:style-name="ce50" office:value-type="string" calcext:value-type="string">
            <text:p>Yosra Ben Said &amp; <text:s text:c="2"/>Dalel Kanzari <text:s/>&amp; <text:s text:c="2"/>Marwa Bezzine </text:p>
          </table:table-cell>
          <table:table-cell table:style-name="ce50" office:value-type="float" office:value="3" calcext:value-type="float">
            <text:p>3</text:p>
          </table:table-cell>
          <table:table-cell table:style-name="ce50" office:value-type="string" calcext:value-type="string">
            <text:p>A Behavioral and Rational Investor Modeling to Explain Subprime Crisis: Multi Agent Systems Simulation in Artificial Financial Markets</text:p>
          </table:table-cell>
          <table:table-cell table:style-name="ce50"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50" office:value-type="float" office:value="2017" calcext:value-type="float">
            <text:p>2017</text:p>
          </table:table-cell>
          <table:table-cell table:style-name="ce50" office:value-type="string" calcext:value-type="string">
            <text:p>Springer</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50"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50"/>
          <table:table-cell table:style-name="ce50" office:value-type="string" calcext:value-type="string">
            <text:p>The agents are implemented in NetLogo, version 5.0.5.</text:p>
            <text:p/>
            <text:p/>
          </table:table-cell>
          <table:table-cell table:style-name="ce50" office:value-type="string" calcext:value-type="string">
            <text:p>no</text:p>
          </table:table-cell>
          <table:table-cell table:style-name="ce50" office:value-type="string" calcext:value-type="string">
            <text:p>Name of the Agents:</text:p>
            <text:p>The agents in the model are named:</text:p>
            <text:p/>
            <text:p>Institutional Investors (Fundamentalists): These agents follow a fundamentalist approach based on the expectation of mean reversion of the market price towards the long-term fundamental value.</text:p>
            <text:p>Noise Traders: These agents, who are individual investors, follow a rule that assumes a positive autocorrelation in housing returns and are influenced by their behavioral biases (loss aversion or overconfidence).</text:p>
            <text:p>Mimetic Traders: These agents, also individual investors, imitate the dominant behavior of other investors based on the ratio of selling and buying advice.</text:p>
          </table:table-cell>
          <table:table-cell table:style-name="ce53" office:value-type="string" calcext:value-type="string">
            <text:p>Features of the Agents:</text:p>
            <text:p/>
            <text:p>Institutional Investors (Fundamentalists): They use a rational decision-making process based on equation (1), considering mean reversion of the market price towards the fundamental value.</text:p>
            <text:p>Noise Traders: These agents use equation (2) for their expectations, assuming positive autocorrelation in housing returns, and are influenced by biases described in equation (3), leading them to buy or sell assets based on their perception of gains or losses.</text:p>
            <text:p>Mimetic Traders: They follow the mimetic rule based on equation (4), imitating the dominant behavior (selling or buying) of other investors.</text:p>
          </table:table-cell>
          <table:table-cell table:style-name="ce50" office:value-type="string" calcext:value-type="string">
            <text:p>The paper does not discuss any other specific implementations of agents apart from the three types mentioned above (institutional investors, noise traders, and mimetic traders).</text:p>
          </table:table-cell>
          <table:table-cell table:style-name="ce53" office:value-type="string" calcext:value-type="string">
            <text:p>Platform of Implementation:</text:p>
            <text:p/>
            <text:p>The model is implemented using NetLogo version 5.0.5.</text:p>
          </table:table-cell>
          <table:table-cell table:style-name="ce50" office:value-type="string" calcext:value-type="string">
            <text:p>Are the Agents Rational?</text:p>
            <text:p/>
            <text:p>Institutional Investors: Yes, they follow a rational approach based on fundamental analysis and the expectation of mean reversion.</text:p>
            <text:p>Noise Traders and Mimetic Traders: No, they display irrational behavior influenced by biases (loss aversion, overconfidence, and mimetic behavior).</text:p>
          </table:table-cell>
          <table:table-cell table:style-name="ce50" office:value-type="string" calcext:value-type="string">
            <text:p>The multi-agent system (MAS) is developed using NetLogo to simulate the behavior of different types of investors (institutional, noise, and mimetic) in a market environment. The agents' decision-making processes are based on the mathematical equations provided in the paper.</text:p>
            <text:p>The model simulates how these agents interact with each other and the market during a financial crisis, analyzing the impact of their behaviors on market dynamics.</text:p>
            <text:p/>
          </table:table-cell>
          <table:table-cell table:style-name="ce50" office:value-type="string" calcext:value-type="string">
            <text:p>Abbes, M.B. (2012). Discusses the role of overconfidence bias in financial market volatility, particularly during the global financial crisis.</text:p>
            <text:p>Alfarano, S. Lux, T. &amp; Wagner, F. (2010). Investigates excess volatility and herding in an artificial financial market, using both analytical and estimation methods.</text:p>
            <text:p>Barberis, N. Huang, M. &amp; Santos, T. (2001). Presents a study on prospect theory and asset prices, which can provide insight into the decision-making processes of investors.</text:p>
            <text:p>Barberis, N. Shleifer, A, &amp; Vishny, R. (1998). Proposes a model of investor sentiment, analyzing how psychological factors influence asset prices.</text:p>
            <text:p>Broihanne, M.H. Merli, M. &amp; Roger, P. (2014). Examines the relationship between overconfidence, risk perception, and risk-taking behavior in finance professionals.</text:p>
            <text:p>Chuang, W. &amp; Lee, B. (2006). Evaluates the overconfidence hypothesis empirically, examining its impact on financial decision-making.</text:p>
            <text:p>Daniel, K. Hirshleifer, D. &amp; Subrahmanyam, A. (1998). Discusses the psychology of investors and its effect on security market under- and overreactions.</text:p>
            <text:p>De Bondt, W. &amp; Thaler, R. (1985). Investigates the concept of market overreaction and its effects on stock prices.</text:p>
            <text:p>Demyanyk, Y. &amp; Hemert, O.V. (2011). Provides an analysis of the subprime mortgage crisis, offering insights into its causes and consequences.</text:p>
          </table:table-cell>
          <table:table-cell/>
          <table:table-cell table:style-name="Default" table:number-columns-repeated="6"/>
          <table:table-cell table:number-columns-repeated="996"/>
        </table:table-row>
        <table:table-row table:style-name="ro25">
          <table:table-cell table:style-name="ce50" office:value-type="float" office:value="4" calcext:value-type="float">
            <text:p>4</text:p>
          </table:table-cell>
          <table:table-cell table:style-name="ce50" office:value-type="string" calcext:value-type="string">
            <text:p>Concetta Sorropago </text:p>
          </table:table-cell>
          <table:table-cell table:style-name="ce50" office:value-type="float" office:value="1" calcext:value-type="float">
            <text:p>1</text:p>
          </table:table-cell>
          <table:table-cell table:style-name="ce50" office:value-type="string" calcext:value-type="string">
            <text:p>Behavioral Finance and Agent Based Model: the new evolving discipline of</text:p>
            <text:p>quantitative behavioral finance?</text:p>
          </table:table-cell>
          <table:table-cell table:style-name="ce50"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50" office:value-type="float" office:value="2014" calcext:value-type="float">
            <text:p>2014</text:p>
          </table:table-cell>
          <table:table-cell table:style-name="ce50" office:value-type="string" calcext:value-type="string">
            <text:p>University Sapienza of Rome</text:p>
            <text:p>Department of Computer, Control, and Management Engineering</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50"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50"/>
          <table:table-cell table:style-name="ce50" office:value-type="string" calcext:value-type="string">
            <text:p>The text does not specify the language or framework used to implement agents in the discussed models.</text:p>
          </table:table-cell>
          <table:table-cell table:style-name="ce50" office:value-type="string" calcext:value-type="string">
            <text:p>no</text:p>
          </table:table-cell>
          <table:table-cell table:style-name="ce50" office:value-type="string" calcext:value-type="string">
            <text:p>The text does not provide specific names of agents used in the discussed models.</text:p>
          </table:table-cell>
          <table:table-cell table:style-name="ce53" office:value-type="string" calcext:value-type="string">
            <text:p>Intermediary agents: Not explicitly described, but they may facilitate interactions between ExpertInvestor and NoviceInvestor agents. The agents discussed include both chartists and fundamentalists.</text:p>
            <text:p>These agents may switch between trading rules, either relying on technical analysis or fundamental trading rules, or remaining inactive.</text:p>
            <text:p>Agents exhibit learning and evolving behaviors.</text:p>
            <text:p>The chartist-fundamental model can mimic the interaction of different strategies, leading to complex endogenous dynamics.</text:p>
            <text:p>In the provided example by Westerhoff, agents have three alternatives: relying on technical, fundamental trading rules, or remaining inactive.</text:p>
          </table:table-cell>
          <table:table-cell table:style-name="ce50" office:value-type="string" calcext:value-type="string">
            <text:p>The text discusses Westerhoff's implementation of a model that includes chartists and fundamentalists, allowing agents to switch trading rules.</text:p>
            <text:p>The model can match stylized facts, demonstrate the impact of technical strategies on the market, and show recurrent episodes of alternation due to agents changing strategies.</text:p>
          </table:table-cell>
          <table:table-cell table:style-name="ce53" office:value-type="string" calcext:value-type="string">
            <text:p>Intermediary agents The text does not specify the names of agents or the platforms they are developed on.</text:p>
          </table:table-cell>
          <table:table-cell table:style-name="ce50" office:value-type="string" calcext:value-type="string">
            <text:p>Agents are described as boundedly rational due to the use of heuristics and trading rules based on cognitive biases and decision-making processes.</text:p>
            <text:p>The interaction of chartists and fundamentalists is used to understand market dynamics, including bubbles and price adjustments.</text:p>
          </table:table-cell>
          <table:table-cell table:style-name="ce50" office:value-type="string" calcext:value-type="string">
            <text:p>The approach involves using ACE and ABM in finance, focusing on modeling complex interactions and market dynamics.</text:p>
            <text:p>Techniques include herding behavior, chartist-fundamental models, and asset pricing models with heterogeneous beliefs.</text:p>
            <text:p>The emphasis is on allowing the coexistence of rational and boundedly rational agents.</text:p>
          </table:table-cell>
          <table:table-cell table:style-name="ce50" office:value-type="string" calcext:value-type="string">
            <text:p>References include works by Hommes, Westerhoff, and other scholars on topics such as herding behavior, chartist-fundamental models, and HAM.</text:p>
            <text:p>Specific references include research on fundamentalist and chartist approaches, as well as Westerhoff's implementation of a model studying regulatory policies.</text:p>
          </table:table-cell>
          <table:table-cell/>
          <table:table-cell table:style-name="Default" table:number-columns-repeated="6"/>
          <table:table-cell table:number-columns-repeated="996"/>
        </table:table-row>
        <table:table-row table:style-name="ro26">
          <table:table-cell table:style-name="ce50" office:value-type="float" office:value="5" calcext:value-type="float">
            <text:p>5</text:p>
          </table:table-cell>
          <table:table-cell table:style-name="ce50" office:value-type="string" calcext:value-type="string">
            <text:p>A. O. I. Hoffmann &amp;  Wander Jager  &amp;  B. Lijnema</text:p>
            <text:p/>
          </table:table-cell>
          <table:table-cell table:style-name="ce50" office:value-type="float" office:value="3" calcext:value-type="float">
            <text:p>3</text:p>
          </table:table-cell>
          <table:table-cell table:style-name="ce50" office:value-type="string" calcext:value-type="string">
            <text:p>Combining empirical data with multi agent social simulation: investigating micro - macro links in behavioral finance</text:p>
          </table:table-cell>
          <table:table-cell table:number-columns-repeated="2" table:style-name="ce50" office:value-type="string" calcext:value-type="string">
            <text:p>NA</text:p>
          </table:table-cell>
          <table:table-cell table:style-name="ce50" office:value-type="string" calcext:value-type="string">
            <text:p>Citeseer</text:p>
          </table:table-cell>
          <table:table-cell table:style-name="ce50" office:value-type="string" calcext:value-type="string">
            <text:p>na</text:p>
          </table:table-cell>
          <table:table-cell table:style-name="ce50" office:value-type="string" calcext:value-type="string">
            <text:p>Google Scholar</text:p>
          </table:table-cell>
          <table:table-cell table:style-name="ce50"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50" office:value-type="string" calcext:value-type="string">
            <text:p>https://citeseerx.ist.psu.edu/document?repid=rep1&amp;type=pdf&amp;doi=cd9771fd9ddeef4a932b658d570968c09d8feca1</text:p>
          </table:table-cell>
          <table:table-cell table:style-name="ce50" office:value-type="string" calcext:value-type="string">
            <text:p>Yes, agents were implemented</text:p>
          </table:table-cell>
          <table:table-cell table:style-name="ce50"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50" office:value-type="string" calcext:value-type="string">
            <text:p>yes pseudo code was implemented in alternate paper ‘Social Simulation of Stock Markets: Taking It to the Next Level</text:p>
            <text:p/>
            <text:p>' https://www.jasss.org/10/2/7.html</text:p>
          </table:table-cell>
          <table:table-cell table:style-name="ce50" office:value-type="string" calcext:value-type="string">
            <text:p>There is no specific name provided for the agents. They are referred to as investors in the text.</text:p>
          </table:table-cell>
          <table:table-cell table:style-name="ce50" office:value-type="string" calcext:value-type="string">
            <text:p>Investment Decision: Each agent can invest all or part of their budget in a variety of stocks or cash.</text:p>
            <text:p>Budget: Agents start with an initial budget of cash and stocks.</text:p>
            <text:p>Bankruptcy: Agents who lose their entire budget are declared bankrupt and may or may not be replaced with new agents.</text:p>
            <text:p>Risk Management: Agents use a risk averseness function and different levels of confidence (C) in their own signals about the expected next period’s stock price.</text:p>
            <text:p>Strategies: Agents can employ risk-reducing strategies such as normative and informational conformity behavior.</text:p>
            <text:p>Decision-Making: Agents make decisions based on their risk-reducing strategy parameter (R) and their own confidence levels.</text:p>
            <text:p>Social Network Interaction: Agents may use information from their social network in decision-making or observe their neighbors’ investment behaviors.</text:p>
            <text:p>Feedback Mechanism: Agents’ success and returns influence their confidence levels, which can affect their choice of strategies.</text:p>
          </table:table-cell>
          <table:table-cell table:style-name="ce50" office:value-type="string" calcext:value-type="string">
            <text:p>The paper does not explicitly discuss other implementations of agents apart from the agents described in the SimStockExchange (SSE) model. It focuses solely on the behavior and decisions of the investor agents within the simulation.</text:p>
            <text:p/>
          </table:table-cell>
          <table:table-cell table:style-name="ce53" office:value-type="string" calcext:value-type="string">
            <text:p>CentralMarket agent </text:p>
          </table:table-cell>
          <table:table-cell table:style-name="ce50" office:value-type="string" calcext:value-type="string">
            <text:p>The agents appear to be rational within the context of the simulation model. They make decisions based on a variety of factors, including their own confidence, expected stock prices, and social influences. They adjust their confidence based on their success in the market, which reflects rational behavior.</text:p>
            <text:p/>
          </table:table-cell>
          <table:table-cell table:style-name="ce50" office:value-type="string" calcext:value-type="string">
            <text:p>The multi-agent system is designed to simulate a stock exchange with various investors making investment decisions based on individual and collective behaviors. Agents use risk-reducing strategies, confidence levels, and social network information to inform their decisions. The model includes feedback mechanisms to account for the influence of successful agents on the market.</text:p>
            <text:p/>
          </table:table-cell>
          <table:table-cell table:style-name="ce50" office:value-type="string" calcext:value-type="string">
            <text:p>The text mentions references to empirical studies and literature on social network structures, such as Barabasi, Ford, Newman, Wellman, Berkowitz, and Laland. </text:p>
          </table:table-cell>
          <table:table-cell/>
          <table:table-cell table:style-name="Default" table:number-columns-repeated="6"/>
          <table:table-cell table:number-columns-repeated="996"/>
        </table:table-row>
        <table:table-row table:style-name="ro27">
          <table:table-cell table:style-name="ce50" office:value-type="float" office:value="6" calcext:value-type="float">
            <text:p>6</text:p>
          </table:table-cell>
          <table:table-cell table:style-name="ce50" office:value-type="string" calcext:value-type="string">
            <text:p>Yosra Mefteh Rekik &amp; <text:s text:c="2"/>Wafik Hachicha &amp; <text:s text:c="2"/>Younes Boujelbene</text:p>
          </table:table-cell>
          <table:table-cell table:style-name="ce50" office:value-type="float" office:value="3" calcext:value-type="float">
            <text:p>3</text:p>
          </table:table-cell>
          <table:table-cell table:style-name="ce50" office:value-type="string" calcext:value-type="string">
            <text:p>Agent-based Modeling and Investors’ Behavior Explanation of Asset Price Dynamics on Artificial Financial Markets</text:p>
          </table:table-cell>
          <table:table-cell table:style-name="ce50"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50" office:value-type="float" office:value="2014" calcext:value-type="float">
            <text:p>2014</text:p>
          </table:table-cell>
          <table:table-cell table:style-name="ce50" office:value-type="string" calcext:value-type="string">
            <text:p>Procedia Economics and Finance</text:p>
          </table:table-cell>
          <table:table-cell table:style-name="ce50" office:value-type="string" calcext:value-type="string">
            <text:p>na</text:p>
          </table:table-cell>
          <table:table-cell table:style-name="ce50" office:value-type="string" calcext:value-type="string">
            <text:p>ScienceDirect</text:p>
          </table:table-cell>
          <table:table-cell table:style-name="ce50"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50"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50"/>
          <table:table-cell table:style-name="ce50" office:value-type="string" calcext:value-type="string">
            <text:p>The paper does not specify the language or framework used for the implementation of the agents. Therefore, it is unclear if the agents were implemented using JADE, Jason, NetLogo, Python, or other languages or frameworks.</text:p>
          </table:table-cell>
          <table:table-cell table:style-name="ce50" office:value-type="string" calcext:value-type="string">
            <text:p>NA</text:p>
          </table:table-cell>
          <table:table-cell table:style-name="ce50" office:value-type="string" calcext:value-type="string">
            <text:p>The paper mentions three types of investors in the artificial financial market: fundamentalists, non-fundamentalists, and loss-averse investors.</text:p>
          </table:table-cell>
          <table:table-cell table:style-name="ce50" office:value-type="string" calcext:value-type="string">
            <text:p>The paper describes the use of ANN to model the behavior of investors in the artificial market. Each type of investor has different behaviors:</text:p>
            <text:p>Fundamentalists: Make investment decisions based on fundamental values, and their expectations are formed using ANN.</text:p>
            <text:p>Non-fundamentalists (e.g., herd investors, anchoring heuristic investors): Make decisions based on market trends or biases.</text:p>
            <text:p>Loss-averse investors: Use ANN for forecasts but may be reluctant to realize losses.</text:p>
          </table:table-cell>
          <table:table-cell table:style-name="ce50" office:value-type="string" calcext:value-type="string">
            <text:p>he paper primarily focuses on the three types of investors and does not seem to discuss the implementation of other specific agents in detail.</text:p>
          </table:table-cell>
          <table:table-cell table:style-name="ce53" office:value-type="string" calcext:value-type="string">
            <text:p>2. Platform:</text:p>
          </table:table-cell>
          <table:table-cell table:style-name="ce50" office:value-type="string" calcext:value-type="string">
            <text:p>The agents exhibit a mix of rational and irrational behavior. For example, fundamentalists operate on rational decision-making based on fundamental values, while non-fundamentalist and loss-averse investors may act irrationally based on biases and aversion to loss.</text:p>
          </table:table-cell>
          <table:table-cell table:style-name="ce50" office:value-type="string" calcext:value-type="string">
            <text:p>The paper uses an agent-based approach to model a virtual financial market with different types of investors. This approach allows the authors to study the impact of heterogeneity and behavioral biases on market dynamics.</text:p>
          </table:table-cell>
          <table:table-cell table:style-name="ce50" office:value-type="string" calcext:value-type="string">
            <text:p>Agent-Based Models in Finance:</text:p>
            <text:p>LeBaron and Others: Multiple references (LeBaron, 2001, 2002, 2005, 2006; Palmer et al., 1998; Arthur et al., 1997; Levy et al., 2000) discuss agent-based computational finance and artificial stock markets. These works describe the creation and use of agents in financial market simulations and explore different strategies and market dynamics.</text:p>
            <text:p>Lux and Marchesi (2000): Discuss volatility clustering in financial markets through the use of financial agents.</text:p>
            <text:p>Rationality and Behavioral Finance:</text:p>
            <text:p>Barberis and Thaler (2003) and other authors like Graham (1999) delve into behavioral finance, which challenges traditional views of rational agents in financial markets.</text:p>
            <text:p>Hommes (2001) and Hommes and Brock (2006) explore financial markets as nonlinear adaptive systems with heterogeneous beliefs.</text:p>
            <text:p>Neural Networks and Computational Intelligence:</text:p>
            <text:p>References such as Haykin (1999) and Wasserman (1989) address the use of neural networks in computational intelligence.</text:p>
            <text:p>Hachicha and Ghorbel (2012) provide insights into the use of neural networks and simulation meta-modeling.</text:p>
            <text:p>Stock Market Modeling and Simulation:</text:p>
            <text:p>Grothmann (2002) and Martinez-Jaramillo (2007) focus on multi-agent modeling and simulations to understand market dynamics.</text:p>
            <text:p>Mathieu, Beauls, and Brandouy (2010) discuss using simulation to understand market dynamics, emphasizing the role of multi-agent systems.</text:p>
            <text:p>Artificial Financial Markets:</text:p>
            <text:p>Chen (2007) and Hiroshi Takahashi and Takao Terano (2003) investigate computational intelligence agents in economics and finance, including stock price predictions and asset price fluctuations.</text:p>
            <text:p>Levy et al. (2000) provide a microscopic simulation of financial markets.</text:p>
          </table:table-cell>
          <table:table-cell/>
          <table:table-cell table:style-name="Default" table:number-columns-repeated="6"/>
          <table:table-cell table:number-columns-repeated="996"/>
        </table:table-row>
        <table:table-row table:style-name="ro28">
          <table:table-cell table:style-name="ce50" office:value-type="float" office:value="7" calcext:value-type="float">
            <text:p>7</text:p>
          </table:table-cell>
          <table:table-cell table:style-name="ce50" office:value-type="string" calcext:value-type="string">
            <text:p>A. O. I. Hoffmann &amp; <text:s text:c="2"/>S. A. Delre &amp; <text:s text:c="2"/>J. H. von Eije <text:s/>&amp; <text:s text:c="2"/>W. Jager </text:p>
          </table:table-cell>
          <table:table-cell table:style-name="ce50" office:value-type="float" office:value="4" calcext:value-type="float">
            <text:p>4</text:p>
          </table:table-cell>
          <table:table-cell table:style-name="ce50" office:value-type="string" calcext:value-type="string">
            <text:p>Artificial Multi-Agent Stock Markets: Simple Strategies, Complex Outcomes</text:p>
          </table:table-cell>
          <table:table-cell table:style-name="ce50" office:value-type="string" calcext:value-type="string">
            <text:p>NA</text:p>
          </table:table-cell>
          <table:table-cell table:style-name="ce50" office:value-type="float" office:value="2006" calcext:value-type="float">
            <text:p>2006</text:p>
          </table:table-cell>
          <table:table-cell table:style-name="ce50" office:value-type="string" calcext:value-type="string">
            <text:p>Springer Berlin Heidelberg</text:p>
            <text:p/>
          </table:table-cell>
          <table:table-cell table:style-name="ce50" office:value-type="string" calcext:value-type="string">
            <text:p>na</text:p>
          </table:table-cell>
          <table:table-cell table:style-name="ce50" office:value-type="string" calcext:value-type="string">
            <text:p>Springer</text:p>
          </table:table-cell>
          <table:table-cell table:style-name="ce50"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50"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50" office:value-type="string" calcext:value-type="string">
            <text:p>Yes, agents were implemented</text:p>
          </table:table-cell>
          <table:table-cell table:style-name="ce50"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50" office:value-type="string" calcext:value-type="string">
            <text:p>Code is not available online</text:p>
          </table:table-cell>
          <table:table-cell table:style-name="ce50" office:value-type="string" calcext:value-type="string">
            <text:p>The paper does not provide specific names for the agents. However, the agents are characterized by their strategies: fundamentally based (referred to as α-strategy) or socially based trend-following (referred to as β-strategy).</text:p>
          </table:table-cell>
          <table:table-cell table:style-name="ce50" office:value-type="string" calcext:value-type="string">
            <text:p>The agents follow either a fundamentally based "rational" strategy (α-strategy) or a socially based trend-following strategy (β-strategy). The α-strategy involves buying when the market price is below a long-run investment value (u) and selling when it is above. The β-strategy involves buying when the price is expected to trend upwards and selling when it's expected to trend downwards.</text:p>
          </table:table-cell>
          <table:table-cell table:style-name="ce50" office:value-type="string" calcext:value-type="string">
            <text:p>The paper focuses primarily on the fundamental (α-strategy) and trend-following (β-strategy) agents, without discussing other types of agents in detail.</text:p>
          </table:table-cell>
          <table:table-cell table:style-name="ce53" office:value-type="string" calcext:value-type="string">
            <text:p>The agents are developed using the MadKit platform.</text:p>
          </table:table-cell>
          <table:table-cell table:style-name="ce50" office:value-type="string" calcext:value-type="string">
            <text:p>The agents demonstrate a degree of rationality in the sense that their decisions are based on observed market prices and fundamental values. However, their strategies are also influenced by their social susceptibility (Si), which can change over time, adding a dynamic and adaptive element to their behavior.</text:p>
          </table:table-cell>
          <table:table-cell table:style-name="ce50" office:value-type="string" calcext:value-type="string">
            <text:p>The paper outlines the approach of developing the Multi-Agent System (MAS) by formalizing micro-level agent rules representing investor behavior, then simulating a population of investor agents with these rules, and finally analyzing the macro-level results (e.g., stock price or returns time series) of the simulation and comparing them with real market data.</text:p>
          </table:table-cell>
          <table:table-cell table:style-name="ce50" office:value-type="string" calcext:value-type="string">
            <text:p>Hoffmann, A. O. I., Delre, S. A., Von Eije, J. H., &amp; Jager, W. (2006). Artificial Multi-Agent Stock Markets: Simple Strategies, Complex Outcomes. In C. Bruun (Ed.), Advances in Artificial Economics: The Economy as a Complex Dynamic System (pp. 167-176). Heidelberg: Springer Verlag.</text:p>
          </table:table-cell>
          <table:table-cell/>
          <table:table-cell table:style-name="Default" table:number-columns-repeated="6"/>
          <table:table-cell table:number-columns-repeated="996"/>
        </table:table-row>
        <table:table-row table:style-name="ro29">
          <table:table-cell table:style-name="ce50" office:value-type="float" office:value="8" calcext:value-type="float">
            <text:p>8</text:p>
          </table:table-cell>
          <table:table-cell table:style-name="ce50" office:value-type="string" calcext:value-type="string">
            <text:p>Marcin Hernes &amp; <text:s text:c="2"/>Ngoc Thanh Nguyen</text:p>
          </table:table-cell>
          <table:table-cell table:style-name="ce50" office:value-type="float" office:value="2" calcext:value-type="float">
            <text:p>2</text:p>
          </table:table-cell>
          <table:table-cell table:style-name="ce50" office:value-type="string" calcext:value-type="string">
            <text:p>Application of Cognitive Architecture in Multi-Agent Financial Decision Support Systems</text:p>
          </table:table-cell>
          <table:table-cell table:style-name="ce50"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50" office:value-type="float" office:value="2023" calcext:value-type="float">
            <text:p>2023</text:p>
          </table:table-cell>
          <table:table-cell table:style-name="ce50" office:value-type="string" calcext:value-type="string">
            <text:p>Springer London</text:p>
          </table:table-cell>
          <table:table-cell table:style-name="ce50" office:value-type="string" calcext:value-type="string">
            <text:p>na</text:p>
          </table:table-cell>
          <table:table-cell table:style-name="ce50" office:value-type="string" calcext:value-type="string">
            <text:p>Springer</text:p>
          </table:table-cell>
          <table:table-cell table:style-name="ce50"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50" office:value-type="string" calcext:value-type="string">
            <text:p>https://link.springer.com/chapter/10.1007/978-1-4471-7503-2_49#citeas</text:p>
          </table:table-cell>
          <table:table-cell table:style-name="ce50" office:value-type="string" calcext:value-type="string">
            <text:p>YeS, agents were implemented</text:p>
          </table:table-cell>
          <table:table-cell table:style-name="ce50"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ce50" office:value-type="string" calcext:value-type="string">
            <text:p>source code is not available online</text:p>
          </table:table-cell>
          <table:table-cell table:style-name="ce50" table:number-columns-repeated="3"/>
          <table:table-cell table:style-name="ce53" office:value-type="string" calcext:value-type="string">
            <text:p>3. Source Code:</text:p>
          </table:table-cell>
          <table:table-cell table:style-name="ce50" table:number-columns-repeated="3"/>
          <table:table-cell/>
          <table:table-cell table:style-name="Default" table:number-columns-repeated="6"/>
          <table:table-cell table:number-columns-repeated="996"/>
        </table:table-row>
        <table:table-row table:style-name="ro29">
          <table:table-cell table:style-name="ce50" office:value-type="float" office:value="9" calcext:value-type="float">
            <text:p>9</text:p>
          </table:table-cell>
          <table:table-cell table:style-name="ce50" office:value-type="string" calcext:value-type="string">
            <text:p>Steven D. Silver &amp; <text:s/>Marko Raseta <text:s/>&amp; <text:s/>Alina Bazarova</text:p>
          </table:table-cell>
          <table:table-cell table:style-name="ce50" office:value-type="float" office:value="3" calcext:value-type="float">
            <text:p>3</text:p>
          </table:table-cell>
          <table:table-cell table:style-name="ce50" office:value-type="string" calcext:value-type="string">
            <text:p>Dynamics of Phase Transitions in Expectations for Financial Markets: An Agent-Based, Multicomponent Model</text:p>
          </table:table-cell>
          <table:table-cell table:style-name="ce50"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50" office:value-type="float" office:value="2022" calcext:value-type="float">
            <text:p>2022</text:p>
          </table:table-cell>
          <table:table-cell table:style-name="ce50" office:value-type="string" calcext:value-type="string">
            <text:p>Journal of Behavioral Finance</text:p>
          </table:table-cell>
          <table:table-cell table:style-name="ce50" office:value-type="string" calcext:value-type="string">
            <text:p>na</text:p>
          </table:table-cell>
          <table:table-cell table:style-name="ce50" office:value-type="string" calcext:value-type="string">
            <text:p>Springer</text:p>
          </table:table-cell>
          <table:table-cell table:style-name="ce50"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50" table:number-columns-repeated="2"/>
          <table:table-cell table:style-name="ce50" office:value-type="string" calcext:value-type="string">
            <text:p>support system (MAFDSS). This system is built using the</text:p>
          </table:table-cell>
          <table:table-cell table:style-name="ce50" office:value-type="string" calcext:value-type="string">
            <text:p>NA</text:p>
          </table:table-cell>
          <table:table-cell table:style-name="ce50" office:value-type="string" calcext:value-type="string">
            <text:p>There are no specific agents named in the text.</text:p>
          </table:table-cell>
          <table:table-cell table:style-name="ce50" office:value-type="string" calcext:value-type="string">
            <text:p>The paper discusses AI's general features such as fraud detection, portfolio management, sentiment analysis, and product recommendations, as well as how AI uses data and algorithms to assist in decision-making.</text:p>
          </table:table-cell>
          <table:table-cell table:style-name="ce50" office:value-type="string" calcext:value-type="string">
            <text:p>he paper does not discuss specific other agents and their implementations. It focuses on the overall impact of AI on finance.</text:p>
          </table:table-cell>
          <table:table-cell table:style-name="ce53" office:value-type="string" calcext:value-type="string">
            <text:p>The information does not mention a specific URL where the source code can be found. Therefore, there is no direct link or URL provided for the source code, so the answer is no.</text:p>
          </table:table-cell>
          <table:table-cell table:style-name="ce50" office:value-type="string" calcext:value-type="string">
            <text:p>The paper doesn't delve into whether the agents discussed are rational. However, the use of AI for data-driven decision-making and behavior analysis suggests an approach based on reasoning and logic.</text:p>
          </table:table-cell>
          <table:table-cell table:style-name="ce50" office:value-type="string" calcext:value-type="string">
            <text:p>The paper doesn't provide details on the development approach of multi-agent systems (MAS). It focuses on the impact of AI and social media on finance.</text:p>
          </table:table-cell>
          <table:table-cell table:style-name="ce50" office:value-type="string" calcext:value-type="string">
            <text:p>The paper includes a list of references from various sources such as articles, research papers, and other online sources. These references provide insights into the role of AI in finance, its impact on various aspects of investing, and how it affects trader behavior.</text:p>
          </table:table-cell>
          <table:table-cell/>
          <table:table-cell table:style-name="Default" table:number-columns-repeated="6"/>
          <table:table-cell table:number-columns-repeated="996"/>
        </table:table-row>
        <table:table-row table:style-name="ro30">
          <table:table-cell table:style-name="ce50" office:value-type="float" office:value="10" calcext:value-type="float">
            <text:p>10</text:p>
          </table:table-cell>
          <table:table-cell table:style-name="ce50" office:value-type="string" calcext:value-type="string">
            <text:p>Eduardo Barros  &amp;  Chase Popplewell  &amp;  Tizlam Muhammad</text:p>
            <text:p/>
          </table:table-cell>
          <table:table-cell table:style-name="ce50" office:value-type="float" office:value="3" calcext:value-type="float">
            <text:p>3</text:p>
          </table:table-cell>
          <table:table-cell table:style-name="ce50" office:value-type="string" calcext:value-type="string">
            <text:p>Behavioral Finance -Impact of Artificial Intelligence and Social Media Analytics on Investor and Trader Behavior</text:p>
          </table:table-cell>
          <table:table-cell table:style-name="ce50"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50" office:value-type="float" office:value="2021" calcext:value-type="float">
            <text:p>2021</text:p>
          </table:table-cell>
          <table:table-cell table:style-name="ce50" office:value-type="string" calcext:value-type="string">
            <text:p>Research Proposal @ ResearchGate</text:p>
          </table:table-cell>
          <table:table-cell table:style-name="ce50" office:value-type="string" calcext:value-type="string">
            <text:p>na</text:p>
          </table:table-cell>
          <table:table-cell table:style-name="ce50" office:value-type="string" calcext:value-type="string">
            <text:p>Google Scholar / edited</text:p>
          </table:table-cell>
          <table:table-cell table:style-name="ce50"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50" office:value-type="string" calcext:value-type="string">
            <text:p>https://www.researchgate.net/publication/355159676_Behavioral_Finance_-Impact_of_Artificial_Intelligence_and_Social_Media_Analytics_on_Investor_and_Trader_Behavior</text:p>
          </table:table-cell>
          <table:table-cell table:style-name="ce50"/>
          <table:table-cell table:style-name="ce50" office:value-type="string" calcext:value-type="string">
            <text:p>framework Learning Intelligent Distribution Agent (LIDA), The agents are implemented using NetLogo, a multi-agent programmable modeling environment.</text:p>
          </table:table-cell>
          <table:table-cell table:style-name="ce50" office:value-type="string" calcext:value-type="string">
            <text:p>NO</text:p>
          </table:table-cell>
          <table:table-cell table:style-name="ce50" office:value-type="string" calcext:value-type="string">
            <text:p>The agents include zero intelligent traders, fundamentalist traders, and traders using historical information in the decision-making process.</text:p>
          </table:table-cell>
          <table:table-cell table:style-name="ce50" office:value-type="string" calcext:value-type="string">
            <text:p>Each type of agent has specific features:</text:p>
            <text:p>Zero intelligent traders: Make decisions randomly regarding the market side and amount to trade.</text:p>
            <text:p>Fundamentalist traders: Decide based on the fundamental value of the asset.</text:p>
            <text:p>Traders using historical information: Use comparisons between the average short-term price and the average long-term price to detect trends.</text:p>
            <text:p/>
          </table:table-cell>
          <table:table-cell table:style-name="ce50" office:value-type="string" calcext:value-type="string">
            <text:p>Yes, the paper discusses the behavior of different types of traders and how they impact the stock market's stability and volatility.</text:p>
          </table:table-cell>
          <table:table-cell table:style-name="ce53" office:value-type="string" calcext:value-type="string">
            <text:p>If implemented, list agent name and platform they are developed on along with source code and features.</text:p>
            <text:p>Agents are developed on the NetLogo platform.</text:p>
            <text:p>The agent types include:</text:p>
            <text:p>Zero intelligent traders: Make decisions randomly.</text:p>
            <text:p>Fundamentalist traders: Base their decisions on the fundamental value of assets.</text:p>
            <text:p>Traders using historical information: Make decisions based on comparing short-term and long-term average prices.</text:p>
            <text:p/>
          </table:table-cell>
          <table:table-cell table:style-name="ce50" office:value-type="string" calcext:value-type="string">
            <text:p>The agents represent various decision-making processes observed in stock markets and their collective interactions. These behaviors are modeled after common strategies in real-world financial markets.</text:p>
          </table:table-cell>
          <table:table-cell table:style-name="ce50" office:value-type="string" calcext:value-type="string">
            <text:p>The approach involves using multi-agent systems (MAS) to model the interactions and behaviors of different types of agents (traders) within a stock market simulation. It focuses on how their decisions and interactions affect market stability, volatility, and liquidity.</text:p>
          </table:table-cell>
          <table:table-cell table:style-name="ce50" office:value-type="string" calcext:value-type="string">
            <text:p>The paper references foundational works in financial markets and agent-based modeling (e.g., works by Alexander et al. (2001), Campbell et al. (1997), and Lahrichi (2013)).</text:p>
            <text:p/>
          </table:table-cell>
          <table:table-cell/>
          <table:table-cell table:style-name="Default" table:number-columns-repeated="6"/>
          <table:table-cell table:number-columns-repeated="996"/>
        </table:table-row>
        <table:table-row table:style-name="ro31">
          <table:table-cell table:style-name="ce51" office:value-type="float" office:value="12" calcext:value-type="float">
            <text:p>12</text:p>
          </table:table-cell>
          <table:table-cell table:style-name="ce51" office:value-type="string" calcext:value-type="string">
            <text:p>Cars Hommes</text:p>
          </table:table-cell>
          <table:table-cell table:style-name="ce51" office:value-type="float" office:value="1" calcext:value-type="float">
            <text:p>1</text:p>
          </table:table-cell>
          <table:table-cell table:style-name="ce51" office:value-type="string" calcext:value-type="string">
            <text:p><text:s text:c="2"/>Interacting Agents in Finance</text:p>
          </table:table-cell>
          <table:table-cell table:style-name="ce51"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51" office:value-type="float" office:value="2006" calcext:value-type="float">
            <text:p>2006</text:p>
          </table:table-cell>
          <table:table-cell table:style-name="ce51" office:value-type="string" calcext:value-type="string">
            <text:p>Tinbergen Institute, Tinbergen Institute Discussion Papers</text:p>
          </table:table-cell>
          <table:table-cell table:style-name="ce51" office:value-type="string" calcext:value-type="string">
            <text:p>na</text:p>
          </table:table-cell>
          <table:table-cell table:style-name="ce51" office:value-type="string" calcext:value-type="string">
            <text:p>repec.org edit</text:p>
          </table:table-cell>
          <table:table-cell table:style-name="ce51"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51" office:value-type="string" calcext:value-type="string">
            <text:p>https://ideas.repec.org/p/tin/wpaper/20060029.html</text:p>
          </table:table-cell>
          <table:table-cell table:style-name="ce51"/>
          <table:table-cell table:style-name="ce51" office:value-type="string" calcext:value-type="string">
            <text:p>The paper does not explicitly state which language or framework the agents are implemented</text:p>
          </table:table-cell>
          <table:table-cell table:style-name="ce51" office:value-type="string" calcext:value-type="string">
            <text:p>The paper does not provide any specific information regarding the availability of the code online. </text:p>
          </table:table-cell>
          <table:table-cell table:style-name="ce51" office:value-type="string" calcext:value-type="string">
            <text:p>The agents discussed in the paper are generally categorized into two groups: fundamentalists and chartists.</text:p>
          </table:table-cell>
          <table:table-cell table:style-name="ce51"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51" office:value-type="string" calcext:value-type="string">
            <text:p>The paper discusses the implementation of fundamentalist and chartist agents. It explores how these agents interact in financial markets and their impact on market behavior.</text:p>
          </table:table-cell>
          <table:table-cell table:style-name="ce54" office:value-type="string" calcext:value-type="string">
            <text:p>ExpertInvestor agents:</text:p>
          </table:table-cell>
          <table:table-cell table:style-name="ce51"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51"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51"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47"/>
          <table:table-cell table:style-name="Default" table:number-columns-repeated="6"/>
          <table:table-cell table:style-name="ce47" table:number-columns-repeated="996"/>
        </table:table-row>
        <table:table-row table:style-name="ro32">
          <table:table-cell table:style-name="ce51" office:value-type="float" office:value="13" calcext:value-type="float">
            <text:p>13</text:p>
          </table:table-cell>
          <table:table-cell table:style-name="ce51" office:value-type="string" calcext:value-type="string">
            <text:p>Florian Königstorfer &amp; <text:s text:c="2"/>Stefan Thalmann</text:p>
          </table:table-cell>
          <table:table-cell table:style-name="ce51" office:value-type="float" office:value="2" calcext:value-type="float">
            <text:p>2</text:p>
          </table:table-cell>
          <table:table-cell table:style-name="ce51" office:value-type="string" calcext:value-type="string">
            <text:p>Applications of Artificial Intelligence in commercial banks – A research agenda for behavioral finance</text:p>
          </table:table-cell>
          <table:table-cell table:style-name="ce51"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51" office:value-type="float" office:value="2020" calcext:value-type="float">
            <text:p>2020</text:p>
          </table:table-cell>
          <table:table-cell table:style-name="ce51" office:value-type="string" calcext:value-type="string">
            <text:p>Elsevier</text:p>
          </table:table-cell>
          <table:table-cell table:style-name="ce51" office:value-type="string" calcext:value-type="string">
            <text:p>na</text:p>
          </table:table-cell>
          <table:table-cell table:style-name="ce51" office:value-type="string" calcext:value-type="string">
            <text:p>ScienceDirect</text:p>
          </table:table-cell>
          <table:table-cell table:style-name="ce51"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51"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51"/>
          <table:table-cell table:style-name="ce51" office:value-type="string" calcext:value-type="string">
            <text:p>The text does not specify the language or framework used for implementing agents such as Python, Java, or others.</text:p>
          </table:table-cell>
          <table:table-cell table:style-name="ce51" office:value-type="string" calcext:value-type="string">
            <text:p>The text does not specify whether the code for the agents is available online.</text:p>
          </table:table-cell>
          <table:table-cell table:style-name="ce51" office:value-type="string" calcext:value-type="string">
            <text:p>Specific names of agents are not provided in the text.</text:p>
          </table:table-cell>
          <table:table-cell table:style-name="ce51"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51" office:value-type="string" calcext:value-type="string">
            <text:p>The text discusses various AI applications such as credit scoring algorithms, trading bots, and customer service bots, but does not provide specific names of other agents.</text:p>
          </table:table-cell>
          <table:table-cell table:style-name="ce54" office:value-type="string" calcext:value-type="string">
            <text:p>Make decisions based on four tests: stock evaluation, risk measuring, dividend rate measuring, and chart analysis.</text:p>
          </table:table-cell>
          <table:table-cell table:style-name="ce51" office:value-type="string" calcext:value-type="string">
            <text:p>The agents discussed in the text appear to be rational, aiming to make decisions based on economic theories and maximize utility or profit.</text:p>
          </table:table-cell>
          <table:table-cell table:style-name="ce51"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51"/>
          <table:table-cell table:style-name="ce47"/>
          <table:table-cell table:style-name="Default" table:number-columns-repeated="6"/>
          <table:table-cell table:style-name="ce47" table:number-columns-repeated="996"/>
        </table:table-row>
        <table:table-row table:style-name="ro33">
          <table:table-cell table:style-name="ce51" office:value-type="float" office:value="14" calcext:value-type="float">
            <text:p>14</text:p>
          </table:table-cell>
          <table:table-cell table:style-name="ce51" office:value-type="string" calcext:value-type="string">
            <text:p>Dalel Kanzari</text:p>
          </table:table-cell>
          <table:table-cell table:style-name="ce51" office:value-type="float" office:value="1" calcext:value-type="float">
            <text:p>1</text:p>
          </table:table-cell>
          <table:table-cell table:style-name="ce51" office:value-type="string" calcext:value-type="string">
            <text:p>Context-adaptive intelligent agents behaviors: multivariate LSTM-based decision making on the cryptocurrency market</text:p>
          </table:table-cell>
          <table:table-cell table:style-name="ce51"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51" office:value-type="float" office:value="2023" calcext:value-type="float">
            <text:p>2023</text:p>
          </table:table-cell>
          <table:table-cell table:style-name="ce51" office:value-type="string" calcext:value-type="string">
            <text:p>International Journal of Data Science and Analytics</text:p>
          </table:table-cell>
          <table:table-cell table:style-name="ce51" office:value-type="string" calcext:value-type="string">
            <text:p>na</text:p>
          </table:table-cell>
          <table:table-cell table:style-name="ce51" office:value-type="string" calcext:value-type="string">
            <text:p>ResearchGate</text:p>
          </table:table-cell>
          <table:table-cell table:style-name="ce51"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51" office:value-type="string" calcext:value-type="string">
            <text:p>https://link.springer.com/article/10.1007/s41060-023-00435-3#citeas</text:p>
          </table:table-cell>
          <table:table-cell table:style-name="ce51"/>
          <table:table-cell table:number-columns-repeated="2" table:style-name="ce51" office:value-type="string" calcext:value-type="string">
            <text:p>NA</text:p>
          </table:table-cell>
          <table:table-cell table:style-name="ce51"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51"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51" office:value-type="string" calcext:value-type="string">
            <text:p>NA</text:p>
          </table:table-cell>
          <table:table-cell table:style-name="ce54" office:value-type="string" calcext:value-type="string">
            <text:p>The decision is calculated as a weighted combination of these tests.</text:p>
          </table:table-cell>
          <table:table-cell table:style-name="ce51" office:value-type="string" calcext:value-type="string">
            <text:p>The paper discusses rational agents and their dominant role in closely aligning with real market dynamics and accurately predicting market trends.</text:p>
          </table:table-cell>
          <table:table-cell table:style-name="ce51"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51"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47"/>
          <table:table-cell table:style-name="Default" table:number-columns-repeated="6"/>
          <table:table-cell table:style-name="ce47" table:number-columns-repeated="996"/>
        </table:table-row>
        <table:table-row table:style-name="ro34">
          <table:table-cell table:style-name="ce51" office:value-type="float" office:value="15" calcext:value-type="float">
            <text:p>15</text:p>
          </table:table-cell>
          <table:table-cell table:style-name="ce51" office:value-type="string" calcext:value-type="string">
            <text:p>Zahra Kodia &amp; <text:s/>Lamjed Ben Said &amp; <text:s/>Gh{\'{e}}dira</text:p>
          </table:table-cell>
          <table:table-cell table:style-name="ce51" office:value-type="float" office:value="3" calcext:value-type="float">
            <text:p>3</text:p>
          </table:table-cell>
          <table:table-cell table:style-name="ce51" office:value-type="string" calcext:value-type="string">
            <text:p>A Study of Stock Market Trading Behavior and Social Interactions through</text:p>
            <text:p>                  a Multi Agent Based Simulation</text:p>
          </table:table-cell>
          <table:table-cell table:style-name="ce51"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51" office:value-type="float" office:value="2010" calcext:value-type="float">
            <text:p>2010</text:p>
          </table:table-cell>
          <table:table-cell table:style-name="ce51" office:value-type="string" calcext:value-type="string">
            <text:p>Springer</text:p>
          </table:table-cell>
          <table:table-cell table:style-name="ce51"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51" office:value-type="string" calcext:value-type="string">
            <text:p>dblp</text:p>
          </table:table-cell>
          <table:table-cell table:style-name="ce51"/>
          <table:table-cell table:style-name="ce51" office:value-type="string" calcext:value-type="string">
            <text:p>https://www.researchgate.net/publication/221254733_A_Study_of_Stock_Market_Trading_Behavior_and_Social_Interactions_through_a_Multi_Agent_Based_Simulation</text:p>
          </table:table-cell>
          <table:table-cell table:style-name="ce51"/>
          <table:table-cell table:style-name="ce51"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51" office:value-type="string" calcext:value-type="string">
            <text:p>The information provided does not specify whether the code is available online. </text:p>
          </table:table-cell>
          <table:table-cell table:style-name="ce51"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51"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51" office:value-type="string" calcext:value-type="string">
            <text:p>he references provided focus primarily on ExpertTrader, NoviceTrader, and CentralMarket agents. There is no specific mention of other distinct types of agents.</text:p>
          </table:table-cell>
          <table:table-cell table:style-name="ce54" office:value-type="string" calcext:value-type="string">
            <text:p>NoviceInvestor agents:</text:p>
          </table:table-cell>
          <table:table-cell table:style-name="ce51"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51"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51"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47"/>
          <table:table-cell table:style-name="Default" table:number-columns-repeated="6"/>
          <table:table-cell table:style-name="ce47" table:number-columns-repeated="996"/>
        </table:table-row>
        <table:table-row table:style-name="ro35">
          <table:table-cell table:style-name="ce51" office:value-type="float" office:value="16" calcext:value-type="float">
            <text:p>16</text:p>
          </table:table-cell>
          <table:table-cell table:style-name="ce51" office:value-type="string" calcext:value-type="string">
            <text:p>Heba M. Ezzat Dr. </text:p>
          </table:table-cell>
          <table:table-cell table:style-name="ce51" office:value-type="float" office:value="1" calcext:value-type="float">
            <text:p>1</text:p>
          </table:table-cell>
          <table:table-cell table:style-name="ce51" office:value-type="string" calcext:value-type="string">
            <text:p>Behavioral Agent-Based F al Agent-Based Framework for Inter amework for Interacting Financial acting Financial</text:p>
            <text:p>Markets </text:p>
          </table:table-cell>
          <table:table-cell table:style-name="ce51"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51" office:value-type="float" office:value="2020" calcext:value-type="float">
            <text:p>2020</text:p>
          </table:table-cell>
          <table:table-cell table:style-name="ce51" office:value-type="string" calcext:value-type="string">
            <text:p>Emerald Publishing Limited</text:p>
          </table:table-cell>
          <table:table-cell table:style-name="ce51" office:value-type="string" calcext:value-type="string">
            <text:p>na</text:p>
          </table:table-cell>
          <table:table-cell table:style-name="ce51" office:value-type="string" calcext:value-type="string">
            <text:p>ResearchGate</text:p>
          </table:table-cell>
          <table:table-cell table:style-name="ce51"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51" office:value-type="string" calcext:value-type="string">
            <text:p>https://buescholar.bue.edu.eg/cgi/viewcontent.cgi?article=1022&amp;context=bus_admin</text:p>
          </table:table-cell>
          <table:table-cell table:style-name="ce51"/>
          <table:table-cell table:style-name="ce51" office:value-type="string" calcext:value-type="string">
            <text:p>he information provided does not specify the language or framework used for implementing the agents. Please provide this information if available.</text:p>
          </table:table-cell>
          <table:table-cell table:style-name="ce51" office:value-type="string" calcext:value-type="string">
            <text:p>There is no mention of the availability of the code online. </text:p>
          </table:table-cell>
          <table:table-cell table:style-name="ce51" office:value-type="string" calcext:value-type="string">
            <text:p>The agents in the model are referred to as traders and market makers. These agents populate the artificial markets, Market X and Market Z.</text:p>
          </table:table-cell>
          <table:table-cell table:style-name="ce51"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51"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54" office:value-type="string" calcext:value-type="string">
            <text:p>Primarily rely on chart analysis and filtered information from their neighborhood for decision-making.</text:p>
          </table:table-cell>
          <table:table-cell table:style-name="ce51"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51"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51"/>
          <table:table-cell table:style-name="ce47"/>
          <table:table-cell table:style-name="Default" table:number-columns-repeated="6"/>
          <table:table-cell table:style-name="ce47" table:number-columns-repeated="996"/>
        </table:table-row>
        <table:table-row table:style-name="ro36">
          <table:table-cell table:style-name="ce51" office:value-type="float" office:value="17" calcext:value-type="float">
            <text:p>17</text:p>
          </table:table-cell>
          <table:table-cell table:style-name="ce51" office:value-type="string" calcext:value-type="string">
            <text:p>Qiuyue Zhang &amp; <text:s/>Yunfeng Zhang &amp; <text:s/>Xunxiang Yao &amp; <text:s/>Shilong Li &amp; <text:s/>Caiming Zhang &amp; <text:s/>Peide Liu</text:p>
          </table:table-cell>
          <table:table-cell table:style-name="ce51" office:value-type="float" office:value="6" calcext:value-type="float">
            <text:p>6</text:p>
          </table:table-cell>
          <table:table-cell table:style-name="ce51" office:value-type="string" calcext:value-type="string">
            <text:p>A Dynamic Attributes-driven Graph Attention Network Modeling on Behavioral Finance for Stock Prediction</text:p>
          </table:table-cell>
          <table:table-cell table:style-name="ce51"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51" office:value-type="float" office:value="2023" calcext:value-type="float">
            <text:p>2023</text:p>
          </table:table-cell>
          <table:table-cell table:style-name="ce51" office:value-type="string" calcext:value-type="string">
            <text:p>{ACM} Trans. Knowl. Discov. Data</text:p>
          </table:table-cell>
          <table:table-cell table:style-name="ce51"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51" office:value-type="string" calcext:value-type="string">
            <text:p>dblp</text:p>
          </table:table-cell>
          <table:table-cell table:style-name="ce51"/>
          <table:table-cell table:style-name="ce51" office:value-type="string" calcext:value-type="string">
            <text:p>https://dl.acm.org/doi/pdf/10.1145/3611311</text:p>
          </table:table-cell>
          <table:table-cell table:style-name="ce51"/>
          <table:table-cell table:style-name="ce51" office:value-type="string" calcext:value-type="string">
            <text:p>The implementation of the described model is done in Python using the PyTorch framework. The optimizer used is Adam, and the learning rate is set to 0.0005.</text:p>
          </table:table-cell>
          <table:table-cell table:style-name="ce51" office:value-type="string" calcext:value-type="string">
            <text:p>The text provided does not specify whether the code is available online</text:p>
          </table:table-cell>
          <table:table-cell table:style-name="ce51" office:value-type="string" calcext:value-type="string">
            <text:p>The model is named "DGATS," which stands for Deep Graph Attention Temporal System.</text:p>
          </table:table-cell>
          <table:table-cell table:style-name="ce51"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51" office:value-type="string" calcext:value-type="string">
            <text:p>Yes, the paper discusses other agent implementations for comparison purposes, such as StockNet, LSTM+PS, LSTM+GCN, RSR, AD-GAT, TRAN, RA-AGAT, MAC, and TRPCA.</text:p>
          </table:table-cell>
          <table:table-cell table:style-name="ce54" office:value-type="string" calcext:value-type="string">
            <text:p>Intermediary agents:</text:p>
          </table:table-cell>
          <table:table-cell table:style-name="ce51"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51"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51"/>
          <table:table-cell table:style-name="ce47"/>
          <table:table-cell table:style-name="Default" table:number-columns-repeated="6"/>
          <table:table-cell table:style-name="ce47" table:number-columns-repeated="996"/>
        </table:table-row>
        <table:table-row table:style-name="ro37">
          <table:table-cell table:style-name="ce51" office:value-type="float" office:value="18" calcext:value-type="float">
            <text:p>18</text:p>
          </table:table-cell>
          <table:table-cell table:style-name="ce51" office:value-type="string" calcext:value-type="string">
            <text:p>Gaofeng Zou <text:s/>&amp; <text:s text:c="2"/>Qiyuan Cheng <text:s/>&amp; <text:s text:c="2"/>Zhenwei Lv <text:s/>&amp; <text:s text:c="2"/>John Edmunds <text:s/>&amp; <text:s text:c="2"/>Xiaopeng Zhai </text:p>
          </table:table-cell>
          <table:table-cell table:style-name="ce51" office:value-type="float" office:value="5" calcext:value-type="float">
            <text:p>5</text:p>
          </table:table-cell>
          <table:table-cell table:style-name="ce51" office:value-type="string" calcext:value-type="string">
            <text:p>Investor Sentiment and IPOs Anomalies: An Agent-Based Computational Finance</text:p>
            <text:p/>
          </table:table-cell>
          <table:table-cell table:style-name="ce51"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51" office:value-type="float" office:value="2017" calcext:value-type="float">
            <text:p>2017</text:p>
          </table:table-cell>
          <table:table-cell table:style-name="ce51" office:value-type="string" calcext:value-type="string">
            <text:p>EURASIA Journal of Mathematics, Science and Technology Education</text:p>
          </table:table-cell>
          <table:table-cell table:style-name="ce51" office:value-type="string" calcext:value-type="string">
            <text:p>na</text:p>
          </table:table-cell>
          <table:table-cell table:style-name="ce51" office:value-type="string" calcext:value-type="string">
            <text:p>GoogleScholar</text:p>
          </table:table-cell>
          <table:table-cell table:style-name="ce51"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51" office:value-type="string" calcext:value-type="string">
            <text:p>t-and-ipos-anomalies-an-agent-based-computational-finance-5159.pdf</text:p>
          </table:table-cell>
          <table:table-cell table:style-name="ce51"/>
          <table:table-cell table:style-name="ce51" office:value-type="string" calcext:value-type="string">
            <text:p>The optimizer used is Adam, and the learning rate is set to 0.0005</text:p>
          </table:table-cell>
          <table:table-cell table:style-name="ce51"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51" office:value-type="string" calcext:value-type="string">
            <text:p>The study uses agents representing institutional and individual investors with different levels of sentiment. Specific agent names are not mentioned in the information.</text:p>
          </table:table-cell>
          <table:table-cell table:style-name="ce51"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51"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54" office:value-type="string" calcext:value-type="string">
            <text:p>Not explicitly described in the provided text, but they likely facilitate interactions between ExpertInvestor and NoviceInvestor agents.</text:p>
          </table:table-cell>
          <table:table-cell table:style-name="ce51"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51"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51"/>
          <table:table-cell table:style-name="ce47"/>
          <table:table-cell table:style-name="Default" table:number-columns-repeated="6"/>
          <table:table-cell table:style-name="ce47" table:number-columns-repeated="996"/>
        </table:table-row>
        <table:table-row table:style-name="ro38">
          <table:table-cell table:style-name="ce50" office:value-type="float" office:value="19" calcext:value-type="float">
            <text:p>19</text:p>
          </table:table-cell>
          <table:table-cell table:style-name="ce50" office:value-type="string" calcext:value-type="string">
            <text:p>Hiroshi Takahashi &amp; <text:s/>Takao Terano </text:p>
          </table:table-cell>
          <table:table-cell table:style-name="ce50" office:value-type="float" office:value="2" calcext:value-type="float">
            <text:p>2</text:p>
          </table:table-cell>
          <table:table-cell table:style-name="ce50" office:value-type="string" calcext:value-type="string">
            <text:p>Agent-Based Approach to Investors' Behavior and Asset Price Fluctuation in Financial Markets</text:p>
          </table:table-cell>
          <table:table-cell table:style-name="ce50"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50" office:value-type="float" office:value="2003" calcext:value-type="float">
            <text:p>2003</text:p>
          </table:table-cell>
          <table:table-cell table:style-name="ce50" office:value-type="string" calcext:value-type="string">
            <text:p>Journal of Artificial Societies and Social Simulation </text:p>
          </table:table-cell>
          <table:table-cell table:style-name="ce50"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50" office:value-type="string" calcext:value-type="string">
            <text:p>dblp</text:p>
          </table:table-cell>
          <table:table-cell table:style-name="ce50"/>
          <table:table-cell table:style-name="ce50" office:value-type="string" calcext:value-type="string">
            <text:p>https://jasss.soc.surrey.ac.uk/6/3/3.html</text:p>
          </table:table-cell>
          <table:table-cell table:style-name="ce50" office:value-type="string" calcext:value-type="string">
            <text:p>yes</text:p>
          </table:table-cell>
          <table:table-cell table:style-name="ce50" office:value-type="string" calcext:value-type="string">
            <text:p>c++</text:p>
          </table:table-cell>
          <table:table-cell table:style-name="ce50" office:value-type="string" calcext:value-type="string">
            <text:p>Sample code available in the paper. Rest can be found online</text:p>
          </table:table-cell>
          <table:table-cell table:style-name="ce50" office:value-type="string" calcext:value-type="string">
            <text:p>Simulations of economic models were run</text:p>
          </table:table-cell>
          <table:table-cell table:style-name="ce50" office:value-type="string" calcext:value-type="string">
            <text:p>Multiple agents were created and a simulation based on rules was done to compare agent based to real time data</text:p>
          </table:table-cell>
          <table:table-cell table:style-name="ce50" office:value-type="string" calcext:value-type="string">
            <text:p>The paper discusses models of creating agents but does not talk any agents in specific</text:p>
          </table:table-cell>
          <table:table-cell table:style-name="ce53" office:value-type="string" calcext:value-type="string">
            <text:p>CentralMarket agent:</text:p>
          </table:table-cell>
          <table:table-cell table:style-name="ce50" office:value-type="string" calcext:value-type="string">
            <text:p>rational/irrational</text:p>
          </table:table-cell>
          <table:table-cell table:style-name="ce50" office:value-type="string" calcext:value-type="string">
            <text:p>ground up from mathematical or economic models to run simulations</text:p>
          </table:table-cell>
          <table:table-cell table:style-name="ce50" office:value-type="string" calcext:value-type="string">
            <text:p>na</text:p>
          </table:table-cell>
          <table:table-cell/>
          <table:table-cell table:style-name="Default" table:number-columns-repeated="6"/>
          <table:table-cell table:number-columns-repeated="996"/>
        </table:table-row>
        <table:table-row table:style-name="ro39">
          <table:table-cell table:style-name="ce50" office:value-type="float" office:value="20" calcext:value-type="float">
            <text:p>20</text:p>
          </table:table-cell>
          <table:table-cell table:style-name="ce50" office:value-type="string" calcext:value-type="string">
            <text:p>Mario A. Bertella &amp; <text:s/>Felipe R. Pires &amp; <text:s/>Ling Feng <text:s/>&amp; <text:s/>Harry Eugene Stanley</text:p>
          </table:table-cell>
          <table:table-cell table:style-name="ce50" office:value-type="float" office:value="4" calcext:value-type="float">
            <text:p>4</text:p>
          </table:table-cell>
          <table:table-cell table:style-name="ce50" office:value-type="string" calcext:value-type="string">
            <text:p>Confidence and the Stock Market: An Agent-Based Approach</text:p>
          </table:table-cell>
          <table:table-cell table:style-name="ce50"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50" office:value-type="float" office:value="2014" calcext:value-type="float">
            <text:p>2014</text:p>
          </table:table-cell>
          <table:table-cell table:style-name="ce50" office:value-type="string" calcext:value-type="string">
            <text:p>PLOS ONE</text:p>
          </table:table-cell>
          <table:table-cell table:style-name="ce50" office:value-type="string" calcext:value-type="string">
            <text:p>na</text:p>
          </table:table-cell>
          <table:table-cell table:style-name="ce50" office:value-type="string" calcext:value-type="string">
            <text:p>EconPapers</text:p>
          </table:table-cell>
          <table:table-cell table:style-name="ce50"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50" office:value-type="string" calcext:value-type="string">
            <text:p>https://journals.plos.org/plosone/article/file?id=10.1371/journal.pone.0083488&amp;type=printable</text:p>
          </table:table-cell>
          <table:table-cell table:style-name="ce51" office:value-type="string" calcext:value-type="string">
            <text:p>yes</text:p>
          </table:table-cell>
          <table:table-cell table:style-name="ce51"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51" office:value-type="string" calcext:value-type="string">
            <text:p>no</text:p>
          </table:table-cell>
          <table:table-cell table:style-name="ce51" office:value-type="string" calcext:value-type="string">
            <text:p>na</text:p>
          </table:table-cell>
          <table:table-cell table:style-name="ce51"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51" office:value-type="string" calcext:value-type="string">
            <text:p>yes</text:p>
          </table:table-cell>
          <table:table-cell table:style-name="ce51"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51"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51"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51" office:value-type="string" calcext:value-type="string">
            <text:p>na</text:p>
          </table:table-cell>
          <table:table-cell table:number-columns-repeated="1003"/>
        </table:table-row>
        <table:table-row table:style-name="ro40">
          <table:table-cell table:style-name="ce50" office:value-type="float" office:value="21" calcext:value-type="float">
            <text:p>21</text:p>
          </table:table-cell>
          <table:table-cell table:style-name="ce50" office:value-type="string" calcext:value-type="string">
            <text:p>Baocheng Geng &amp; <text:s/>Swastik Brahma &amp; <text:s/>Thakshila Wimalajeewa &amp; <text:s/>Pramod K. Varshney &amp; <text:s/>Muralidhar Rangaswamy</text:p>
          </table:table-cell>
          <table:table-cell table:style-name="ce50" office:value-type="float" office:value="5" calcext:value-type="float">
            <text:p>5</text:p>
          </table:table-cell>
          <table:table-cell table:style-name="ce50" office:value-type="string" calcext:value-type="string">
            <text:p>Prospect Theoretic Utility Based Human Decision Making in Multi-Agent</text:p>
            <text:p>                  Systems</text:p>
          </table:table-cell>
          <table:table-cell table:style-name="ce50"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50" office:value-type="float" office:value="2020" calcext:value-type="float">
            <text:p>2020</text:p>
          </table:table-cell>
          <table:table-cell table:style-name="ce50" office:value-type="string" calcext:value-type="string">
            <text:p>{IEEE} Trans. Signal Process</text:p>
          </table:table-cell>
          <table:table-cell table:style-name="ce50"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50" office:value-type="string" calcext:value-type="string">
            <text:p>dblp</text:p>
          </table:table-cell>
          <table:table-cell table:style-name="ce50"/>
          <table:table-cell table:style-name="ce50" office:value-type="string" calcext:value-type="string">
            <text:p>https://ieeexplore.ieee.org/stamp/stamp.jsp?tp=&amp;arnumber=8976222</text:p>
          </table:table-cell>
          <table:table-cell table:style-name="ce51" table:number-columns-repeated="10"/>
          <table:table-cell table:style-name="ce47"/>
          <table:table-cell table:number-columns-repeated="1002"/>
        </table:table-row>
        <table:table-row table:style-name="ro41">
          <table:table-cell table:style-name="ce50" office:value-type="float" office:value="22" calcext:value-type="float">
            <text:p>22</text:p>
          </table:table-cell>
          <table:table-cell table:style-name="ce50" office:value-type="string" calcext:value-type="string">
            <text:p>Yulei Rao <text:s/>&amp; <text:s text:c="2"/>Diefeng Peng <text:s/>&amp; <text:s text:c="2"/>Tingxia Tian</text:p>
          </table:table-cell>
          <table:table-cell table:style-name="ce50" office:value-type="float" office:value="3" calcext:value-type="float">
            <text:p>3</text:p>
          </table:table-cell>
          <table:table-cell table:style-name="ce50" office:value-type="string" calcext:value-type="string">
            <text:p>Advances in Agent-based Computational Finance:</text:p>
            <text:p>Aseet Pricing models from Heterogeneous and Interactive perspective </text:p>
          </table:table-cell>
          <table:table-cell table:style-name="ce50"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50" office:value-type="float" office:value="2008" calcext:value-type="float">
            <text:p>2008</text:p>
          </table:table-cell>
          <table:table-cell table:style-name="ce50" office:value-type="string" calcext:value-type="string">
            <text:p>2008 International Conference on Wireless Communications, Networking and Mobile Computing, WiCOM 2008</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50" office:value-type="string" calcext:value-type="string">
            <text:p>https://ieeexplore.ieee.org/stamp/stamp.jsp?tp=&amp;arnumber=4680488</text:p>
          </table:table-cell>
          <table:table-cell table:style-name="ce50" office:value-type="string" calcext:value-type="string">
            <text:p>Are the agents implemented? (YES or NO)</text:p>
          </table:table-cell>
          <table:table-cell table:style-name="ce50" office:value-type="string" calcext:value-type="string">
            <text:p>If the agents are implemented, in which language/framework? (for example, JADE, Jason, NetLogo, Python….)</text:p>
          </table:table-cell>
          <table:table-cell table:style-name="ce50" office:value-type="string" calcext:value-type="string">
            <text:p>If the agents are implemented, is the code available online? (if yes, put the url of the code, otherwise write no)</text:p>
          </table:table-cell>
          <table:table-cell table:style-name="ce50" office:value-type="string" calcext:value-type="string">
            <text:p>Name of the Agent</text:p>
          </table:table-cell>
          <table:table-cell table:style-name="ce50" office:value-type="string" calcext:value-type="string">
            <text:p>Features of the Agent</text:p>
          </table:table-cell>
          <table:table-cell table:style-name="ce50" office:value-type="string" calcext:value-type="string">
            <text:p>Does The paper discuss any implementations of other Agents</text:p>
          </table:table-cell>
          <table:table-cell table:style-name="ce50" office:value-type="string" calcext:value-type="string">
            <text:p>If implemented list agent Name and platform they are developed on along with source code and features</text:p>
          </table:table-cell>
          <table:table-cell table:style-name="ce50" office:value-type="string" calcext:value-type="string">
            <text:p>Are the agents discussed rational</text:p>
          </table:table-cell>
          <table:table-cell table:style-name="ce50" office:value-type="string" calcext:value-type="string">
            <text:p>Approach to develop the MAS</text:p>
          </table:table-cell>
          <table:table-cell table:style-name="ce50" office:value-type="string" calcext:value-type="string">
            <text:p>References</text:p>
          </table:table-cell>
          <table:table-cell table:number-columns-repeated="1003"/>
        </table:table-row>
        <table:table-row table:style-name="ro42">
          <table:table-cell table:style-name="ce50" office:value-type="float" office:value="23" calcext:value-type="float">
            <text:p>23</text:p>
          </table:table-cell>
          <table:table-cell table:style-name="ce50" office:value-type="string" calcext:value-type="string">
            <text:p>Werner De Bondt &amp; <text:s text:c="2"/>Rosa M. Mayoral &amp; <text:s/>Eleuterio Vallelado</text:p>
          </table:table-cell>
          <table:table-cell table:style-name="ce50" office:value-type="float" office:value="3" calcext:value-type="float">
            <text:p>3</text:p>
          </table:table-cell>
          <table:table-cell table:style-name="ce50" office:value-type="string" calcext:value-type="string">
            <text:p>Behavioral decision-making in finance: An overview and assessment of selected research</text:p>
          </table:table-cell>
          <table:table-cell table:style-name="ce50"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50" office:value-type="float" office:value="2013" calcext:value-type="float">
            <text:p>2013</text:p>
          </table:table-cell>
          <table:table-cell table:style-name="ce50" office:value-type="string" calcext:value-type="string">
            <text:p>Spanish Journal of Finance and Accounting / Revista Española de Financiación y Contabilidad</text:p>
          </table:table-cell>
          <table:table-cell table:style-name="ce50" office:value-type="string" calcext:value-type="string">
            <text:p>na</text:p>
          </table:table-cell>
          <table:table-cell table:style-name="ce50" office:value-type="string" calcext:value-type="string">
            <text:p>dblp</text:p>
          </table:table-cell>
          <table:table-cell table:style-name="ce50"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50" office:value-type="string" calcext:value-type="string">
            <text:p>https://www.researchgate.net/publication/281668424_Behavioral_decision-making_in_finance_An_overview_and_assessment_of_selected_research</text:p>
          </table:table-cell>
          <table:table-cell table:style-name="ce50" table:number-columns-repeated="10"/>
          <table:table-cell table:number-columns-repeated="1003"/>
        </table:table-row>
        <table:table-row table:style-name="ro43">
          <table:table-cell table:style-name="ce50" office:value-type="float" office:value="24" calcext:value-type="float">
            <text:p>24</text:p>
          </table:table-cell>
          <table:table-cell table:style-name="ce50" office:value-type="string" calcext:value-type="string">
            <text:p>Giorgio Fagiolo &amp; <text:s text:c="2"/>Mattia Guerini &amp; <text:s text:c="2"/>Francesco Lamperti &amp; <text:s text:c="2"/>Alessio Moneta <text:s/>&amp; <text:s text:c="2"/>Andrea Roventini </text:p>
          </table:table-cell>
          <table:table-cell table:style-name="ce50" office:value-type="float" office:value="5" calcext:value-type="float">
            <text:p>5</text:p>
          </table:table-cell>
          <table:table-cell table:style-name="ce50" office:value-type="string" calcext:value-type="string">
            <text:p>Validation of Agent-Based Models in Economics and Financ</text:p>
            <text:p/>
          </table:table-cell>
          <table:table-cell table:style-name="ce50"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50" office:value-type="float" office:value="2019" calcext:value-type="float">
            <text:p>2019</text:p>
          </table:table-cell>
          <table:table-cell table:style-name="ce50" office:value-type="string" calcext:value-type="string">
            <text:p>Scuola Superiore Sant'Anna, Laboratory of Economics and Management (LEM), Pisa</text:p>
          </table:table-cell>
          <table:table-cell table:style-name="ce50" office:value-type="string" calcext:value-type="string">
            <text:p>na</text:p>
          </table:table-cell>
          <table:table-cell table:style-name="ce50" office:value-type="string" calcext:value-type="string">
            <text:p>dblp</text:p>
          </table:table-cell>
          <table:table-cell table:style-name="ce50"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50" office:value-type="string" calcext:value-type="string">
            <text:p>http://www.isigrowth.eu/wp-content/uploads/2017/10/working_paper_2017_25.pdf</text:p>
          </table:table-cell>
          <table:table-cell table:style-name="ce50" table:number-columns-repeated="10"/>
          <table:table-cell table:number-columns-repeated="1003"/>
        </table:table-row>
        <table:table-row table:style-name="ro44">
          <table:table-cell table:style-name="ce50" office:value-type="float" office:value="25" calcext:value-type="float">
            <text:p>25</text:p>
          </table:table-cell>
          <table:table-cell table:style-name="ce50" office:value-type="string" calcext:value-type="string">
            <text:p>HEPING PAN*</text:p>
          </table:table-cell>
          <table:table-cell table:style-name="ce50" office:value-type="float" office:value="1" calcext:value-type="float">
            <text:p>1</text:p>
          </table:table-cell>
          <table:table-cell table:style-name="ce50" office:value-type="string" calcext:value-type="string">
            <text:p>A BASIC THEORY OF INTELLIGENT FINANCE</text:p>
          </table:table-cell>
          <table:table-cell table:style-name="ce50"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50" office:value-type="float" office:value="2011" calcext:value-type="float">
            <text:p>2011</text:p>
          </table:table-cell>
          <table:table-cell table:style-name="ce50" office:value-type="string" calcext:value-type="string">
            <text:p>New Mathematics and Natural Computation</text:p>
          </table:table-cell>
          <table:table-cell table:style-name="ce50" office:value-type="string" calcext:value-type="string">
            <text:p>na</text:p>
          </table:table-cell>
          <table:table-cell table:style-name="ce50" office:value-type="string" calcext:value-type="string">
            <text:p>ResearchGate</text:p>
          </table:table-cell>
          <table:table-cell table:style-name="ce50"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50" office:value-type="string" calcext:value-type="string">
            <text:p>https://www.researchgate.net/publication/227653035_A_BASIC_THEORY_OF_INTELLIGENT_FINANCE</text:p>
          </table:table-cell>
          <table:table-cell table:style-name="ce50" table:number-columns-repeated="10"/>
          <table:table-cell table:number-columns-repeated="1003"/>
        </table:table-row>
        <table:table-row table:style-name="ro4" table:number-rows-repeated="37">
          <table:table-cell table:style-name="ce50" table:number-columns-repeated="21"/>
          <table:table-cell table:number-columns-repeated="1003"/>
        </table:table-row>
        <table:table-row table:style-name="ro4" table:number-rows-repeated="1048513">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time-style style:name="N121"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time-style style:name="N124">
      <number:minutes number:style="long"/>
      <number:text>:</number:text>
      <number:seconds number:style="long"/>
    </number:time-style>
    <number:time-style style:name="N123">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55P0" style:volatile="true" number:language="en" number:country="US">
      <number:currency-symbol/>
      <number:number number:decimal-places="2" number:min-decimal-places="2" number:min-integer-digits="1" number:grouping="true"/>
      <number:text> </number:text>
    </number:currency-style>
    <number:currency-style style:name="N10155" number:language="en" number:country="US">
      <number:text>(</number:text>
      <number:currency-symbol/>
      <number:number number:decimal-places="2" number:min-decimal-places="2" number:min-integer-digits="1" number:grouping="true"/>
      <number:text>)</number:text>
      <style:map style:condition="value()&gt;=0" style:apply-style-name="N10155P0"/>
    </number:currency-style>
    <number:time-style style:name="N10154" number:language="en" number:country="US">
      <number:hours/>
      <number:text>:</number:text>
      <number:minutes number:style="long"/>
      <number:text> </number:text>
      <number:am-pm/>
    </number:time-style>
    <number:currency-style style:name="N10153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3P2" style:volatile="true" number:language="en" number:country="US">
      <number:currency-symbol/>
      <number:fill-character> </number:fill-character>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time-style style:name="N10149" number:language="en" number:country="US">
      <number:hours/>
      <number:text>:</number:text>
      <number:minutes number:style="long"/>
      <number:text>:</number:text>
      <number:seconds number:style="long"/>
      <number:text> </number:text>
      <number:am-pm/>
    </number:time-style>
    <number:currency-style style:name="N10148P0" style:volatile="true" number:language="en" number:country="US">
      <number:currency-symbol/>
      <number:number number:decimal-places="0" number:min-decimal-places="0" number:min-integer-digits="1" number:grouping="true"/>
      <number:text> </number:text>
    </number:currency-style>
    <number:currency-style style:name="N10148" number:language="en" number:country="US">
      <number:text>(</number:text>
      <number:currency-symbol/>
      <number:number number:decimal-places="0" number:min-decimal-places="0" number:min-integer-digits="1" number:grouping="true"/>
      <number:text>)</number:text>
      <style:map style:condition="value()&gt;=0" style:apply-style-name="N10148P0"/>
    </number:currency-style>
    <number:date-style style:name="N10147" number:language="en" number:country="US">
      <number:month number:textual="true"/>
      <number:text>-</number:text>
      <number:year/>
    </number:date-style>
    <number:number-style style:name="N10146P0" style:volatile="true" number:language="en" number:country="US">
      <number:number number:decimal-places="2" number:min-decimal-places="2" number:min-integer-digits="1" number:grouping="true"/>
      <number:text> </number:text>
    </number:number-style>
    <number:number-style style:name="N10146" number:language="en" number:country="US">
      <style:text-properties fo:color="#ff0000"/>
      <number:text>(</number:text>
      <number:number number:decimal-places="2" number:min-decimal-places="2" number:min-integer-digits="1" number:grouping="true"/>
      <number:text>)</number:text>
      <style:map style:condition="value()&gt;=0" style:apply-style-name="N10146P0"/>
    </number:number-style>
    <number:date-style style:name="N10144" number:language="en" number:country="US">
      <number:month/>
      <number:text>/</number:text>
      <number:day/>
      <number:text>/</number:text>
      <number:year number:style="long"/>
    </number:date-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3P0"/>
    </number:currency-style>
    <number:number-style style:name="N10141P0" style:volatile="true" number:language="en" number:country="US">
      <number:number number:decimal-places="0" number:min-decimal-places="0" number:min-integer-digits="1" number:grouping="true"/>
      <number:text> </number:text>
    </number:number-style>
    <number:number-style style:name="N10141" number:language="en" number:country="US">
      <style:text-properties fo:color="#ff0000"/>
      <number:text>(</number:text>
      <number:number number:decimal-places="0" number:min-decimal-places="0" number:min-integer-digits="1" number:grouping="true"/>
      <number:text>)</number:text>
      <style:map style:condition="value()&gt;=0" style:apply-style-name="N10141P0"/>
    </number:number-style>
    <number:time-style style:name="N10139" number:language="en" number:country="US">
      <number:hours/>
      <number:text>:</number:text>
      <number:minutes number:style="long"/>
    </number:time-style>
    <number:date-style style:name="N10138"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3P2" style:volatile="true" number:language="en" number:country="US">
      <number:text> </number:text>
      <number:fill-character> </number:fill-character>
      <number:text>- </number:text>
    </number:number-style>
    <number:text-style style:name="N10133" number:language="en" number:country="US">
      <number:text> </number:text>
      <number:text-content/>
      <number:text> </number:text>
      <style:map style:condition="value()&gt;0" style:apply-style-name="N10133P0"/>
      <style:map style:condition="value()&lt;0" style:apply-style-name="N10133P1"/>
      <style:map style:condition="value()=0" style:apply-style-name="N10133P2"/>
    </number:text-style>
    <number:date-style style:name="N10129" number:language="en" number:country="US">
      <number:day/>
      <number:text>-</number:text>
      <number:month number:textual="true"/>
      <number:text>-</number:text>
      <number:year/>
    </number:date-style>
    <number:time-style style:name="N10128" number:language="en" number:country="US">
      <number:hours/>
      <number:text>:</number:text>
      <number:minutes number:style="long"/>
      <number:text>:</number:text>
      <number:seconds number:style="long"/>
    </number:time-style>
    <number:date-style style:name="N10156" number:language="en" number:country="US">
      <number:day/>
      <number:text>-</number:text>
      <number:month number:textual="true"/>
    </number:date-style>
    <number:currency-style style:name="N1012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7" number:language="en" number:country="US">
      <number:text> </number:text>
      <number:text-content/>
      <number:text> </number:text>
      <style:map style:condition="value()&gt;0" style:apply-style-name="N10127P0"/>
      <style:map style:condition="value()&lt;0" style:apply-style-name="N10127P1"/>
      <style:map style:condition="value()=0" style:apply-style-name="N10127P2"/>
    </number:text-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3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1">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06T02:25:57.870524231</dc:date>
    <meta:editing-duration>PT7H19M24S</meta:editing-duration>
    <meta:editing-cycles>32</meta:editing-cycles>
    <meta:document-statistic meta:table-count="3" meta:cell-count="1029" meta:object-count="0"/>
  </office:meta>
</office:document-meta>
</file>